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ção por hora - PM2.5" table:style-name="ta1">
        <table:shapes>
          <draw:frame draw:z-index="0" draw:style-name="gr1" draw:text-style-name="P1" svg:width="305.34mm" svg:height="90.05mm" svg:x="0mm" svg:y="121.93mm">
            <draw:object draw:notify-on-update-of-ranges="'Variação por hora - PM2.5'.A1:'Variação por hora - PM2.5'.A1 'Variação por hora - PM2.5'.A2:'Variação por hora - PM2.5'.A25 'Variação por hora - PM2.5'.B1:'Variação por hora - PM2.5'.B1 'Variação por hora - PM2.5'.B2:'Variação por hora - PM2.5'.B25 'Variação por hora - PM2.5'.C1:'Variação por hora - PM2.5'.C1 'Variação por hora - PM2.5'.C2:'Variação por hora - PM2.5'.C25 'Variação por hora - PM2.5'.D1:'Variação por hora - PM2.5'.D1 'Variação por hora - PM2.5'.D2:'Variação por hora - PM2.5'.D25 'Variação por hora - PM2.5'.E1:'Variação por hora - PM2.5'.E1 'Variação por hora - PM2.5'.E2:'Variação por hora - PM2.5'.E25 'Variação por hora - PM2.5'.F1:'Variação por hora - PM2.5'.F1 'Variação por hora - PM2.5'.F2:'Variação por hora - PM2.5'.F25 'Variação por hora - PM2.5'.G1:'Variação por hora - PM2.5'.G1 'Variação por hora - PM2.5'.G2:'Variação por hora - PM2.5'.G25 'Variação por hora - PM2.5'.H1:'Variação por hora - PM2.5'.H1 'Variação por hora - PM2.5'.H2:'Variação por hora - PM2.5'.H25 'Variação por hora - PM2.5'.I1:'Variação por hora - PM2.5'.I1 'Variação por hora - PM2.5'.I2:'Variação por hora - PM2.5'.I25 'Variação por hora - PM2.5'.J1:'Variação por hora - PM2.5'.J1 'Variação por hora - PM2.5'.J2:'Variação por hora - PM2.5'.J25 'Variação por hora - PM2.5'.K1:'Variação por hora - PM2.5'.K1 'Variação por hora - PM2.5'.K2:'Variação por hora - PM2.5'.K25 'Variação por hora - PM2.5'.L1:'Variação por hora - PM2.5'.L1 'Variação por hora - PM2.5'.L2:'Variação por hora - PM2.5'.L25 'Variação por hora - PM2.5'.M1:'Variação por hora - PM2.5'.M1 'Variação por hora - PM2.5'.M2:'Variação por hora - PM2.5'.M25 'Variação por hora - PM2.5'.N1:'Variação por hora - PM2.5'.N1 'Variação por hora - PM2.5'.N2:'Variação por hora - PM2.5'.N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3013986013986" calcext:value-type="float">
            <text:p>92,3013986013986</text:p>
          </table:table-cell>
          <table:table-cell office:value-type="float" office:value="72.5069832402235" calcext:value-type="float">
            <text:p>72,5069832402235</text:p>
          </table:table-cell>
          <table:table-cell office:value-type="float" office:value="66.300069637883" calcext:value-type="float">
            <text:p>66,300069637883</text:p>
          </table:table-cell>
          <table:table-cell office:value-type="float" office:value="97.1011805555556" calcext:value-type="float">
            <text:p>97,1011805555556</text:p>
          </table:table-cell>
          <table:table-cell office:value-type="float" office:value="91.1719833564494" calcext:value-type="float">
            <text:p>91,1719833564494</text:p>
          </table:table-cell>
          <table:table-cell office:value-type="float" office:value="93.7525987525988" calcext:value-type="float">
            <text:p>93,7525987525988</text:p>
          </table:table-cell>
          <table:table-cell office:value-type="float" office:value="74.3706787963611" calcext:value-type="float">
            <text:p>74,3706787963611</text:p>
          </table:table-cell>
          <table:table-cell office:value-type="float" office:value="94.1371191135734" calcext:value-type="float">
            <text:p>94,1371191135734</text:p>
          </table:table-cell>
          <table:table-cell office:value-type="float" office:value="93.925087596356" calcext:value-type="float">
            <text:p>93,925087596356</text:p>
          </table:table-cell>
          <table:table-cell office:value-type="float" office:value="88.9654934437543" calcext:value-type="float">
            <text:p>88,9654934437543</text:p>
          </table:table-cell>
          <table:table-cell office:value-type="float" office:value="92.1918844566713" calcext:value-type="float">
            <text:p>92,1918844566713</text:p>
          </table:table-cell>
          <table:table-cell office:value-type="float" office:value="94.1114206128134" calcext:value-type="float">
            <text:p>94,1114206128134</text:p>
          </table:table-cell>
          <table:table-cell office:value-type="float" office:value="87.58842544317" calcext:value-type="float">
            <text:p>87,58842544317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92.0692792162351" calcext:value-type="float">
            <text:p>92,0692792162351</text:p>
          </table:table-cell>
          <table:table-cell office:value-type="float" office:value="71.6240418118467" calcext:value-type="float">
            <text:p>71,6240418118467</text:p>
          </table:table-cell>
          <table:table-cell office:value-type="float" office:value="66.1653203342618" calcext:value-type="float">
            <text:p>66,1653203342618</text:p>
          </table:table-cell>
          <table:table-cell office:value-type="float" office:value="96.6136300417246" calcext:value-type="float">
            <text:p>96,6136300417246</text:p>
          </table:table-cell>
          <table:table-cell office:value-type="float" office:value="90.4275694444445" calcext:value-type="float">
            <text:p>90,4275694444445</text:p>
          </table:table-cell>
          <table:table-cell office:value-type="float" office:value="89.4228155339806" calcext:value-type="float">
            <text:p>89,4228155339806</text:p>
          </table:table-cell>
          <table:table-cell office:value-type="float" office:value="73.085553997195" calcext:value-type="float">
            <text:p>73,085553997195</text:p>
          </table:table-cell>
          <table:table-cell office:value-type="float" office:value="95.3400138696255" calcext:value-type="float">
            <text:p>95,3400138696255</text:p>
          </table:table-cell>
          <table:table-cell office:value-type="float" office:value="90.9863445378151" calcext:value-type="float">
            <text:p>90,9863445378151</text:p>
          </table:table-cell>
          <table:table-cell office:value-type="float" office:value="88.6193079584775" calcext:value-type="float">
            <text:p>88,6193079584775</text:p>
          </table:table-cell>
          <table:table-cell office:value-type="float" office:value="90.8040661612681" calcext:value-type="float">
            <text:p>90,8040661612681</text:p>
          </table:table-cell>
          <table:table-cell office:value-type="float" office:value="93.3568055555556" calcext:value-type="float">
            <text:p>93,3568055555556</text:p>
          </table:table-cell>
          <table:table-cell office:value-type="float" office:value="86.5597553906794" calcext:value-type="float">
            <text:p>86,5597553906794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91.6871238628412" calcext:value-type="float">
            <text:p>91,6871238628412</text:p>
          </table:table-cell>
          <table:table-cell office:value-type="float" office:value="69.9541782729805" calcext:value-type="float">
            <text:p>69,9541782729805</text:p>
          </table:table-cell>
          <table:table-cell office:value-type="float" office:value="64.4663414634146" calcext:value-type="float">
            <text:p>64,4663414634146</text:p>
          </table:table-cell>
          <table:table-cell office:value-type="float" office:value="95.0459290187891" calcext:value-type="float">
            <text:p>95,0459290187891</text:p>
          </table:table-cell>
          <table:table-cell office:value-type="float" office:value="88.2576976421637" calcext:value-type="float">
            <text:p>88,2576976421637</text:p>
          </table:table-cell>
          <table:table-cell office:value-type="float" office:value="84.4119889119889" calcext:value-type="float">
            <text:p>84,4119889119889</text:p>
          </table:table-cell>
          <table:table-cell office:value-type="float" office:value="69.6605446927374" calcext:value-type="float">
            <text:p>69,6605446927374</text:p>
          </table:table-cell>
          <table:table-cell office:value-type="float" office:value="94.1590972222222" calcext:value-type="float">
            <text:p>94,1590972222222</text:p>
          </table:table-cell>
          <table:table-cell office:value-type="float" office:value="87.0082984658298" calcext:value-type="float">
            <text:p>87,0082984658298</text:p>
          </table:table-cell>
          <table:table-cell office:value-type="float" office:value="88.2153039832285" calcext:value-type="float">
            <text:p>88,2153039832285</text:p>
          </table:table-cell>
          <table:table-cell office:value-type="float" office:value="88.5950276243094" calcext:value-type="float">
            <text:p>88,5950276243094</text:p>
          </table:table-cell>
          <table:table-cell office:value-type="float" office:value="92.6178348369188" calcext:value-type="float">
            <text:p>92,6178348369188</text:p>
          </table:table-cell>
          <table:table-cell office:value-type="float" office:value="84.5162511595547" calcext:value-type="float">
            <text:p>84,5162511595547</text:p>
          </table:table-cell>
          <table:table-cell table:number-columns-repeated="1010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8.7366127898805" calcext:value-type="float">
            <text:p>88,7366127898805</text:p>
          </table:table-cell>
          <table:table-cell office:value-type="float" office:value="67.9403068340307" calcext:value-type="float">
            <text:p>67,9403068340307</text:p>
          </table:table-cell>
          <table:table-cell office:value-type="float" office:value="61.6490566037736" calcext:value-type="float">
            <text:p>61,6490566037736</text:p>
          </table:table-cell>
          <table:table-cell office:value-type="float" office:value="92.6244769874477" calcext:value-type="float">
            <text:p>92,6244769874477</text:p>
          </table:table-cell>
          <table:table-cell office:value-type="float" office:value="86.5963117606124" calcext:value-type="float">
            <text:p>86,5963117606124</text:p>
          </table:table-cell>
          <table:table-cell office:value-type="float" office:value="81.1107863604732" calcext:value-type="float">
            <text:p>81,1107863604732</text:p>
          </table:table-cell>
          <table:table-cell office:value-type="float" office:value="67.2460028050491" calcext:value-type="float">
            <text:p>67,2460028050491</text:p>
          </table:table-cell>
          <table:table-cell office:value-type="float" office:value="92.575139275766" calcext:value-type="float">
            <text:p>92,575139275766</text:p>
          </table:table-cell>
          <table:table-cell office:value-type="float" office:value="82.8467040673212" calcext:value-type="float">
            <text:p>82,8467040673212</text:p>
          </table:table-cell>
          <table:table-cell office:value-type="float" office:value="86.8859819569743" calcext:value-type="float">
            <text:p>86,8859819569743</text:p>
          </table:table-cell>
          <table:table-cell office:value-type="float" office:value="85.8313969571231" calcext:value-type="float">
            <text:p>85,8313969571231</text:p>
          </table:table-cell>
          <table:table-cell office:value-type="float" office:value="89.9918353105374" calcext:value-type="float">
            <text:p>89,9918353105374</text:p>
          </table:table-cell>
          <table:table-cell office:value-type="float" office:value="82.0146651941409" calcext:value-type="float">
            <text:p>82,0146651941409</text:p>
          </table:table-cell>
          <table:table-cell table:number-columns-repeated="10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85.3361344537815" calcext:value-type="float">
            <text:p>85,3361344537815</text:p>
          </table:table-cell>
          <table:table-cell office:value-type="float" office:value="65.4954766875435" calcext:value-type="float">
            <text:p>65,4954766875435</text:p>
          </table:table-cell>
          <table:table-cell office:value-type="float" office:value="60.193928820656" calcext:value-type="float">
            <text:p>60,193928820656</text:p>
          </table:table-cell>
          <table:table-cell office:value-type="float" office:value="89.1694560669456" calcext:value-type="float">
            <text:p>89,1694560669456</text:p>
          </table:table-cell>
          <table:table-cell office:value-type="float" office:value="84.1851078636047" calcext:value-type="float">
            <text:p>84,1851078636047</text:p>
          </table:table-cell>
          <table:table-cell office:value-type="float" office:value="78.622746185853" calcext:value-type="float">
            <text:p>78,622746185853</text:p>
          </table:table-cell>
          <table:table-cell office:value-type="float" office:value="64.6989473684211" calcext:value-type="float">
            <text:p>64,6989473684211</text:p>
          </table:table-cell>
          <table:table-cell office:value-type="float" office:value="90.1576388888889" calcext:value-type="float">
            <text:p>90,1576388888889</text:p>
          </table:table-cell>
          <table:table-cell office:value-type="float" office:value="79.0958712386284" calcext:value-type="float">
            <text:p>79,0958712386284</text:p>
          </table:table-cell>
          <table:table-cell office:value-type="float" office:value="84.4439058171745" calcext:value-type="float">
            <text:p>84,4439058171745</text:p>
          </table:table-cell>
          <table:table-cell office:value-type="float" office:value="83.8226363008972" calcext:value-type="float">
            <text:p>83,8226363008972</text:p>
          </table:table-cell>
          <table:table-cell office:value-type="float" office:value="86.1839721254355" calcext:value-type="float">
            <text:p>86,1839721254355</text:p>
          </table:table-cell>
          <table:table-cell office:value-type="float" office:value="79.2997678871932" calcext:value-type="float">
            <text:p>79,2997678871932</text:p>
          </table:table-cell>
          <table:table-cell table:number-columns-repeated="10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1.7290909090909" calcext:value-type="float">
            <text:p>81,7290909090909</text:p>
          </table:table-cell>
          <table:table-cell office:value-type="float" office:value="63.7452264808362" calcext:value-type="float">
            <text:p>63,7452264808362</text:p>
          </table:table-cell>
          <table:table-cell office:value-type="float" office:value="58.5394150417827" calcext:value-type="float">
            <text:p>58,5394150417827</text:p>
          </table:table-cell>
          <table:table-cell office:value-type="float" office:value="85.1706824512535" calcext:value-type="float">
            <text:p>85,1706824512535</text:p>
          </table:table-cell>
          <table:table-cell office:value-type="float" office:value="81.0718446601942" calcext:value-type="float">
            <text:p>81,0718446601942</text:p>
          </table:table-cell>
          <table:table-cell office:value-type="float" office:value="75.4885734072022" calcext:value-type="float">
            <text:p>75,4885734072022</text:p>
          </table:table-cell>
          <table:table-cell office:value-type="float" office:value="63.0604912280702" calcext:value-type="float">
            <text:p>63,0604912280702</text:p>
          </table:table-cell>
          <table:table-cell office:value-type="float" office:value="86.2350901525659" calcext:value-type="float">
            <text:p>86,2350901525659</text:p>
          </table:table-cell>
          <table:table-cell office:value-type="float" office:value="75.9982505248425" calcext:value-type="float">
            <text:p>75,9982505248425</text:p>
          </table:table-cell>
          <table:table-cell office:value-type="float" office:value="81.7232005590496" calcext:value-type="float">
            <text:p>81,7232005590496</text:p>
          </table:table-cell>
          <table:table-cell office:value-type="float" office:value="81.0173553719008" calcext:value-type="float">
            <text:p>81,0173553719008</text:p>
          </table:table-cell>
          <table:table-cell office:value-type="float" office:value="82.7815588030619" calcext:value-type="float">
            <text:p>82,7815588030619</text:p>
          </table:table-cell>
          <table:table-cell office:value-type="float" office:value="76.3953651603921" calcext:value-type="float">
            <text:p>76,3953651603921</text:p>
          </table:table-cell>
          <table:table-cell table:number-columns-repeated="1010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79.7756813417191" calcext:value-type="float">
            <text:p>79,7756813417191</text:p>
          </table:table-cell>
          <table:table-cell office:value-type="float" office:value="63.0668058455115" calcext:value-type="float">
            <text:p>63,0668058455115</text:p>
          </table:table-cell>
          <table:table-cell office:value-type="float" office:value="57.4512534818942" calcext:value-type="float">
            <text:p>57,4512534818942</text:p>
          </table:table-cell>
          <table:table-cell office:value-type="float" office:value="82.2990264255911" calcext:value-type="float">
            <text:p>82,2990264255911</text:p>
          </table:table-cell>
          <table:table-cell office:value-type="float" office:value="79.4336099585062" calcext:value-type="float">
            <text:p>79,4336099585062</text:p>
          </table:table-cell>
          <table:table-cell office:value-type="float" office:value="73.6105482303956" calcext:value-type="float">
            <text:p>73,6105482303956</text:p>
          </table:table-cell>
          <table:table-cell office:value-type="float" office:value="60.900350877193" calcext:value-type="float">
            <text:p>60,900350877193</text:p>
          </table:table-cell>
          <table:table-cell office:value-type="float" office:value="83.5567944250871" calcext:value-type="float">
            <text:p>83,5567944250871</text:p>
          </table:table-cell>
          <table:table-cell office:value-type="float" office:value="72.1521008403361" calcext:value-type="float">
            <text:p>72,1521008403361</text:p>
          </table:table-cell>
          <table:table-cell office:value-type="float" office:value="79.1868965517241" calcext:value-type="float">
            <text:p>79,1868965517241</text:p>
          </table:table-cell>
          <table:table-cell office:value-type="float" office:value="79.2964236588721" calcext:value-type="float">
            <text:p>79,2964236588721</text:p>
          </table:table-cell>
          <table:table-cell office:value-type="float" office:value="79.9289198606272" calcext:value-type="float">
            <text:p>79,9289198606272</text:p>
          </table:table-cell>
          <table:table-cell office:value-type="float" office:value="74.2409596662031" calcext:value-type="float">
            <text:p>74,2409596662031</text:p>
          </table:table-cell>
          <table:table-cell table:number-columns-repeated="1010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77.5519271198318" calcext:value-type="float">
            <text:p>77,5519271198318</text:p>
          </table:table-cell>
          <table:table-cell office:value-type="float" office:value="64.2164116828929" calcext:value-type="float">
            <text:p>64,2164116828929</text:p>
          </table:table-cell>
          <table:table-cell office:value-type="float" office:value="57.6224930362117" calcext:value-type="float">
            <text:p>57,6224930362117</text:p>
          </table:table-cell>
          <table:table-cell office:value-type="float" office:value="80.3023676880223" calcext:value-type="float">
            <text:p>80,3023676880223</text:p>
          </table:table-cell>
          <table:table-cell office:value-type="float" office:value="78.2383922383922" calcext:value-type="float">
            <text:p>78,2383922383922</text:p>
          </table:table-cell>
          <table:table-cell office:value-type="float" office:value="73.2133425990271" calcext:value-type="float">
            <text:p>73,2133425990271</text:p>
          </table:table-cell>
          <table:table-cell office:value-type="float" office:value="61.118930330753" calcext:value-type="float">
            <text:p>61,118930330753</text:p>
          </table:table-cell>
          <table:table-cell office:value-type="float" office:value="81.1917424772568" calcext:value-type="float">
            <text:p>81,1917424772568</text:p>
          </table:table-cell>
          <table:table-cell office:value-type="float" office:value="70.5877707896576" calcext:value-type="float">
            <text:p>70,5877707896576</text:p>
          </table:table-cell>
          <table:table-cell office:value-type="float" office:value="77.7306306306306" calcext:value-type="float">
            <text:p>77,7306306306306</text:p>
          </table:table-cell>
          <table:table-cell office:value-type="float" office:value="78.6343685300207" calcext:value-type="float">
            <text:p>78,6343685300207</text:p>
          </table:table-cell>
          <table:table-cell office:value-type="float" office:value="78.6945795691452" calcext:value-type="float">
            <text:p>78,6945795691452</text:p>
          </table:table-cell>
          <table:table-cell office:value-type="float" office:value="73.2722418896176" calcext:value-type="float">
            <text:p>73,2722418896176</text:p>
          </table:table-cell>
          <table:table-cell table:number-columns-repeated="1010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77.7422969187675" calcext:value-type="float">
            <text:p>77,7422969187675</text:p>
          </table:table-cell>
          <table:table-cell office:value-type="float" office:value="67.3770833333333" calcext:value-type="float">
            <text:p>67,3770833333333</text:p>
          </table:table-cell>
          <table:table-cell office:value-type="float" office:value="60.1489213639527" calcext:value-type="float">
            <text:p>60,1489213639527</text:p>
          </table:table-cell>
          <table:table-cell office:value-type="float" office:value="79.9070236439499" calcext:value-type="float">
            <text:p>79,9070236439499</text:p>
          </table:table-cell>
          <table:table-cell office:value-type="float" office:value="78.3928077455048" calcext:value-type="float">
            <text:p>78,3928077455048</text:p>
          </table:table-cell>
          <table:table-cell office:value-type="float" office:value="75.9958448753463" calcext:value-type="float">
            <text:p>75,9958448753463</text:p>
          </table:table-cell>
          <table:table-cell office:value-type="float" office:value="63.560701754386" calcext:value-type="float">
            <text:p>63,560701754386</text:p>
          </table:table-cell>
          <table:table-cell office:value-type="float" office:value="80.3955586398335" calcext:value-type="float">
            <text:p>80,3955586398335</text:p>
          </table:table-cell>
          <table:table-cell office:value-type="float" office:value="71.4930167597765" calcext:value-type="float">
            <text:p>71,4930167597765</text:p>
          </table:table-cell>
          <table:table-cell office:value-type="float" office:value="79.1199442119944" calcext:value-type="float">
            <text:p>79,1199442119944</text:p>
          </table:table-cell>
          <table:table-cell office:value-type="float" office:value="80.4989648033126" calcext:value-type="float">
            <text:p>80,4989648033126</text:p>
          </table:table-cell>
          <table:table-cell office:value-type="float" office:value="79.5915395284327" calcext:value-type="float">
            <text:p>79,5915395284327</text:p>
          </table:table-cell>
          <table:table-cell office:value-type="float" office:value="74.5333391284191" calcext:value-type="float">
            <text:p>74,5333391284191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78.5316455696203" calcext:value-type="float">
            <text:p>78,5316455696203</text:p>
          </table:table-cell>
          <table:table-cell office:value-type="float" office:value="71.7966689798751" calcext:value-type="float">
            <text:p>71,7966689798751</text:p>
          </table:table-cell>
          <table:table-cell office:value-type="float" office:value="63.8355400696864" calcext:value-type="float">
            <text:p>63,8355400696864</text:p>
          </table:table-cell>
          <table:table-cell office:value-type="float" office:value="79.5582693649686" calcext:value-type="float">
            <text:p>79,5582693649686</text:p>
          </table:table-cell>
          <table:table-cell office:value-type="float" office:value="78.9692628650904" calcext:value-type="float">
            <text:p>78,9692628650904</text:p>
          </table:table-cell>
          <table:table-cell office:value-type="float" office:value="78.0951388888889" calcext:value-type="float">
            <text:p>78,0951388888889</text:p>
          </table:table-cell>
          <table:table-cell office:value-type="float" office:value="66.7940761636107" calcext:value-type="float">
            <text:p>66,7940761636107</text:p>
          </table:table-cell>
          <table:table-cell office:value-type="float" office:value="81.1255172413793" calcext:value-type="float">
            <text:p>81,1255172413793</text:p>
          </table:table-cell>
          <table:table-cell office:value-type="float" office:value="72.3934081346424" calcext:value-type="float">
            <text:p>72,3934081346424</text:p>
          </table:table-cell>
          <table:table-cell office:value-type="float" office:value="79.8261474269819" calcext:value-type="float">
            <text:p>79,8261474269819</text:p>
          </table:table-cell>
          <table:table-cell office:value-type="float" office:value="81.400826446281" calcext:value-type="float">
            <text:p>81,400826446281</text:p>
          </table:table-cell>
          <table:table-cell office:value-type="float" office:value="80.1513888888889" calcext:value-type="float">
            <text:p>80,1513888888889</text:p>
          </table:table-cell>
          <table:table-cell office:value-type="float" office:value="76.0597574421169" calcext:value-type="float">
            <text:p>76,0597574421169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79.2133802816901" calcext:value-type="float">
            <text:p>79,2133802816901</text:p>
          </table:table-cell>
          <table:table-cell office:value-type="float" office:value="75.8794674141556" calcext:value-type="float">
            <text:p>75,8794674141556</text:p>
          </table:table-cell>
          <table:table-cell office:value-type="float" office:value="66.6755244755245" calcext:value-type="float">
            <text:p>66,6755244755245</text:p>
          </table:table-cell>
          <table:table-cell office:value-type="float" office:value="79.6668767507003" calcext:value-type="float">
            <text:p>79,6668767507003</text:p>
          </table:table-cell>
          <table:table-cell office:value-type="float" office:value="78.6346423562412" calcext:value-type="float">
            <text:p>78,6346423562412</text:p>
          </table:table-cell>
          <table:table-cell office:value-type="float" office:value="79.375348189415" calcext:value-type="float">
            <text:p>79,375348189415</text:p>
          </table:table-cell>
          <table:table-cell office:value-type="float" office:value="68.3059649122807" calcext:value-type="float">
            <text:p>68,3059649122807</text:p>
          </table:table-cell>
          <table:table-cell office:value-type="float" office:value="80.1695621959694" calcext:value-type="float">
            <text:p>80,1695621959694</text:p>
          </table:table-cell>
          <table:table-cell office:value-type="float" office:value="74.4973370707779" calcext:value-type="float">
            <text:p>74,4973370707779</text:p>
          </table:table-cell>
          <table:table-cell office:value-type="float" office:value="80.3917597765363" calcext:value-type="float">
            <text:p>80,3917597765363</text:p>
          </table:table-cell>
          <table:table-cell office:value-type="float" office:value="81.8225918225918" calcext:value-type="float">
            <text:p>81,8225918225918</text:p>
          </table:table-cell>
          <table:table-cell office:value-type="float" office:value="80.7511546536039" calcext:value-type="float">
            <text:p>80,7511546536039</text:p>
          </table:table-cell>
          <table:table-cell office:value-type="float" office:value="77.1227945460902" calcext:value-type="float">
            <text:p>77,1227945460902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79.6621621621622" calcext:value-type="float">
            <text:p>79,6621621621622</text:p>
          </table:table-cell>
          <table:table-cell office:value-type="float" office:value="75.9211673699015" calcext:value-type="float">
            <text:p>75,9211673699015</text:p>
          </table:table-cell>
          <table:table-cell office:value-type="float" office:value="67.812067748765" calcext:value-type="float">
            <text:p>67,812067748765</text:p>
          </table:table-cell>
          <table:table-cell office:value-type="float" office:value="80.4370106761566" calcext:value-type="float">
            <text:p>80,4370106761566</text:p>
          </table:table-cell>
          <table:table-cell office:value-type="float" office:value="79.3910574875798" calcext:value-type="float">
            <text:p>79,3910574875798</text:p>
          </table:table-cell>
          <table:table-cell office:value-type="float" office:value="79.4395448079659" calcext:value-type="float">
            <text:p>79,4395448079659</text:p>
          </table:table-cell>
          <table:table-cell office:value-type="float" office:value="67.2599016853933" calcext:value-type="float">
            <text:p>67,2599016853933</text:p>
          </table:table-cell>
          <table:table-cell office:value-type="float" office:value="80.6941508104299" calcext:value-type="float">
            <text:p>80,6941508104299</text:p>
          </table:table-cell>
          <table:table-cell office:value-type="float" office:value="74.7185080928923" calcext:value-type="float">
            <text:p>74,7185080928923</text:p>
          </table:table-cell>
          <table:table-cell office:value-type="float" office:value="81.385275196569" calcext:value-type="float">
            <text:p>81,385275196569</text:p>
          </table:table-cell>
          <table:table-cell office:value-type="float" office:value="80.9205344585091" calcext:value-type="float">
            <text:p>80,9205344585091</text:p>
          </table:table-cell>
          <table:table-cell office:value-type="float" office:value="80.7420718816068" calcext:value-type="float">
            <text:p>80,7420718816068</text:p>
          </table:table-cell>
          <table:table-cell office:value-type="float" office:value="77.3516824798161" calcext:value-type="float">
            <text:p>77,3516824798161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79.0155917788802" calcext:value-type="float">
            <text:p>79,0155917788802</text:p>
          </table:table-cell>
          <table:table-cell office:value-type="float" office:value="75.0141043723554" calcext:value-type="float">
            <text:p>75,0141043723554</text:p>
          </table:table-cell>
          <table:table-cell office:value-type="float" office:value="69.4950608446672" calcext:value-type="float">
            <text:p>69,4950608446672</text:p>
          </table:table-cell>
          <table:table-cell office:value-type="float" office:value="80.3063920454546" calcext:value-type="float">
            <text:p>80,3063920454546</text:p>
          </table:table-cell>
          <table:table-cell office:value-type="float" office:value="78.8979591836735" calcext:value-type="float">
            <text:p>78,8979591836735</text:p>
          </table:table-cell>
          <table:table-cell office:value-type="float" office:value="78.9096085409253" calcext:value-type="float">
            <text:p>78,9096085409253</text:p>
          </table:table-cell>
          <table:table-cell office:value-type="float" office:value="66.1020684736091" calcext:value-type="float">
            <text:p>66,1020684736091</text:p>
          </table:table-cell>
          <table:table-cell office:value-type="float" office:value="80.2379603399433" calcext:value-type="float">
            <text:p>80,2379603399433</text:p>
          </table:table-cell>
          <table:table-cell office:value-type="float" office:value="74.8277817150957" calcext:value-type="float">
            <text:p>74,8277817150957</text:p>
          </table:table-cell>
          <table:table-cell office:value-type="float" office:value="80.0149041873669" calcext:value-type="float">
            <text:p>80,0149041873669</text:p>
          </table:table-cell>
          <table:table-cell office:value-type="float" office:value="78.5748086290884" calcext:value-type="float">
            <text:p>78,5748086290884</text:p>
          </table:table-cell>
          <table:table-cell office:value-type="float" office:value="80.7514204545454" calcext:value-type="float">
            <text:p>80,7514204545454</text:p>
          </table:table-cell>
          <table:table-cell office:value-type="float" office:value="76.8583210342996" calcext:value-type="float">
            <text:p>76,8583210342996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77.9978828510939" calcext:value-type="float">
            <text:p>77,9978828510939</text:p>
          </table:table-cell>
          <table:table-cell office:value-type="float" office:value="72.2192362093352" calcext:value-type="float">
            <text:p>72,2192362093352</text:p>
          </table:table-cell>
          <table:table-cell office:value-type="float" office:value="69.6759061833689" calcext:value-type="float">
            <text:p>69,6759061833689</text:p>
          </table:table-cell>
          <table:table-cell office:value-type="float" office:value="80.5680056377731" calcext:value-type="float">
            <text:p>80,5680056377731</text:p>
          </table:table-cell>
          <table:table-cell office:value-type="float" office:value="79.0727272727273" calcext:value-type="float">
            <text:p>79,0727272727273</text:p>
          </table:table-cell>
          <table:table-cell office:value-type="float" office:value="78.8186274509804" calcext:value-type="float">
            <text:p>78,8186274509804</text:p>
          </table:table-cell>
          <table:table-cell office:value-type="float" office:value="65.8722659042173" calcext:value-type="float">
            <text:p>65,8722659042173</text:p>
          </table:table-cell>
          <table:table-cell office:value-type="float" office:value="79.3819591261452" calcext:value-type="float">
            <text:p>79,3819591261452</text:p>
          </table:table-cell>
          <table:table-cell office:value-type="float" office:value="73.0175761871014" calcext:value-type="float">
            <text:p>73,0175761871014</text:p>
          </table:table-cell>
          <table:table-cell office:value-type="float" office:value="79.065308988764" calcext:value-type="float">
            <text:p>79,065308988764</text:p>
          </table:table-cell>
          <table:table-cell office:value-type="float" office:value="78.3047850208044" calcext:value-type="float">
            <text:p>78,3047850208044</text:p>
          </table:table-cell>
          <table:table-cell office:value-type="float" office:value="80.3275862068966" calcext:value-type="float">
            <text:p>80,3275862068966</text:p>
          </table:table-cell>
          <table:table-cell office:value-type="float" office:value="76.2200751570665" calcext:value-type="float">
            <text:p>76,2200751570665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77.1264124293785" calcext:value-type="float">
            <text:p>77,1264124293785</text:p>
          </table:table-cell>
          <table:table-cell office:value-type="float" office:value="69.9914651493599" calcext:value-type="float">
            <text:p>69,9914651493599</text:p>
          </table:table-cell>
          <table:table-cell office:value-type="float" office:value="68.8758765778401" calcext:value-type="float">
            <text:p>68,8758765778401</text:p>
          </table:table-cell>
          <table:table-cell office:value-type="float" office:value="79.2445690259285" calcext:value-type="float">
            <text:p>79,2445690259285</text:p>
          </table:table-cell>
          <table:table-cell office:value-type="float" office:value="78.3424178895877" calcext:value-type="float">
            <text:p>78,3424178895877</text:p>
          </table:table-cell>
          <table:table-cell office:value-type="float" office:value="78.7119831814997" calcext:value-type="float">
            <text:p>78,7119831814997</text:p>
          </table:table-cell>
          <table:table-cell office:value-type="float" office:value="65.7386363636364" calcext:value-type="float">
            <text:p>65,7386363636364</text:p>
          </table:table-cell>
          <table:table-cell office:value-type="float" office:value="78.8997897687456" calcext:value-type="float">
            <text:p>78,8997897687456</text:p>
          </table:table-cell>
          <table:table-cell office:value-type="float" office:value="71.8044967880086" calcext:value-type="float">
            <text:p>71,8044967880086</text:p>
          </table:table-cell>
          <table:table-cell office:value-type="float" office:value="78.935231316726" calcext:value-type="float">
            <text:p>78,935231316726</text:p>
          </table:table-cell>
          <table:table-cell office:value-type="float" office:value="77.5835065835066" calcext:value-type="float">
            <text:p>77,5835065835066</text:p>
          </table:table-cell>
          <table:table-cell office:value-type="float" office:value="78.4175977653631" calcext:value-type="float">
            <text:p>78,4175977653631</text:p>
          </table:table-cell>
          <table:table-cell office:value-type="float" office:value="75.3268285529943" calcext:value-type="float">
            <text:p>75,3268285529943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76.4641589779986" calcext:value-type="float">
            <text:p>76,4641589779986</text:p>
          </table:table-cell>
          <table:table-cell office:value-type="float" office:value="69.4573041637262" calcext:value-type="float">
            <text:p>69,4573041637262</text:p>
          </table:table-cell>
          <table:table-cell office:value-type="float" office:value="69.2929321203639" calcext:value-type="float">
            <text:p>69,2929321203639</text:p>
          </table:table-cell>
          <table:table-cell office:value-type="float" office:value="78.1625441696113" calcext:value-type="float">
            <text:p>78,1625441696113</text:p>
          </table:table-cell>
          <table:table-cell office:value-type="float" office:value="77.024595924104" calcext:value-type="float">
            <text:p>77,024595924104</text:p>
          </table:table-cell>
          <table:table-cell office:value-type="float" office:value="78.0478873239437" calcext:value-type="float">
            <text:p>78,0478873239437</text:p>
          </table:table-cell>
          <table:table-cell office:value-type="float" office:value="66.7990056818182" calcext:value-type="float">
            <text:p>66,7990056818182</text:p>
          </table:table-cell>
          <table:table-cell office:value-type="float" office:value="77.5214940098661" calcext:value-type="float">
            <text:p>77,5214940098661</text:p>
          </table:table-cell>
          <table:table-cell office:value-type="float" office:value="71.5293696275072" calcext:value-type="float">
            <text:p>71,5293696275072</text:p>
          </table:table-cell>
          <table:table-cell office:value-type="float" office:value="76.523842917251" calcext:value-type="float">
            <text:p>76,523842917251</text:p>
          </table:table-cell>
          <table:table-cell office:value-type="float" office:value="76.4412011173184" calcext:value-type="float">
            <text:p>76,4412011173184</text:p>
          </table:table-cell>
          <table:table-cell office:value-type="float" office:value="76.9145658263305" calcext:value-type="float">
            <text:p>76,9145658263305</text:p>
          </table:table-cell>
          <table:table-cell office:value-type="float" office:value="74.5238162378099" calcext:value-type="float">
            <text:p>74,5238162378099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75.8879971590909" calcext:value-type="float">
            <text:p>75,8879971590909</text:p>
          </table:table-cell>
          <table:table-cell office:value-type="float" office:value="68.1662200282087" calcext:value-type="float">
            <text:p>68,1662200282087</text:p>
          </table:table-cell>
          <table:table-cell office:value-type="float" office:value="69.0887186629526" calcext:value-type="float">
            <text:p>69,0887186629526</text:p>
          </table:table-cell>
          <table:table-cell office:value-type="float" office:value="78.0988676574664" calcext:value-type="float">
            <text:p>78,0988676574664</text:p>
          </table:table-cell>
          <table:table-cell office:value-type="float" office:value="76.0037868162693" calcext:value-type="float">
            <text:p>76,0037868162693</text:p>
          </table:table-cell>
          <table:table-cell office:value-type="float" office:value="78.1356087262491" calcext:value-type="float">
            <text:p>78,1356087262491</text:p>
          </table:table-cell>
          <table:table-cell office:value-type="float" office:value="67.3516560958421" calcext:value-type="float">
            <text:p>67,3516560958421</text:p>
          </table:table-cell>
          <table:table-cell office:value-type="float" office:value="76.6444210526316" calcext:value-type="float">
            <text:p>76,6444210526316</text:p>
          </table:table-cell>
          <table:table-cell office:value-type="float" office:value="70.5876332622601" calcext:value-type="float">
            <text:p>70,5876332622601</text:p>
          </table:table-cell>
          <table:table-cell office:value-type="float" office:value="75.8620448179272" calcext:value-type="float">
            <text:p>75,8620448179272</text:p>
          </table:table-cell>
          <table:table-cell office:value-type="float" office:value="75.7328910614525" calcext:value-type="float">
            <text:p>75,7328910614525</text:p>
          </table:table-cell>
          <table:table-cell office:value-type="float" office:value="77.6286216596343" calcext:value-type="float">
            <text:p>77,6286216596343</text:p>
          </table:table-cell>
          <table:table-cell office:value-type="float" office:value="74.099249486954" calcext:value-type="float">
            <text:p>74,099249486954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76.3624823695346" calcext:value-type="float">
            <text:p>76,3624823695346</text:p>
          </table:table-cell>
          <table:table-cell office:value-type="float" office:value="69.2883263009845" calcext:value-type="float">
            <text:p>69,2883263009845</text:p>
          </table:table-cell>
          <table:table-cell office:value-type="float" office:value="69.9680555555556" calcext:value-type="float">
            <text:p>69,9680555555556</text:p>
          </table:table-cell>
          <table:table-cell office:value-type="float" office:value="78.8024458420685" calcext:value-type="float">
            <text:p>78,8024458420685</text:p>
          </table:table-cell>
          <table:table-cell office:value-type="float" office:value="77.1135248773651" calcext:value-type="float">
            <text:p>77,1135248773651</text:p>
          </table:table-cell>
          <table:table-cell office:value-type="float" office:value="80.4887719298246" calcext:value-type="float">
            <text:p>80,4887719298246</text:p>
          </table:table-cell>
          <table:table-cell office:value-type="float" office:value="69.3102961918195" calcext:value-type="float">
            <text:p>69,3102961918195</text:p>
          </table:table-cell>
          <table:table-cell office:value-type="float" office:value="76.9705882352941" calcext:value-type="float">
            <text:p>76,9705882352941</text:p>
          </table:table-cell>
          <table:table-cell office:value-type="float" office:value="72.8062015503876" calcext:value-type="float">
            <text:p>72,8062015503876</text:p>
          </table:table-cell>
          <table:table-cell office:value-type="float" office:value="76.8374211632796" calcext:value-type="float">
            <text:p>76,8374211632796</text:p>
          </table:table-cell>
          <table:table-cell office:value-type="float" office:value="77.3900907187718" calcext:value-type="float">
            <text:p>77,3900907187718</text:p>
          </table:table-cell>
          <table:table-cell office:value-type="float" office:value="79.025" calcext:value-type="float">
            <text:p>79,025</text:p>
          </table:table-cell>
          <table:table-cell office:value-type="float" office:value="75.3672079439252" calcext:value-type="float">
            <text:p>75,3672079439252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78.2258292166549" calcext:value-type="float">
            <text:p>78,2258292166549</text:p>
          </table:table-cell>
          <table:table-cell office:value-type="float" office:value="72.0517482517483" calcext:value-type="float">
            <text:p>72,0517482517483</text:p>
          </table:table-cell>
          <table:table-cell office:value-type="float" office:value="71.2856145251397" calcext:value-type="float">
            <text:p>71,2856145251397</text:p>
          </table:table-cell>
          <table:table-cell office:value-type="float" office:value="81.5614035087719" calcext:value-type="float">
            <text:p>81,5614035087719</text:p>
          </table:table-cell>
          <table:table-cell office:value-type="float" office:value="80.213986013986" calcext:value-type="float">
            <text:p>80,213986013986</text:p>
          </table:table-cell>
          <table:table-cell office:value-type="float" office:value="85.3384508025122" calcext:value-type="float">
            <text:p>85,3384508025122</text:p>
          </table:table-cell>
          <table:table-cell office:value-type="float" office:value="72.5154494382023" calcext:value-type="float">
            <text:p>72,5154494382023</text:p>
          </table:table-cell>
          <table:table-cell office:value-type="float" office:value="78.5306406685237" calcext:value-type="float">
            <text:p>78,5306406685237</text:p>
          </table:table-cell>
          <table:table-cell office:value-type="float" office:value="75.1082220660576" calcext:value-type="float">
            <text:p>75,1082220660576</text:p>
          </table:table-cell>
          <table:table-cell office:value-type="float" office:value="78.2277158774373" calcext:value-type="float">
            <text:p>78,2277158774373</text:p>
          </table:table-cell>
          <table:table-cell office:value-type="float" office:value="80.6449375866852" calcext:value-type="float">
            <text:p>80,6449375866852</text:p>
          </table:table-cell>
          <table:table-cell office:value-type="float" office:value="82.5101469559132" calcext:value-type="float">
            <text:p>82,5101469559132</text:p>
          </table:table-cell>
          <table:table-cell office:value-type="float" office:value="78.0220901089934" calcext:value-type="float">
            <text:p>78,0220901089934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2.3720815752461" calcext:value-type="float">
            <text:p>82,3720815752461</text:p>
          </table:table-cell>
          <table:table-cell office:value-type="float" office:value="75.7827610371409" calcext:value-type="float">
            <text:p>75,7827610371409</text:p>
          </table:table-cell>
          <table:table-cell office:value-type="float" office:value="71.3918252290345" calcext:value-type="float">
            <text:p>71,3918252290345</text:p>
          </table:table-cell>
          <table:table-cell office:value-type="float" office:value="87.2094773519164" calcext:value-type="float">
            <text:p>87,2094773519164</text:p>
          </table:table-cell>
          <table:table-cell office:value-type="float" office:value="85.1569049271339" calcext:value-type="float">
            <text:p>85,1569049271339</text:p>
          </table:table-cell>
          <table:table-cell office:value-type="float" office:value="93.2276580958999" calcext:value-type="float">
            <text:p>93,2276580958999</text:p>
          </table:table-cell>
          <table:table-cell office:value-type="float" office:value="78.4054035087719" calcext:value-type="float">
            <text:p>78,4054035087719</text:p>
          </table:table-cell>
          <table:table-cell office:value-type="float" office:value="82.5846421125782" calcext:value-type="float">
            <text:p>82,5846421125782</text:p>
          </table:table-cell>
          <table:table-cell office:value-type="float" office:value="80.1334733893557" calcext:value-type="float">
            <text:p>80,1334733893557</text:p>
          </table:table-cell>
          <table:table-cell office:value-type="float" office:value="81.1114186851211" calcext:value-type="float">
            <text:p>81,1114186851211</text:p>
          </table:table-cell>
          <table:table-cell office:value-type="float" office:value="84.9465196416265" calcext:value-type="float">
            <text:p>84,9465196416265</text:p>
          </table:table-cell>
          <table:table-cell office:value-type="float" office:value="87.4011896431071" calcext:value-type="float">
            <text:p>87,4011896431071</text:p>
          </table:table-cell>
          <table:table-cell office:value-type="float" office:value="82.4970174418605" calcext:value-type="float">
            <text:p>82,4970174418605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6.2769607843137" calcext:value-type="float">
            <text:p>86,2769607843137</text:p>
          </table:table-cell>
          <table:table-cell office:value-type="float" office:value="78.1078431372549" calcext:value-type="float">
            <text:p>78,1078431372549</text:p>
          </table:table-cell>
          <table:table-cell office:value-type="float" office:value="70.0566784452297" calcext:value-type="float">
            <text:p>70,0566784452297</text:p>
          </table:table-cell>
          <table:table-cell office:value-type="float" office:value="93.4724738675958" calcext:value-type="float">
            <text:p>93,4724738675958</text:p>
          </table:table-cell>
          <table:table-cell office:value-type="float" office:value="89.3494452149792" calcext:value-type="float">
            <text:p>89,3494452149792</text:p>
          </table:table-cell>
          <table:table-cell office:value-type="float" office:value="99.1723922114047" calcext:value-type="float">
            <text:p>99,1723922114047</text:p>
          </table:table-cell>
          <table:table-cell office:value-type="float" office:value="81.8560924369748" calcext:value-type="float">
            <text:p>81,8560924369748</text:p>
          </table:table-cell>
          <table:table-cell office:value-type="float" office:value="87.5560941828255" calcext:value-type="float">
            <text:p>87,5560941828255</text:p>
          </table:table-cell>
          <table:table-cell office:value-type="float" office:value="86.6552207428171" calcext:value-type="float">
            <text:p>86,6552207428171</text:p>
          </table:table-cell>
          <table:table-cell office:value-type="float" office:value="84.4912403644008" calcext:value-type="float">
            <text:p>84,4912403644008</text:p>
          </table:table-cell>
          <table:table-cell office:value-type="float" office:value="88.7031680440771" calcext:value-type="float">
            <text:p>88,7031680440771</text:p>
          </table:table-cell>
          <table:table-cell office:value-type="float" office:value="92.5824634655532" calcext:value-type="float">
            <text:p>92,5824634655532</text:p>
          </table:table-cell>
          <table:table-cell office:value-type="float" office:value="86.5555490959828" calcext:value-type="float">
            <text:p>86,5555490959828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89.2503843466108" calcext:value-type="float">
            <text:p>89,2503843466108</text:p>
          </table:table-cell>
          <table:table-cell office:value-type="float" office:value="78.0618016759776" calcext:value-type="float">
            <text:p>78,0618016759776</text:p>
          </table:table-cell>
          <table:table-cell office:value-type="float" office:value="69.1718684394682" calcext:value-type="float">
            <text:p>69,1718684394682</text:p>
          </table:table-cell>
          <table:table-cell office:value-type="float" office:value="97.4589012517385" calcext:value-type="float">
            <text:p>97,4589012517385</text:p>
          </table:table-cell>
          <table:table-cell office:value-type="float" office:value="91.0426989619377" calcext:value-type="float">
            <text:p>91,0426989619377</text:p>
          </table:table-cell>
          <table:table-cell office:value-type="float" office:value="101.478655578656" calcext:value-type="float">
            <text:p>101,478655578656</text:p>
          </table:table-cell>
          <table:table-cell office:value-type="float" office:value="81.156162464986" calcext:value-type="float">
            <text:p>81,156162464986</text:p>
          </table:table-cell>
          <table:table-cell office:value-type="float" office:value="90.9239640883978" calcext:value-type="float">
            <text:p>90,9239640883978</text:p>
          </table:table-cell>
          <table:table-cell office:value-type="float" office:value="92.2722067039106" calcext:value-type="float">
            <text:p>92,2722067039106</text:p>
          </table:table-cell>
          <table:table-cell office:value-type="float" office:value="86.8749136143746" calcext:value-type="float">
            <text:p>86,8749136143746</text:p>
          </table:table-cell>
          <table:table-cell office:value-type="float" office:value="91.6766896551724" calcext:value-type="float">
            <text:p>91,6766896551724</text:p>
          </table:table-cell>
          <table:table-cell office:value-type="float" office:value="95.7270383275261" calcext:value-type="float">
            <text:p>95,7270383275261</text:p>
          </table:table-cell>
          <table:table-cell office:value-type="float" office:value="88.7805597404103" calcext:value-type="float">
            <text:p>88,7805597404103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90.8698390482855" calcext:value-type="float">
            <text:p>90,8698390482855</text:p>
          </table:table-cell>
          <table:table-cell office:value-type="float" office:value="75.3942577030812" calcext:value-type="float">
            <text:p>75,3942577030812</text:p>
          </table:table-cell>
          <table:table-cell office:value-type="float" office:value="67.6898245614035" calcext:value-type="float">
            <text:p>67,6898245614035</text:p>
          </table:table-cell>
          <table:table-cell office:value-type="float" office:value="97.680642907058" calcext:value-type="float">
            <text:p>97,680642907058</text:p>
          </table:table-cell>
          <table:table-cell office:value-type="float" office:value="91.3" calcext:value-type="float">
            <text:p>91,3</text:p>
          </table:table-cell>
          <table:table-cell office:value-type="float" office:value="99.9951287404315" calcext:value-type="float">
            <text:p>99,9951287404315</text:p>
          </table:table-cell>
          <table:table-cell office:value-type="float" office:value="78.9219409282701" calcext:value-type="float">
            <text:p>78,9219409282701</text:p>
          </table:table-cell>
          <table:table-cell office:value-type="float" office:value="92.9081419624217" calcext:value-type="float">
            <text:p>92,9081419624217</text:p>
          </table:table-cell>
          <table:table-cell office:value-type="float" office:value="95.6301754385965" calcext:value-type="float">
            <text:p>95,6301754385965</text:p>
          </table:table-cell>
          <table:table-cell office:value-type="float" office:value="88.042273042273" calcext:value-type="float">
            <text:p>88,042273042273</text:p>
          </table:table-cell>
          <table:table-cell office:value-type="float" office:value="92.6440912232205" calcext:value-type="float">
            <text:p>92,6440912232205</text:p>
          </table:table-cell>
          <table:table-cell office:value-type="float" office:value="95.3121508379888" calcext:value-type="float">
            <text:p>95,3121508379888</text:p>
          </table:table-cell>
          <table:table-cell office:value-type="float" office:value="88.8879390555943" calcext:value-type="float">
            <text:p>88,8879390555943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91.8704895104895" calcext:value-type="float">
            <text:p>91,8704895104895</text:p>
          </table:table-cell>
          <table:table-cell office:value-type="float" office:value="73.5162952646239" calcext:value-type="float">
            <text:p>73,5162952646239</text:p>
          </table:table-cell>
          <table:table-cell office:value-type="float" office:value="67.2619413407821" calcext:value-type="float">
            <text:p>67,2619413407821</text:p>
          </table:table-cell>
          <table:table-cell office:value-type="float" office:value="97.4685416666667" calcext:value-type="float">
            <text:p>97,4685416666667</text:p>
          </table:table-cell>
          <table:table-cell office:value-type="float" office:value="91.6461911357341" calcext:value-type="float">
            <text:p>91,6461911357341</text:p>
          </table:table-cell>
          <table:table-cell office:value-type="float" office:value="97.0727335640138" calcext:value-type="float">
            <text:p>97,0727335640138</text:p>
          </table:table-cell>
          <table:table-cell office:value-type="float" office:value="76.6233030090973" calcext:value-type="float">
            <text:p>76,6233030090973</text:p>
          </table:table-cell>
          <table:table-cell office:value-type="float" office:value="93.5842214532872" calcext:value-type="float">
            <text:p>93,5842214532872</text:p>
          </table:table-cell>
          <table:table-cell office:value-type="float" office:value="97.0106071179344" calcext:value-type="float">
            <text:p>97,0106071179344</text:p>
          </table:table-cell>
          <table:table-cell office:value-type="float" office:value="89.117864619679" calcext:value-type="float">
            <text:p>89,117864619679</text:p>
          </table:table-cell>
          <table:table-cell office:value-type="float" office:value="93.0885674931129" calcext:value-type="float">
            <text:p>93,0885674931129</text:p>
          </table:table-cell>
          <table:table-cell office:value-type="float" office:value="94.7545581071677" calcext:value-type="float">
            <text:p>94,7545581071677</text:p>
          </table:table-cell>
          <table:table-cell office:value-type="float" office:value="88.6067512749189" calcext:value-type="float">
            <text:p>88,60675127491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</table:table>
      <table:table table:name="Variação por hora - PM10" table:style-name="ta1">
        <table:shapes>
          <draw:frame draw:z-index="0" draw:style-name="gr1" draw:text-style-name="P1" svg:width="305.34mm" svg:height="90.05mm" svg:x="4.96mm" svg:y="119.26mm">
            <draw:object draw:notify-on-update-of-ranges="'Variação por hora - PM10'.A1:'Variação por hora - PM10'.A1 'Variação por hora - PM10'.A2:'Variação por hora - PM10'.A25 'Variação por hora - PM10'.B1:'Variação por hora - PM10'.B1 'Variação por hora - PM10'.B2:'Variação por hora - PM10'.B25 'Variação por hora - PM10'.C1:'Variação por hora - PM10'.C1 'Variação por hora - PM10'.C2:'Variação por hora - PM10'.C25 'Variação por hora - PM10'.D1:'Variação por hora - PM10'.D1 'Variação por hora - PM10'.D2:'Variação por hora - PM10'.D25 'Variação por hora - PM10'.E1:'Variação por hora - PM10'.E1 'Variação por hora - PM10'.E2:'Variação por hora - PM10'.E25 'Variação por hora - PM10'.F1:'Variação por hora - PM10'.F1 'Variação por hora - PM10'.F2:'Variação por hora - PM10'.F25 'Variação por hora - PM10'.G1:'Variação por hora - PM10'.G1 'Variação por hora - PM10'.G2:'Variação por hora - PM10'.G25 'Variação por hora - PM10'.H1:'Variação por hora - PM10'.H1 'Variação por hora - PM10'.H2:'Variação por hora - PM10'.H25 'Variação por hora - PM10'.I1:'Variação por hora - PM10'.I1 'Variação por hora - PM10'.I2:'Variação por hora - PM10'.I25 'Variação por hora - PM10'.J1:'Variação por hora - PM10'.J1 'Variação por hora - PM10'.J2:'Variação por hora - PM10'.J25 'Variação por hora - PM10'.K1:'Variação por hora - PM10'.K1 'Variação por hora - PM10'.K2:'Variação por hora - PM10'.K25 'Variação por hora - PM10'.L1:'Variação por hora - PM10'.L1 'Variação por hora - PM10'.L2:'Variação por hora - PM10'.L25 'Variação por hora - PM10'.M1:'Variação por hora - PM10'.M1 'Variação por hora - PM10'.M2:'Variação por hora - PM10'.M25 'Variação por hora - PM10'.N1:'Variação por hora - PM10'.N1 'Variação por hora - PM10'.N2:'Variação por hora - PM10'.N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578581363004" calcext:value-type="float">
            <text:p>124,578581363004</text:p>
          </table:table-cell>
          <table:table-cell office:value-type="float" office:value="93.3530229325921" calcext:value-type="float">
            <text:p>93,3530229325921</text:p>
          </table:table-cell>
          <table:table-cell office:value-type="float" office:value="80.9238359972203" calcext:value-type="float">
            <text:p>80,9238359972203</text:p>
          </table:table-cell>
          <table:table-cell office:value-type="float" office:value="124.653979238754" calcext:value-type="float">
            <text:p>124,653979238754</text:p>
          </table:table-cell>
          <table:table-cell office:value-type="float" office:value="120.174844505874" calcext:value-type="float">
            <text:p>120,174844505874</text:p>
          </table:table-cell>
          <table:table-cell office:value-type="float" office:value="137.418909592823" calcext:value-type="float">
            <text:p>137,418909592823</text:p>
          </table:table-cell>
          <table:table-cell office:value-type="float" office:value="94.5228511530398" calcext:value-type="float">
            <text:p>94,5228511530398</text:p>
          </table:table-cell>
          <table:table-cell office:value-type="float" office:value="121.313319530711" calcext:value-type="float">
            <text:p>121,313319530711</text:p>
          </table:table-cell>
          <table:table-cell office:value-type="float" office:value="117.605625" calcext:value-type="float">
            <text:p>117,605625</text:p>
          </table:table-cell>
          <table:table-cell office:value-type="float" office:value="114.968965517241" calcext:value-type="float">
            <text:p>114,968965517241</text:p>
          </table:table-cell>
          <table:table-cell office:value-type="float" office:value="124.661623108666" calcext:value-type="float">
            <text:p>124,661623108666</text:p>
          </table:table-cell>
          <table:table-cell office:value-type="float" office:value="123.366851595007" calcext:value-type="float">
            <text:p>123,366851595007</text:p>
          </table:table-cell>
          <table:table-cell office:value-type="float" office:value="114.837020146626" calcext:value-type="float">
            <text:p>114,837020146626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23.644320557491" calcext:value-type="float">
            <text:p>123,644320557491</text:p>
          </table:table-cell>
          <table:table-cell office:value-type="float" office:value="89.4801945795691" calcext:value-type="float">
            <text:p>89,4801945795691</text:p>
          </table:table-cell>
          <table:table-cell office:value-type="float" office:value="78.399652294854" calcext:value-type="float">
            <text:p>78,399652294854</text:p>
          </table:table-cell>
          <table:table-cell office:value-type="float" office:value="121.825936199723" calcext:value-type="float">
            <text:p>121,825936199723</text:p>
          </table:table-cell>
          <table:table-cell office:value-type="float" office:value="116.950138504155" calcext:value-type="float">
            <text:p>116,950138504155</text:p>
          </table:table-cell>
          <table:table-cell office:value-type="float" office:value="126.998341395992" calcext:value-type="float">
            <text:p>126,998341395992</text:p>
          </table:table-cell>
          <table:table-cell office:value-type="float" office:value="89.8027972027972" calcext:value-type="float">
            <text:p>89,8027972027972</text:p>
          </table:table-cell>
          <table:table-cell office:value-type="float" office:value="121.428769017981" calcext:value-type="float">
            <text:p>121,428769017981</text:p>
          </table:table-cell>
          <table:table-cell office:value-type="float" office:value="110.821403752606" calcext:value-type="float">
            <text:p>110,821403752606</text:p>
          </table:table-cell>
          <table:table-cell office:value-type="float" office:value="112.919778699862" calcext:value-type="float">
            <text:p>112,919778699862</text:p>
          </table:table-cell>
          <table:table-cell office:value-type="float" office:value="120.628787878788" calcext:value-type="float">
            <text:p>120,628787878788</text:p>
          </table:table-cell>
          <table:table-cell office:value-type="float" office:value="120.069348127601" calcext:value-type="float">
            <text:p>120,069348127601</text:p>
          </table:table-cell>
          <table:table-cell office:value-type="float" office:value="111.115427745665" calcext:value-type="float">
            <text:p>111,115427745665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20.302512212142" calcext:value-type="float">
            <text:p>120,302512212142</text:p>
          </table:table-cell>
          <table:table-cell office:value-type="float" office:value="86.282720333102" calcext:value-type="float">
            <text:p>86,282720333102</text:p>
          </table:table-cell>
          <table:table-cell office:value-type="float" office:value="76.4136395267919" calcext:value-type="float">
            <text:p>76,4136395267919</text:p>
          </table:table-cell>
          <table:table-cell office:value-type="float" office:value="119.063730929265" calcext:value-type="float">
            <text:p>119,063730929265</text:p>
          </table:table-cell>
          <table:table-cell office:value-type="float" office:value="113.196542185339" calcext:value-type="float">
            <text:p>113,196542185339</text:p>
          </table:table-cell>
          <table:table-cell office:value-type="float" office:value="118.363906142167" calcext:value-type="float">
            <text:p>118,363906142167</text:p>
          </table:table-cell>
          <table:table-cell office:value-type="float" office:value="82.5684357541899" calcext:value-type="float">
            <text:p>82,5684357541899</text:p>
          </table:table-cell>
          <table:table-cell office:value-type="float" office:value="118.865743944637" calcext:value-type="float">
            <text:p>118,865743944637</text:p>
          </table:table-cell>
          <table:table-cell office:value-type="float" office:value="103.063070539419" calcext:value-type="float">
            <text:p>103,063070539419</text:p>
          </table:table-cell>
          <table:table-cell office:value-type="float" office:value="108.694413407821" calcext:value-type="float">
            <text:p>108,694413407821</text:p>
          </table:table-cell>
          <table:table-cell office:value-type="float" office:value="115.050484094053" calcext:value-type="float">
            <text:p>115,050484094053</text:p>
          </table:table-cell>
          <table:table-cell office:value-type="float" office:value="117.164241164241" calcext:value-type="float">
            <text:p>117,164241164241</text:p>
          </table:table-cell>
          <table:table-cell office:value-type="float" office:value="106.61139833449" calcext:value-type="float">
            <text:p>106,61139833449</text:p>
          </table:table-cell>
          <table:table-cell table:number-columns-repeated="1010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14.527151854444" calcext:value-type="float">
            <text:p>114,527151854444</text:p>
          </table:table-cell>
          <table:table-cell office:value-type="float" office:value="83.6425591098748" calcext:value-type="float">
            <text:p>83,6425591098748</text:p>
          </table:table-cell>
          <table:table-cell office:value-type="float" office:value="73.2118466898955" calcext:value-type="float">
            <text:p>73,2118466898955</text:p>
          </table:table-cell>
          <table:table-cell office:value-type="float" office:value="114.307654836465" calcext:value-type="float">
            <text:p>114,307654836465</text:p>
          </table:table-cell>
          <table:table-cell office:value-type="float" office:value="108.61547536433" calcext:value-type="float">
            <text:p>108,61547536433</text:p>
          </table:table-cell>
          <table:table-cell office:value-type="float" office:value="112.497441217151" calcext:value-type="float">
            <text:p>112,497441217151</text:p>
          </table:table-cell>
          <table:table-cell office:value-type="float" office:value="79.5476223776224" calcext:value-type="float">
            <text:p>79,5476223776224</text:p>
          </table:table-cell>
          <table:table-cell office:value-type="float" office:value="115.280125086866" calcext:value-type="float">
            <text:p>115,280125086866</text:p>
          </table:table-cell>
          <table:table-cell office:value-type="float" office:value="97.6630041724618" calcext:value-type="float">
            <text:p>97,6630041724618</text:p>
          </table:table-cell>
          <table:table-cell office:value-type="float" office:value="105.128422515636" calcext:value-type="float">
            <text:p>105,128422515636</text:p>
          </table:table-cell>
          <table:table-cell office:value-type="float" office:value="110.590821256039" calcext:value-type="float">
            <text:p>110,590821256039</text:p>
          </table:table-cell>
          <table:table-cell office:value-type="float" office:value="110.626759581882" calcext:value-type="float">
            <text:p>110,626759581882</text:p>
          </table:table-cell>
          <table:table-cell office:value-type="float" office:value="102.155684979138" calcext:value-type="float">
            <text:p>102,155684979138</text:p>
          </table:table-cell>
          <table:table-cell table:number-columns-repeated="10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09.053379790941" calcext:value-type="float">
            <text:p>109,053379790941</text:p>
          </table:table-cell>
          <table:table-cell office:value-type="float" office:value="80.1664355062413" calcext:value-type="float">
            <text:p>80,1664355062413</text:p>
          </table:table-cell>
          <table:table-cell office:value-type="float" office:value="71.1268479776848" calcext:value-type="float">
            <text:p>71,1268479776848</text:p>
          </table:table-cell>
          <table:table-cell office:value-type="float" office:value="108.749479528105" calcext:value-type="float">
            <text:p>108,749479528105</text:p>
          </table:table-cell>
          <table:table-cell office:value-type="float" office:value="104.798476454294" calcext:value-type="float">
            <text:p>104,798476454294</text:p>
          </table:table-cell>
          <table:table-cell office:value-type="float" office:value="106.217391304348" calcext:value-type="float">
            <text:p>106,217391304348</text:p>
          </table:table-cell>
          <table:table-cell office:value-type="float" office:value="76.1020979020979" calcext:value-type="float">
            <text:p>76,1020979020979</text:p>
          </table:table-cell>
          <table:table-cell office:value-type="float" office:value="110.404152249135" calcext:value-type="float">
            <text:p>110,404152249135</text:p>
          </table:table-cell>
          <table:table-cell office:value-type="float" office:value="91.627600554785" calcext:value-type="float">
            <text:p>91,627600554785</text:p>
          </table:table-cell>
          <table:table-cell office:value-type="float" office:value="101.499515905947" calcext:value-type="float">
            <text:p>101,499515905947</text:p>
          </table:table-cell>
          <table:table-cell office:value-type="float" office:value="106.949655172414" calcext:value-type="float">
            <text:p>106,949655172414</text:p>
          </table:table-cell>
          <table:table-cell office:value-type="float" office:value="105.097916666667" calcext:value-type="float">
            <text:p>105,097916666667</text:p>
          </table:table-cell>
          <table:table-cell office:value-type="float" office:value="97.6822060353798" calcext:value-type="float">
            <text:p>97,6822060353798</text:p>
          </table:table-cell>
          <table:table-cell table:number-columns-repeated="10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03.38147632312" calcext:value-type="float">
            <text:p>103,38147632312</text:p>
          </table:table-cell>
          <table:table-cell office:value-type="float" office:value="78.5176960444136" calcext:value-type="float">
            <text:p>78,5176960444136</text:p>
          </table:table-cell>
          <table:table-cell office:value-type="float" office:value="69.4635605006954" calcext:value-type="float">
            <text:p>69,4635605006954</text:p>
          </table:table-cell>
          <table:table-cell office:value-type="float" office:value="103.688410825815" calcext:value-type="float">
            <text:p>103,688410825815</text:p>
          </table:table-cell>
          <table:table-cell office:value-type="float" office:value="101.308914996545" calcext:value-type="float">
            <text:p>101,308914996545</text:p>
          </table:table-cell>
          <table:table-cell office:value-type="float" office:value="100.963492063492" calcext:value-type="float">
            <text:p>100,963492063492</text:p>
          </table:table-cell>
          <table:table-cell office:value-type="float" office:value="74.7564730580826" calcext:value-type="float">
            <text:p>74,7564730580826</text:p>
          </table:table-cell>
          <table:table-cell office:value-type="float" office:value="104.674482758621" calcext:value-type="float">
            <text:p>104,674482758621</text:p>
          </table:table-cell>
          <table:table-cell office:value-type="float" office:value="87.5374479889043" calcext:value-type="float">
            <text:p>87,5374479889043</text:p>
          </table:table-cell>
          <table:table-cell office:value-type="float" office:value="97.1481843575419" calcext:value-type="float">
            <text:p>97,1481843575419</text:p>
          </table:table-cell>
          <table:table-cell office:value-type="float" office:value="102.624655647383" calcext:value-type="float">
            <text:p>102,624655647383</text:p>
          </table:table-cell>
          <table:table-cell office:value-type="float" office:value="100.29716066482" calcext:value-type="float">
            <text:p>100,29716066482</text:p>
          </table:table-cell>
          <table:table-cell office:value-type="float" office:value="93.7277498410497" calcext:value-type="float">
            <text:p>93,7277498410497</text:p>
          </table:table-cell>
          <table:table-cell table:number-columns-repeated="1010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0.433240611961" calcext:value-type="float">
            <text:p>100,433240611961</text:p>
          </table:table-cell>
          <table:table-cell office:value-type="float" office:value="79.9348579348579" calcext:value-type="float">
            <text:p>79,9348579348579</text:p>
          </table:table-cell>
          <table:table-cell office:value-type="float" office:value="69.0520833333333" calcext:value-type="float">
            <text:p>69,0520833333333</text:p>
          </table:table-cell>
          <table:table-cell office:value-type="float" office:value="102.252945252945" calcext:value-type="float">
            <text:p>102,252945252945</text:p>
          </table:table-cell>
          <table:table-cell office:value-type="float" office:value="100.52377670572" calcext:value-type="float">
            <text:p>100,52377670572</text:p>
          </table:table-cell>
          <table:table-cell office:value-type="float" office:value="97.9135955831608" calcext:value-type="float">
            <text:p>97,9135955831608</text:p>
          </table:table-cell>
          <table:table-cell office:value-type="float" office:value="72.8287910552062" calcext:value-type="float">
            <text:p>72,8287910552062</text:p>
          </table:table-cell>
          <table:table-cell office:value-type="float" office:value="101.342579750347" calcext:value-type="float">
            <text:p>101,342579750347</text:p>
          </table:table-cell>
          <table:table-cell office:value-type="float" office:value="83.8515277777778" calcext:value-type="float">
            <text:p>83,8515277777778</text:p>
          </table:table-cell>
          <table:table-cell office:value-type="float" office:value="96.3202068965517" calcext:value-type="float">
            <text:p>96,3202068965517</text:p>
          </table:table-cell>
          <table:table-cell office:value-type="float" office:value="101.80618556701" calcext:value-type="float">
            <text:p>101,80618556701</text:p>
          </table:table-cell>
          <table:table-cell office:value-type="float" office:value="99.3782095766829" calcext:value-type="float">
            <text:p>99,3782095766829</text:p>
          </table:table-cell>
          <table:table-cell office:value-type="float" office:value="92.1658084627374" calcext:value-type="float">
            <text:p>92,1658084627374</text:p>
          </table:table-cell>
          <table:table-cell table:number-columns-repeated="1010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98.7207112970711" calcext:value-type="float">
            <text:p>98,7207112970711</text:p>
          </table:table-cell>
          <table:table-cell office:value-type="float" office:value="85.9483356449376" calcext:value-type="float">
            <text:p>85,9483356449376</text:p>
          </table:table-cell>
          <table:table-cell office:value-type="float" office:value="72.2101318528799" calcext:value-type="float">
            <text:p>72,2101318528799</text:p>
          </table:table-cell>
          <table:table-cell office:value-type="float" office:value="101.461234396671" calcext:value-type="float">
            <text:p>101,461234396671</text:p>
          </table:table-cell>
          <table:table-cell office:value-type="float" office:value="101.519129834254" calcext:value-type="float">
            <text:p>101,519129834254</text:p>
          </table:table-cell>
          <table:table-cell office:value-type="float" office:value="101.865607734807" calcext:value-type="float">
            <text:p>101,865607734807</text:p>
          </table:table-cell>
          <table:table-cell office:value-type="float" office:value="76.4573931324457" calcext:value-type="float">
            <text:p>76,4573931324457</text:p>
          </table:table-cell>
          <table:table-cell office:value-type="float" office:value="99.778987517337" calcext:value-type="float">
            <text:p>99,778987517337</text:p>
          </table:table-cell>
          <table:table-cell office:value-type="float" office:value="83.9720027720028" calcext:value-type="float">
            <text:p>83,9720027720028</text:p>
          </table:table-cell>
          <table:table-cell office:value-type="float" office:value="97.0559474412172" calcext:value-type="float">
            <text:p>97,0559474412172</text:p>
          </table:table-cell>
          <table:table-cell office:value-type="float" office:value="104.86342305038" calcext:value-type="float">
            <text:p>104,86342305038</text:p>
          </table:table-cell>
          <table:table-cell office:value-type="float" office:value="100.48891966759" calcext:value-type="float">
            <text:p>100,48891966759</text:p>
          </table:table-cell>
          <table:table-cell office:value-type="float" office:value="93.7200739627875" calcext:value-type="float">
            <text:p>93,7200739627875</text:p>
          </table:table-cell>
          <table:table-cell table:number-columns-repeated="1010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01.280640668524" calcext:value-type="float">
            <text:p>101,280640668524</text:p>
          </table:table-cell>
          <table:table-cell office:value-type="float" office:value="92.7634854771784" calcext:value-type="float">
            <text:p>92,7634854771784</text:p>
          </table:table-cell>
          <table:table-cell office:value-type="float" office:value="77.3659043659044" calcext:value-type="float">
            <text:p>77,3659043659044</text:p>
          </table:table-cell>
          <table:table-cell office:value-type="float" office:value="102.637239944522" calcext:value-type="float">
            <text:p>102,637239944522</text:p>
          </table:table-cell>
          <table:table-cell office:value-type="float" office:value="104.1108815427" calcext:value-type="float">
            <text:p>104,1108815427</text:p>
          </table:table-cell>
          <table:table-cell office:value-type="float" office:value="108.987603305785" calcext:value-type="float">
            <text:p>108,987603305785</text:p>
          </table:table-cell>
          <table:table-cell office:value-type="float" office:value="83.5136078157711" calcext:value-type="float">
            <text:p>83,5136078157711</text:p>
          </table:table-cell>
          <table:table-cell office:value-type="float" office:value="102.439709944751" calcext:value-type="float">
            <text:p>102,439709944751</text:p>
          </table:table-cell>
          <table:table-cell office:value-type="float" office:value="89.1274238227147" calcext:value-type="float">
            <text:p>89,1274238227147</text:p>
          </table:table-cell>
          <table:table-cell office:value-type="float" office:value="102.200278551532" calcext:value-type="float">
            <text:p>102,200278551532</text:p>
          </table:table-cell>
          <table:table-cell office:value-type="float" office:value="111.654031702274" calcext:value-type="float">
            <text:p>111,654031702274</text:p>
          </table:table-cell>
          <table:table-cell office:value-type="float" office:value="105.807878369039" calcext:value-type="float">
            <text:p>105,807878369039</text:p>
          </table:table-cell>
          <table:table-cell office:value-type="float" office:value="98.5122446624351" calcext:value-type="float">
            <text:p>98,5122446624351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03.538032100488" calcext:value-type="float">
            <text:p>103,538032100488</text:p>
          </table:table-cell>
          <table:table-cell office:value-type="float" office:value="99.7575966850829" calcext:value-type="float">
            <text:p>99,7575966850829</text:p>
          </table:table-cell>
          <table:table-cell office:value-type="float" office:value="81.9650242886884" calcext:value-type="float">
            <text:p>81,9650242886884</text:p>
          </table:table-cell>
          <table:table-cell office:value-type="float" office:value="102.395558639833" calcext:value-type="float">
            <text:p>102,395558639833</text:p>
          </table:table-cell>
          <table:table-cell office:value-type="float" office:value="104.979405666897" calcext:value-type="float">
            <text:p>104,979405666897</text:p>
          </table:table-cell>
          <table:table-cell office:value-type="float" office:value="110.196416264645" calcext:value-type="float">
            <text:p>110,196416264645</text:p>
          </table:table-cell>
          <table:table-cell office:value-type="float" office:value="89.7935619314206" calcext:value-type="float">
            <text:p>89,7935619314206</text:p>
          </table:table-cell>
          <table:table-cell office:value-type="float" office:value="105.37689133425" calcext:value-type="float">
            <text:p>105,37689133425</text:p>
          </table:table-cell>
          <table:table-cell office:value-type="float" office:value="91.5880721220527" calcext:value-type="float">
            <text:p>91,5880721220527</text:p>
          </table:table-cell>
          <table:table-cell office:value-type="float" office:value="104.836155447606" calcext:value-type="float">
            <text:p>104,836155447606</text:p>
          </table:table-cell>
          <table:table-cell office:value-type="float" office:value="109.298281786942" calcext:value-type="float">
            <text:p>109,298281786942</text:p>
          </table:table-cell>
          <table:table-cell office:value-type="float" office:value="106.383552176918" calcext:value-type="float">
            <text:p>106,383552176918</text:p>
          </table:table-cell>
          <table:table-cell office:value-type="float" office:value="100.86679554504" calcext:value-type="float">
            <text:p>100,86679554504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03.231792717087" calcext:value-type="float">
            <text:p>103,231792717087</text:p>
          </table:table-cell>
          <table:table-cell office:value-type="float" office:value="104.202505219207" calcext:value-type="float">
            <text:p>104,202505219207</text:p>
          </table:table-cell>
          <table:table-cell office:value-type="float" office:value="84.472016748081" calcext:value-type="float">
            <text:p>84,472016748081</text:p>
          </table:table-cell>
          <table:table-cell office:value-type="float" office:value="101.849895615866" calcext:value-type="float">
            <text:p>101,849895615866</text:p>
          </table:table-cell>
          <table:table-cell office:value-type="float" office:value="104.446838082001" calcext:value-type="float">
            <text:p>104,446838082001</text:p>
          </table:table-cell>
          <table:table-cell office:value-type="float" office:value="107.23875432526" calcext:value-type="float">
            <text:p>107,23875432526</text:p>
          </table:table-cell>
          <table:table-cell office:value-type="float" office:value="90.7265734265734" calcext:value-type="float">
            <text:p>90,7265734265734</text:p>
          </table:table-cell>
          <table:table-cell office:value-type="float" office:value="105.504910096819" calcext:value-type="float">
            <text:p>105,504910096819</text:p>
          </table:table-cell>
          <table:table-cell office:value-type="float" office:value="92.2588765603329" calcext:value-type="float">
            <text:p>92,2588765603329</text:p>
          </table:table-cell>
          <table:table-cell office:value-type="float" office:value="105.058066759388" calcext:value-type="float">
            <text:p>105,058066759388</text:p>
          </table:table-cell>
          <table:table-cell office:value-type="float" office:value="105.906271536871" calcext:value-type="float">
            <text:p>105,906271536871</text:p>
          </table:table-cell>
          <table:table-cell office:value-type="float" office:value="105.426963168867" calcext:value-type="float">
            <text:p>105,426963168867</text:p>
          </table:table-cell>
          <table:table-cell office:value-type="float" office:value="100.875123081379" calcext:value-type="float">
            <text:p>100,875123081379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01.671852899576" calcext:value-type="float">
            <text:p>101,671852899576</text:p>
          </table:table-cell>
          <table:table-cell office:value-type="float" office:value="101.561844863732" calcext:value-type="float">
            <text:p>101,561844863732</text:p>
          </table:table-cell>
          <table:table-cell office:value-type="float" office:value="86.7147783251231" calcext:value-type="float">
            <text:p>86,7147783251231</text:p>
          </table:table-cell>
          <table:table-cell office:value-type="float" office:value="100.884011220196" calcext:value-type="float">
            <text:p>100,884011220196</text:p>
          </table:table-cell>
          <table:table-cell office:value-type="float" office:value="104.564652143359" calcext:value-type="float">
            <text:p>104,564652143359</text:p>
          </table:table-cell>
          <table:table-cell office:value-type="float" office:value="104.932725998598" calcext:value-type="float">
            <text:p>104,932725998598</text:p>
          </table:table-cell>
          <table:table-cell office:value-type="float" office:value="87.5891684136967" calcext:value-type="float">
            <text:p>87,5891684136967</text:p>
          </table:table-cell>
          <table:table-cell office:value-type="float" office:value="104.719428969359" calcext:value-type="float">
            <text:p>104,719428969359</text:p>
          </table:table-cell>
          <table:table-cell office:value-type="float" office:value="89.9163888888889" calcext:value-type="float">
            <text:p>89,9163888888889</text:p>
          </table:table-cell>
          <table:table-cell office:value-type="float" office:value="105.21156848829" calcext:value-type="float">
            <text:p>105,21156848829</text:p>
          </table:table-cell>
          <table:table-cell office:value-type="float" office:value="101.07375" calcext:value-type="float">
            <text:p>101,07375</text:p>
          </table:table-cell>
          <table:table-cell office:value-type="float" office:value="105.630844382415" calcext:value-type="float">
            <text:p>105,630844382415</text:p>
          </table:table-cell>
          <table:table-cell office:value-type="float" office:value="99.5313116572296" calcext:value-type="float">
            <text:p>99,5313116572296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98.4985935302391" calcext:value-type="float">
            <text:p>98,4985935302391</text:p>
          </table:table-cell>
          <table:table-cell office:value-type="float" office:value="97.6508047585724" calcext:value-type="float">
            <text:p>97,6508047585724</text:p>
          </table:table-cell>
          <table:table-cell office:value-type="float" office:value="89.8055319148936" calcext:value-type="float">
            <text:p>89,8055319148936</text:p>
          </table:table-cell>
          <table:table-cell office:value-type="float" office:value="98.2578245614035" calcext:value-type="float">
            <text:p>98,2578245614035</text:p>
          </table:table-cell>
          <table:table-cell office:value-type="float" office:value="100.743876836949" calcext:value-type="float">
            <text:p>100,743876836949</text:p>
          </table:table-cell>
          <table:table-cell office:value-type="float" office:value="102.186843946816" calcext:value-type="float">
            <text:p>102,186843946816</text:p>
          </table:table-cell>
          <table:table-cell office:value-type="float" office:value="84.7259180790961" calcext:value-type="float">
            <text:p>84,7259180790961</text:p>
          </table:table-cell>
          <table:table-cell office:value-type="float" office:value="101.664574616457" calcext:value-type="float">
            <text:p>101,664574616457</text:p>
          </table:table-cell>
          <table:table-cell office:value-type="float" office:value="88.0052337752966" calcext:value-type="float">
            <text:p>88,0052337752966</text:p>
          </table:table-cell>
          <table:table-cell office:value-type="float" office:value="101.910028248588" calcext:value-type="float">
            <text:p>101,910028248588</text:p>
          </table:table-cell>
          <table:table-cell office:value-type="float" office:value="95.463347164592" calcext:value-type="float">
            <text:p>95,463347164592</text:p>
          </table:table-cell>
          <table:table-cell office:value-type="float" office:value="103.128061581526" calcext:value-type="float">
            <text:p>103,128061581526</text:p>
          </table:table-cell>
          <table:table-cell office:value-type="float" office:value="96.8468395840636" calcext:value-type="float">
            <text:p>96,8468395840636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95.9465917076599" calcext:value-type="float">
            <text:p>95,9465917076599</text:p>
          </table:table-cell>
          <table:table-cell office:value-type="float" office:value="92.8703573931325" calcext:value-type="float">
            <text:p>92,8703573931325</text:p>
          </table:table-cell>
          <table:table-cell office:value-type="float" office:value="88.5822033898305" calcext:value-type="float">
            <text:p>88,5822033898305</text:p>
          </table:table-cell>
          <table:table-cell office:value-type="float" office:value="97.4646606018195" calcext:value-type="float">
            <text:p>97,4646606018195</text:p>
          </table:table-cell>
          <table:table-cell office:value-type="float" office:value="98.4954892435809" calcext:value-type="float">
            <text:p>98,4954892435809</text:p>
          </table:table-cell>
          <table:table-cell office:value-type="float" office:value="101.733564013841" calcext:value-type="float">
            <text:p>101,733564013841</text:p>
          </table:table-cell>
          <table:table-cell office:value-type="float" office:value="84.1562853107345" calcext:value-type="float">
            <text:p>84,1562853107345</text:p>
          </table:table-cell>
          <table:table-cell office:value-type="float" office:value="98.3997202797203" calcext:value-type="float">
            <text:p>98,3997202797203</text:p>
          </table:table-cell>
          <table:table-cell office:value-type="float" office:value="85.9354341736695" calcext:value-type="float">
            <text:p>85,9354341736695</text:p>
          </table:table-cell>
          <table:table-cell office:value-type="float" office:value="100.973244382022" calcext:value-type="float">
            <text:p>100,973244382022</text:p>
          </table:table-cell>
          <table:table-cell office:value-type="float" office:value="93.5860995850623" calcext:value-type="float">
            <text:p>93,5860995850623</text:p>
          </table:table-cell>
          <table:table-cell office:value-type="float" office:value="102.099790648988" calcext:value-type="float">
            <text:p>102,099790648988</text:p>
          </table:table-cell>
          <table:table-cell office:value-type="float" office:value="95.0412344096049" calcext:value-type="float">
            <text:p>95,0412344096049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97.734593837535" calcext:value-type="float">
            <text:p>97,734593837535</text:p>
          </table:table-cell>
          <table:table-cell office:value-type="float" office:value="91.7737174982431" calcext:value-type="float">
            <text:p>91,7737174982431</text:p>
          </table:table-cell>
          <table:table-cell office:value-type="float" office:value="88.1147140864714" calcext:value-type="float">
            <text:p>88,1147140864714</text:p>
          </table:table-cell>
          <table:table-cell office:value-type="float" office:value="96.7041666666667" calcext:value-type="float">
            <text:p>96,7041666666667</text:p>
          </table:table-cell>
          <table:table-cell office:value-type="float" office:value="98.2182070882557" calcext:value-type="float">
            <text:p>98,2182070882557</text:p>
          </table:table-cell>
          <table:table-cell office:value-type="float" office:value="102.498961937716" calcext:value-type="float">
            <text:p>102,498961937716</text:p>
          </table:table-cell>
          <table:table-cell office:value-type="float" office:value="84.810393258427" calcext:value-type="float">
            <text:p>84,810393258427</text:p>
          </table:table-cell>
          <table:table-cell office:value-type="float" office:value="98.4956854558107" calcext:value-type="float">
            <text:p>98,4956854558107</text:p>
          </table:table-cell>
          <table:table-cell office:value-type="float" office:value="85.8830650804759" calcext:value-type="float">
            <text:p>85,8830650804759</text:p>
          </table:table-cell>
          <table:table-cell office:value-type="float" office:value="100.408468595625" calcext:value-type="float">
            <text:p>100,408468595625</text:p>
          </table:table-cell>
          <table:table-cell office:value-type="float" office:value="94.3162983425414" calcext:value-type="float">
            <text:p>94,3162983425414</text:p>
          </table:table-cell>
          <table:table-cell office:value-type="float" office:value="100.35235131397" calcext:value-type="float">
            <text:p>100,35235131397</text:p>
          </table:table-cell>
          <table:table-cell office:value-type="float" office:value="94.9570017431726" calcext:value-type="float">
            <text:p>94,9570017431726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99.0304561403509" calcext:value-type="float">
            <text:p>99,0304561403509</text:p>
          </table:table-cell>
          <table:table-cell office:value-type="float" office:value="94.5238095238095" calcext:value-type="float">
            <text:p>94,5238095238095</text:p>
          </table:table-cell>
          <table:table-cell office:value-type="float" office:value="89.3201388888889" calcext:value-type="float">
            <text:p>89,3201388888889</text:p>
          </table:table-cell>
          <table:table-cell office:value-type="float" office:value="98.1118881118881" calcext:value-type="float">
            <text:p>98,1118881118881</text:p>
          </table:table-cell>
          <table:table-cell office:value-type="float" office:value="99.3697496522949" calcext:value-type="float">
            <text:p>99,3697496522949</text:p>
          </table:table-cell>
          <table:table-cell office:value-type="float" office:value="105.327310632384" calcext:value-type="float">
            <text:p>105,327310632384</text:p>
          </table:table-cell>
          <table:table-cell office:value-type="float" office:value="88.4094604064471" calcext:value-type="float">
            <text:p>88,4094604064471</text:p>
          </table:table-cell>
          <table:table-cell office:value-type="float" office:value="97.9030662020906" calcext:value-type="float">
            <text:p>97,9030662020906</text:p>
          </table:table-cell>
          <table:table-cell office:value-type="float" office:value="89.3011997177135" calcext:value-type="float">
            <text:p>89,3011997177135</text:p>
          </table:table-cell>
          <table:table-cell office:value-type="float" office:value="100.036262203626" calcext:value-type="float">
            <text:p>100,036262203626</text:p>
          </table:table-cell>
          <table:table-cell office:value-type="float" office:value="96.7375606375606" calcext:value-type="float">
            <text:p>96,7375606375606</text:p>
          </table:table-cell>
          <table:table-cell office:value-type="float" office:value="101.559598059598" calcext:value-type="float">
            <text:p>101,559598059598</text:p>
          </table:table-cell>
          <table:table-cell office:value-type="float" office:value="96.648927263213" calcext:value-type="float">
            <text:p>96,648927263213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101.771558988764" calcext:value-type="float">
            <text:p>101,771558988764</text:p>
          </table:table-cell>
          <table:table-cell office:value-type="float" office:value="94.2389083275018" calcext:value-type="float">
            <text:p>94,2389083275018</text:p>
          </table:table-cell>
          <table:table-cell office:value-type="float" office:value="91.5525400139179" calcext:value-type="float">
            <text:p>91,5525400139179</text:p>
          </table:table-cell>
          <table:table-cell office:value-type="float" office:value="100.670699300699" calcext:value-type="float">
            <text:p>100,670699300699</text:p>
          </table:table-cell>
          <table:table-cell office:value-type="float" office:value="101.290174216028" calcext:value-type="float">
            <text:p>101,290174216028</text:p>
          </table:table-cell>
          <table:table-cell office:value-type="float" office:value="110.152671755725" calcext:value-type="float">
            <text:p>110,152671755725</text:p>
          </table:table-cell>
          <table:table-cell office:value-type="float" office:value="91.9804332634521" calcext:value-type="float">
            <text:p>91,9804332634521</text:p>
          </table:table-cell>
          <table:table-cell office:value-type="float" office:value="98.7506944444445" calcext:value-type="float">
            <text:p>98,7506944444445</text:p>
          </table:table-cell>
          <table:table-cell office:value-type="float" office:value="89.3129304286718" calcext:value-type="float">
            <text:p>89,3129304286718</text:p>
          </table:table-cell>
          <table:table-cell office:value-type="float" office:value="101.94791086351" calcext:value-type="float">
            <text:p>101,94791086351</text:p>
          </table:table-cell>
          <table:table-cell office:value-type="float" office:value="101.153803596127" calcext:value-type="float">
            <text:p>101,153803596127</text:p>
          </table:table-cell>
          <table:table-cell office:value-type="float" office:value="105.274375" calcext:value-type="float">
            <text:p>105,274375</text:p>
          </table:table-cell>
          <table:table-cell office:value-type="float" office:value="99.022170578666" calcext:value-type="float">
            <text:p>99,022170578666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106.926675977654" calcext:value-type="float">
            <text:p>106,926675977654</text:p>
          </table:table-cell>
          <table:table-cell office:value-type="float" office:value="97.6708507670851" calcext:value-type="float">
            <text:p>97,6708507670851</text:p>
          </table:table-cell>
          <table:table-cell office:value-type="float" office:value="94.1921745152355" calcext:value-type="float">
            <text:p>94,1921745152355</text:p>
          </table:table-cell>
          <table:table-cell office:value-type="float" office:value="103.832638888889" calcext:value-type="float">
            <text:p>103,832638888889</text:p>
          </table:table-cell>
          <table:table-cell office:value-type="float" office:value="104.850590687978" calcext:value-type="float">
            <text:p>104,850590687978</text:p>
          </table:table-cell>
          <table:table-cell office:value-type="float" office:value="118.734906315059" calcext:value-type="float">
            <text:p>118,734906315059</text:p>
          </table:table-cell>
          <table:table-cell office:value-type="float" office:value="98.5631136044881" calcext:value-type="float">
            <text:p>98,5631136044881</text:p>
          </table:table-cell>
          <table:table-cell office:value-type="float" office:value="102.078581363004" calcext:value-type="float">
            <text:p>102,078581363004</text:p>
          </table:table-cell>
          <table:table-cell office:value-type="float" office:value="93.2089012517385" calcext:value-type="float">
            <text:p>93,2089012517385</text:p>
          </table:table-cell>
          <table:table-cell office:value-type="float" office:value="105.916317991632" calcext:value-type="float">
            <text:p>105,916317991632</text:p>
          </table:table-cell>
          <table:table-cell office:value-type="float" office:value="105.154753643303" calcext:value-type="float">
            <text:p>105,154753643303</text:p>
          </table:table-cell>
          <table:table-cell office:value-type="float" office:value="110.359667359667" calcext:value-type="float">
            <text:p>110,359667359667</text:p>
          </table:table-cell>
          <table:table-cell office:value-type="float" office:value="103.462255072464" calcext:value-type="float">
            <text:p>103,462255072464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113.153468815697" calcext:value-type="float">
            <text:p>113,153468815697</text:p>
          </table:table-cell>
          <table:table-cell office:value-type="float" office:value="103.045296167247" calcext:value-type="float">
            <text:p>103,045296167247</text:p>
          </table:table-cell>
          <table:table-cell office:value-type="float" office:value="97.2902777777778" calcext:value-type="float">
            <text:p>97,2902777777778</text:p>
          </table:table-cell>
          <table:table-cell office:value-type="float" office:value="112.305710306407" calcext:value-type="float">
            <text:p>112,305710306407</text:p>
          </table:table-cell>
          <table:table-cell office:value-type="float" office:value="111.664122137405" calcext:value-type="float">
            <text:p>111,664122137405</text:p>
          </table:table-cell>
          <table:table-cell office:value-type="float" office:value="131.142956280361" calcext:value-type="float">
            <text:p>131,142956280361</text:p>
          </table:table-cell>
          <table:table-cell office:value-type="float" office:value="106.965734265734" calcext:value-type="float">
            <text:p>106,965734265734</text:p>
          </table:table-cell>
          <table:table-cell office:value-type="float" office:value="106.172638888889" calcext:value-type="float">
            <text:p>106,172638888889</text:p>
          </table:table-cell>
          <table:table-cell office:value-type="float" office:value="100.167569444444" calcext:value-type="float">
            <text:p>100,167569444444</text:p>
          </table:table-cell>
          <table:table-cell office:value-type="float" office:value="109.313194444444" calcext:value-type="float">
            <text:p>109,313194444444</text:p>
          </table:table-cell>
          <table:table-cell office:value-type="float" office:value="114.024171270718" calcext:value-type="float">
            <text:p>114,024171270718</text:p>
          </table:table-cell>
          <table:table-cell office:value-type="float" office:value="118.842946490618" calcext:value-type="float">
            <text:p>118,842946490618</text:p>
          </table:table-cell>
          <table:table-cell office:value-type="float" office:value="110.344665932665" calcext:value-type="float">
            <text:p>110,344665932665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18.571658502449" calcext:value-type="float">
            <text:p>118,571658502449</text:p>
          </table:table-cell>
          <table:table-cell office:value-type="float" office:value="109.021642310369" calcext:value-type="float">
            <text:p>109,021642310369</text:p>
          </table:table-cell>
          <table:table-cell office:value-type="float" office:value="98.1550245959241" calcext:value-type="float">
            <text:p>98,1550245959241</text:p>
          </table:table-cell>
          <table:table-cell office:value-type="float" office:value="120.772866065233" calcext:value-type="float">
            <text:p>120,772866065233</text:p>
          </table:table-cell>
          <table:table-cell office:value-type="float" office:value="118.459433310297" calcext:value-type="float">
            <text:p>118,459433310297</text:p>
          </table:table-cell>
          <table:table-cell office:value-type="float" office:value="142.443905817175" calcext:value-type="float">
            <text:p>142,443905817175</text:p>
          </table:table-cell>
          <table:table-cell office:value-type="float" office:value="116.731932773109" calcext:value-type="float">
            <text:p>116,731932773109</text:p>
          </table:table-cell>
          <table:table-cell office:value-type="float" office:value="112.189882189882" calcext:value-type="float">
            <text:p>112,189882189882</text:p>
          </table:table-cell>
          <table:table-cell office:value-type="float" office:value="109.026162387231" calcext:value-type="float">
            <text:p>109,026162387231</text:p>
          </table:table-cell>
          <table:table-cell office:value-type="float" office:value="112.369667590028" calcext:value-type="float">
            <text:p>112,369667590028</text:p>
          </table:table-cell>
          <table:table-cell office:value-type="float" office:value="120.187190082645" calcext:value-type="float">
            <text:p>120,187190082645</text:p>
          </table:table-cell>
          <table:table-cell office:value-type="float" office:value="126.151977793199" calcext:value-type="float">
            <text:p>126,151977793199</text:p>
          </table:table-cell>
          <table:table-cell office:value-type="float" office:value="117.032982049797" calcext:value-type="float">
            <text:p>117,032982049797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124.471309192201" calcext:value-type="float">
            <text:p>124,471309192201</text:p>
          </table:table-cell>
          <table:table-cell office:value-type="float" office:value="111.74826147427" calcext:value-type="float">
            <text:p>111,74826147427</text:p>
          </table:table-cell>
          <table:table-cell office:value-type="float" office:value="94.3452949438202" calcext:value-type="float">
            <text:p>94,3452949438202</text:p>
          </table:table-cell>
          <table:table-cell office:value-type="float" office:value="128.138386648122" calcext:value-type="float">
            <text:p>128,138386648122</text:p>
          </table:table-cell>
          <table:table-cell office:value-type="float" office:value="124.358896551724" calcext:value-type="float">
            <text:p>124,358896551724</text:p>
          </table:table-cell>
          <table:table-cell office:value-type="float" office:value="151.34682320442" calcext:value-type="float">
            <text:p>151,34682320442</text:p>
          </table:table-cell>
          <table:table-cell office:value-type="float" office:value="119.154184100418" calcext:value-type="float">
            <text:p>119,154184100418</text:p>
          </table:table-cell>
          <table:table-cell office:value-type="float" office:value="118.851037344398" calcext:value-type="float">
            <text:p>118,851037344398</text:p>
          </table:table-cell>
          <table:table-cell office:value-type="float" office:value="117.719625520111" calcext:value-type="float">
            <text:p>117,719625520111</text:p>
          </table:table-cell>
          <table:table-cell office:value-type="float" office:value="115.931910426872" calcext:value-type="float">
            <text:p>115,931910426872</text:p>
          </table:table-cell>
          <table:table-cell office:value-type="float" office:value="126.652443220922" calcext:value-type="float">
            <text:p>126,652443220922</text:p>
          </table:table-cell>
          <table:table-cell office:value-type="float" office:value="132.995847750865" calcext:value-type="float">
            <text:p>132,995847750865</text:p>
          </table:table-cell>
          <table:table-cell office:value-type="float" office:value="122.193207197824" calcext:value-type="float">
            <text:p>122,193207197824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127.065507649513" calcext:value-type="float">
            <text:p>127,065507649513</text:p>
          </table:table-cell>
          <table:table-cell office:value-type="float" office:value="107.460709318498" calcext:value-type="float">
            <text:p>107,460709318498</text:p>
          </table:table-cell>
          <table:table-cell office:value-type="float" office:value="89.4202231520223" calcext:value-type="float">
            <text:p>89,4202231520223</text:p>
          </table:table-cell>
          <table:table-cell office:value-type="float" office:value="130.911165048544" calcext:value-type="float">
            <text:p>130,911165048544</text:p>
          </table:table-cell>
          <table:table-cell office:value-type="float" office:value="125.801171605789" calcext:value-type="float">
            <text:p>125,801171605789</text:p>
          </table:table-cell>
          <table:table-cell office:value-type="float" office:value="154.892561983471" calcext:value-type="float">
            <text:p>154,892561983471</text:p>
          </table:table-cell>
          <table:table-cell office:value-type="float" office:value="114.908856345886" calcext:value-type="float">
            <text:p>114,908856345886</text:p>
          </table:table-cell>
          <table:table-cell office:value-type="float" office:value="122.784022038567" calcext:value-type="float">
            <text:p>122,784022038567</text:p>
          </table:table-cell>
          <table:table-cell office:value-type="float" office:value="123.159695290859" calcext:value-type="float">
            <text:p>123,159695290859</text:p>
          </table:table-cell>
          <table:table-cell office:value-type="float" office:value="118.191856452726" calcext:value-type="float">
            <text:p>118,191856452726</text:p>
          </table:table-cell>
          <table:table-cell office:value-type="float" office:value="129.974604267034" calcext:value-type="float">
            <text:p>129,974604267034</text:p>
          </table:table-cell>
          <table:table-cell office:value-type="float" office:value="134.669646569647" calcext:value-type="float">
            <text:p>134,669646569647</text:p>
          </table:table-cell>
          <table:table-cell office:value-type="float" office:value="123.314391229083" calcext:value-type="float">
            <text:p>123,314391229083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127.659052924791" calcext:value-type="float">
            <text:p>127,659052924791</text:p>
          </table:table-cell>
          <table:table-cell office:value-type="float" office:value="100.721448467967" calcext:value-type="float">
            <text:p>100,721448467967</text:p>
          </table:table-cell>
          <table:table-cell office:value-type="float" office:value="84.9635854341737" calcext:value-type="float">
            <text:p>84,9635854341737</text:p>
          </table:table-cell>
          <table:table-cell office:value-type="float" office:value="129.427974947808" calcext:value-type="float">
            <text:p>129,427974947808</text:p>
          </table:table-cell>
          <table:table-cell office:value-type="float" office:value="124.444674965422" calcext:value-type="float">
            <text:p>124,444674965422</text:p>
          </table:table-cell>
          <table:table-cell office:value-type="float" office:value="151.489273356401" calcext:value-type="float">
            <text:p>151,489273356401</text:p>
          </table:table-cell>
          <table:table-cell office:value-type="float" office:value="106.046811492642" calcext:value-type="float">
            <text:p>106,046811492642</text:p>
          </table:table-cell>
          <table:table-cell office:value-type="float" office:value="123.594444444444" calcext:value-type="float">
            <text:p>123,594444444444</text:p>
          </table:table-cell>
          <table:table-cell office:value-type="float" office:value="124.334492350487" calcext:value-type="float">
            <text:p>124,334492350487</text:p>
          </table:table-cell>
          <table:table-cell office:value-type="float" office:value="117.875900277008" calcext:value-type="float">
            <text:p>117,875900277008</text:p>
          </table:table-cell>
          <table:table-cell office:value-type="float" office:value="129.470303867403" calcext:value-type="float">
            <text:p>129,470303867403</text:p>
          </table:table-cell>
          <table:table-cell office:value-type="float" office:value="130.899860917942" calcext:value-type="float">
            <text:p>130,899860917942</text:p>
          </table:table-cell>
          <table:table-cell office:value-type="float" office:value="120.960261831663" calcext:value-type="float">
            <text:p>120,960261831663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125.660055671538" calcext:value-type="float">
            <text:p>125,660055671538</text:p>
          </table:table-cell>
          <table:table-cell office:value-type="float" office:value="95.652185981957" calcext:value-type="float">
            <text:p>95,652185981957</text:p>
          </table:table-cell>
          <table:table-cell office:value-type="float" office:value="83.157719054242" calcext:value-type="float">
            <text:p>83,157719054242</text:p>
          </table:table-cell>
          <table:table-cell office:value-type="float" office:value="127.19688365651" calcext:value-type="float">
            <text:p>127,19688365651</text:p>
          </table:table-cell>
          <table:table-cell office:value-type="float" office:value="123.189517241379" calcext:value-type="float">
            <text:p>123,189517241379</text:p>
          </table:table-cell>
          <table:table-cell office:value-type="float" office:value="146.583539944904" calcext:value-type="float">
            <text:p>146,583539944904</text:p>
          </table:table-cell>
          <table:table-cell office:value-type="float" office:value="100.684136967156" calcext:value-type="float">
            <text:p>100,684136967156</text:p>
          </table:table-cell>
          <table:table-cell office:value-type="float" office:value="123.330338631652" calcext:value-type="float">
            <text:p>123,330338631652</text:p>
          </table:table-cell>
          <table:table-cell office:value-type="float" office:value="124.0123183391" calcext:value-type="float">
            <text:p>124,0123183391</text:p>
          </table:table-cell>
          <table:table-cell office:value-type="float" office:value="116.49331010453" calcext:value-type="float">
            <text:p>116,49331010453</text:p>
          </table:table-cell>
          <table:table-cell office:value-type="float" office:value="128.943457300275" calcext:value-type="float">
            <text:p>128,943457300275</text:p>
          </table:table-cell>
          <table:table-cell office:value-type="float" office:value="127.173180873181" calcext:value-type="float">
            <text:p>127,173180873181</text:p>
          </table:table-cell>
          <table:table-cell office:value-type="float" office:value="118.554201559342" calcext:value-type="float">
            <text:p>118,55420155934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22:36.754775162</meta:creation-date>
    <dc:date>2019-11-25T16:35:47.738168553</dc:date>
    <meta:editing-duration>PT13M13S</meta:editing-duration>
    <meta:editing-cycles>2</meta:editing-cycles>
    <meta:generator>LibreOffice/6.0.7.3$Linux_X86_64 LibreOffice_project/00m0$Build-3</meta:generator>
    <meta:document-statistic meta:table-count="2" meta:cell-count="7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" chart:maximum="1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0.535cm" svg:height="9.006cm" xlink:href=".." xlink:type="simple" chart:class="chart:line" chart:style-name="ch1">
        <chart:title svg:x="11.44cm" svg:y="0.316cm" chart:style-name="ch2">
          <text:p>Variação das médias por hora - PM10</text:p>
        </chart:title>
        <chart:subtitle svg:x="11.281cm" svg:y="1.275cm" chart:style-name="ch3">
          <text:p>comparação das estações com a média geral</text:p>
        </chart:subtitle>
        <chart:legend chart:legend-position="end" svg:x="25.957cm" svg:y="1.216cm" style:legend-expansion="high" chart:style-name="ch4"/>
        <chart:plot-area chart:style-name="ch5" table:cell-range-address="'Variação por hora - PM10'.A1:'Variação por hora - PM10'.N25" chart:data-source-has-labels="both" svg:x="0.61cm" svg:y="2.138cm" svg:width="24.737cm" svg:height="5.707cm">
          <chartooo:coordinate-region svg:x="1.231cm" svg:y="2.337cm" svg:width="23.744cm" svg:height="4.861cm"/>
          <chart:axis chart:dimension="x" chart:name="primary-x" chart:style-name="ch6" chartooo:axis-type="auto">
            <chartooo:date-scale/>
            <chart:title svg:x="11.677cm" svg:y="8.025cm" chart:style-name="ch7">
              <text:p>Hora da medição</text:p>
            </chart:title>
            <chart:categories table:cell-range-address="'Variação por hora - PM10'.A2:'Variação por hora - PM10'.A25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Variação por hora - PM10'.B2:'Variação por hora - PM10'.B25" chart:label-cell-address="'Variação por hora - PM10'.B1:'Variação por hora - PM10'.B1" chart:class="chart:line">
            <chart:data-point chart:repeated="24"/>
          </chart:series>
          <chart:series chart:style-name="ch11" chart:values-cell-range-address="'Variação por hora - PM10'.C2:'Variação por hora - PM10'.C25" chart:label-cell-address="'Variação por hora - PM10'.C1:'Variação por hora - PM10'.C1" chart:class="chart:line">
            <chart:data-point chart:repeated="24"/>
          </chart:series>
          <chart:series chart:style-name="ch12" chart:values-cell-range-address="'Variação por hora - PM10'.D2:'Variação por hora - PM10'.D25" chart:label-cell-address="'Variação por hora - PM10'.D1:'Variação por hora - PM10'.D1" chart:class="chart:line">
            <chart:data-point chart:repeated="24"/>
          </chart:series>
          <chart:series chart:style-name="ch13" chart:values-cell-range-address="'Variação por hora - PM10'.E2:'Variação por hora - PM10'.E25" chart:label-cell-address="'Variação por hora - PM10'.E1:'Variação por hora - PM10'.E1" chart:class="chart:line">
            <chart:data-point chart:repeated="24"/>
          </chart:series>
          <chart:series chart:style-name="ch14" chart:values-cell-range-address="'Variação por hora - PM10'.F2:'Variação por hora - PM10'.F25" chart:label-cell-address="'Variação por hora - PM10'.F1:'Variação por hora - PM10'.F1" chart:class="chart:line">
            <chart:data-point chart:repeated="24"/>
          </chart:series>
          <chart:series chart:style-name="ch15" chart:values-cell-range-address="'Variação por hora - PM10'.G2:'Variação por hora - PM10'.G25" chart:label-cell-address="'Variação por hora - PM10'.G1:'Variação por hora - PM10'.G1" chart:class="chart:line">
            <chart:data-point chart:repeated="24"/>
          </chart:series>
          <chart:series chart:style-name="ch16" chart:values-cell-range-address="'Variação por hora - PM10'.H2:'Variação por hora - PM10'.H25" chart:label-cell-address="'Variação por hora - PM10'.H1:'Variação por hora - PM10'.H1" chart:class="chart:line">
            <chart:data-point chart:repeated="24"/>
          </chart:series>
          <chart:series chart:style-name="ch17" chart:values-cell-range-address="'Variação por hora - PM10'.I2:'Variação por hora - PM10'.I25" chart:label-cell-address="'Variação por hora - PM10'.I1:'Variação por hora - PM10'.I1" chart:class="chart:line">
            <chart:data-point chart:repeated="24"/>
          </chart:series>
          <chart:series chart:style-name="ch18" chart:values-cell-range-address="'Variação por hora - PM10'.J2:'Variação por hora - PM10'.J25" chart:label-cell-address="'Variação por hora - PM10'.J1:'Variação por hora - PM10'.J1" chart:class="chart:line">
            <chart:data-point chart:repeated="24"/>
          </chart:series>
          <chart:series chart:style-name="ch19" chart:values-cell-range-address="'Variação por hora - PM10'.K2:'Variação por hora - PM10'.K25" chart:label-cell-address="'Variação por hora - PM10'.K1:'Variação por hora - PM10'.K1" chart:class="chart:line">
            <chart:data-point chart:repeated="24"/>
          </chart:series>
          <chart:series chart:style-name="ch20" chart:values-cell-range-address="'Variação por hora - PM10'.L2:'Variação por hora - PM10'.L25" chart:label-cell-address="'Variação por hora - PM10'.L1:'Variação por hora - PM10'.L1" chart:class="chart:line">
            <chart:data-point chart:repeated="24"/>
          </chart:series>
          <chart:series chart:style-name="ch21" chart:values-cell-range-address="'Variação por hora - PM10'.M2:'Variação por hora - PM10'.M25" chart:label-cell-address="'Variação por hora - PM10'.M1:'Variação por hora - PM10'.M1" chart:class="chart:line">
            <chart:data-point chart:repeated="24"/>
          </chart:series>
          <chart:series chart:style-name="ch22" chart:values-cell-range-address="'Variação por hora - PM10'.N2:'Variação por hora - PM10'.N25" chart:label-cell-address="'Variação por hora - PM10'.N1:'Variação por hora - PM10'.N1" chart:class="chart:line">
            <chart:data-point chart:repeated="2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Variação por hora - PM10'.B1:'Variação por hora - PM10'.B1</svg:desc>
                </draw:g>
              </table:table-cell>
              <table:table-cell office:value-type="string">
                <text:p>Changping</text:p>
                <draw:g>
                  <svg:desc>'Variação por hora - PM10'.C1:'Variação por hora - PM10'.C1</svg:desc>
                </draw:g>
              </table:table-cell>
              <table:table-cell office:value-type="string">
                <text:p>Dingling</text:p>
                <draw:g>
                  <svg:desc>'Variação por hora - PM10'.D1:'Variação por hora - PM10'.D1</svg:desc>
                </draw:g>
              </table:table-cell>
              <table:table-cell office:value-type="string">
                <text:p>Dongsi</text:p>
                <draw:g>
                  <svg:desc>'Variação por hora - PM10'.E1:'Variação por hora - PM10'.E1</svg:desc>
                </draw:g>
              </table:table-cell>
              <table:table-cell office:value-type="string">
                <text:p>Guanyuan</text:p>
                <draw:g>
                  <svg:desc>'Variação por hora - PM10'.F1:'Variação por hora - PM10'.F1</svg:desc>
                </draw:g>
              </table:table-cell>
              <table:table-cell office:value-type="string">
                <text:p>Gucheng</text:p>
                <draw:g>
                  <svg:desc>'Variação por hora - PM10'.G1:'Variação por hora - PM10'.G1</svg:desc>
                </draw:g>
              </table:table-cell>
              <table:table-cell office:value-type="string">
                <text:p>Huairou</text:p>
                <draw:g>
                  <svg:desc>'Variação por hora - PM10'.H1:'Variação por hora - PM10'.H1</svg:desc>
                </draw:g>
              </table:table-cell>
              <table:table-cell office:value-type="string">
                <text:p>Nongzhanguan</text:p>
                <draw:g>
                  <svg:desc>'Variação por hora - PM10'.I1:'Variação por hora - PM10'.I1</svg:desc>
                </draw:g>
              </table:table-cell>
              <table:table-cell office:value-type="string">
                <text:p>Shunyi</text:p>
                <draw:g>
                  <svg:desc>'Variação por hora - PM10'.J1:'Variação por hora - PM10'.J1</svg:desc>
                </draw:g>
              </table:table-cell>
              <table:table-cell office:value-type="string">
                <text:p>Tiantan</text:p>
                <draw:g>
                  <svg:desc>'Variação por hora - PM10'.K1:'Variação por hora - PM10'.K1</svg:desc>
                </draw:g>
              </table:table-cell>
              <table:table-cell office:value-type="string">
                <text:p>Wanliu</text:p>
                <draw:g>
                  <svg:desc>'Variação por hora - PM10'.L1:'Variação por hora - PM10'.L1</svg:desc>
                </draw:g>
              </table:table-cell>
              <table:table-cell office:value-type="string">
                <text:p>Wanshouxigong</text:p>
                <draw:g>
                  <svg:desc>'Variação por hora - PM10'.M1:'Variação por hora - PM10'.M1</svg:desc>
                </draw:g>
              </table:table-cell>
              <table:table-cell office:value-type="string">
                <text:p>Geral</text:p>
                <draw:g>
                  <svg:desc>'Variação por hora - PM10'.N1:'Variação por hora - PM10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ção por hora - PM10'.A2:'Variação por hora - PM10'.A25</svg:desc>
                </draw:g>
              </table:table-cell>
              <table:table-cell office:value-type="float" office:value="124.578581363004">
                <text:p>124.578581363004</text:p>
                <draw:g>
                  <svg:desc>'Variação por hora - PM10'.B2:'Variação por hora - PM10'.B25</svg:desc>
                </draw:g>
              </table:table-cell>
              <table:table-cell office:value-type="float" office:value="93.3530229325921">
                <text:p>93.3530229325921</text:p>
                <draw:g>
                  <svg:desc>'Variação por hora - PM10'.C2:'Variação por hora - PM10'.C25</svg:desc>
                </draw:g>
              </table:table-cell>
              <table:table-cell office:value-type="float" office:value="80.9238359972203">
                <text:p>80.9238359972203</text:p>
                <draw:g>
                  <svg:desc>'Variação por hora - PM10'.D2:'Variação por hora - PM10'.D25</svg:desc>
                </draw:g>
              </table:table-cell>
              <table:table-cell office:value-type="float" office:value="124.653979238754">
                <text:p>124.653979238754</text:p>
                <draw:g>
                  <svg:desc>'Variação por hora - PM10'.E2:'Variação por hora - PM10'.E25</svg:desc>
                </draw:g>
              </table:table-cell>
              <table:table-cell office:value-type="float" office:value="120.174844505874">
                <text:p>120.174844505874</text:p>
                <draw:g>
                  <svg:desc>'Variação por hora - PM10'.F2:'Variação por hora - PM10'.F25</svg:desc>
                </draw:g>
              </table:table-cell>
              <table:table-cell office:value-type="float" office:value="137.418909592823">
                <text:p>137.418909592823</text:p>
                <draw:g>
                  <svg:desc>'Variação por hora - PM10'.G2:'Variação por hora - PM10'.G25</svg:desc>
                </draw:g>
              </table:table-cell>
              <table:table-cell office:value-type="float" office:value="94.5228511530398">
                <text:p>94.5228511530398</text:p>
                <draw:g>
                  <svg:desc>'Variação por hora - PM10'.H2:'Variação por hora - PM10'.H25</svg:desc>
                </draw:g>
              </table:table-cell>
              <table:table-cell office:value-type="float" office:value="121.313319530711">
                <text:p>121.313319530711</text:p>
                <draw:g>
                  <svg:desc>'Variação por hora - PM10'.I2:'Variação por hora - PM10'.I25</svg:desc>
                </draw:g>
              </table:table-cell>
              <table:table-cell office:value-type="float" office:value="117.605625">
                <text:p>117.605625</text:p>
                <draw:g>
                  <svg:desc>'Variação por hora - PM10'.J2:'Variação por hora - PM10'.J25</svg:desc>
                </draw:g>
              </table:table-cell>
              <table:table-cell office:value-type="float" office:value="114.968965517241">
                <text:p>114.968965517241</text:p>
                <draw:g>
                  <svg:desc>'Variação por hora - PM10'.K2:'Variação por hora - PM10'.K25</svg:desc>
                </draw:g>
              </table:table-cell>
              <table:table-cell office:value-type="float" office:value="124.661623108666">
                <text:p>124.661623108666</text:p>
                <draw:g>
                  <svg:desc>'Variação por hora - PM10'.L2:'Variação por hora - PM10'.L25</svg:desc>
                </draw:g>
              </table:table-cell>
              <table:table-cell office:value-type="float" office:value="123.366851595007">
                <text:p>123.366851595007</text:p>
                <draw:g>
                  <svg:desc>'Variação por hora - PM10'.M2:'Variação por hora - PM10'.M25</svg:desc>
                </draw:g>
              </table:table-cell>
              <table:table-cell office:value-type="float" office:value="114.837020146626">
                <text:p>114.837020146626</text:p>
                <draw:g>
                  <svg:desc>'Variação por hora - PM10'.N2:'Variação por hora - PM10'.N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3.644320557491">
                <text:p>123.644320557491</text:p>
              </table:table-cell>
              <table:table-cell office:value-type="float" office:value="89.4801945795691">
                <text:p>89.4801945795691</text:p>
              </table:table-cell>
              <table:table-cell office:value-type="float" office:value="78.399652294854">
                <text:p>78.399652294854</text:p>
              </table:table-cell>
              <table:table-cell office:value-type="float" office:value="121.825936199723">
                <text:p>121.825936199723</text:p>
              </table:table-cell>
              <table:table-cell office:value-type="float" office:value="116.950138504155">
                <text:p>116.950138504155</text:p>
              </table:table-cell>
              <table:table-cell office:value-type="float" office:value="126.998341395992">
                <text:p>126.998341395992</text:p>
              </table:table-cell>
              <table:table-cell office:value-type="float" office:value="89.8027972027972">
                <text:p>89.8027972027972</text:p>
              </table:table-cell>
              <table:table-cell office:value-type="float" office:value="121.428769017981">
                <text:p>121.428769017981</text:p>
              </table:table-cell>
              <table:table-cell office:value-type="float" office:value="110.821403752606">
                <text:p>110.821403752606</text:p>
              </table:table-cell>
              <table:table-cell office:value-type="float" office:value="112.919778699862">
                <text:p>112.919778699862</text:p>
              </table:table-cell>
              <table:table-cell office:value-type="float" office:value="120.628787878788">
                <text:p>120.628787878788</text:p>
              </table:table-cell>
              <table:table-cell office:value-type="float" office:value="120.069348127601">
                <text:p>120.069348127601</text:p>
              </table:table-cell>
              <table:table-cell office:value-type="float" office:value="111.115427745665">
                <text:p>111.1154277456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0.302512212142">
                <text:p>120.302512212142</text:p>
              </table:table-cell>
              <table:table-cell office:value-type="float" office:value="86.282720333102">
                <text:p>86.282720333102</text:p>
              </table:table-cell>
              <table:table-cell office:value-type="float" office:value="76.4136395267919">
                <text:p>76.4136395267919</text:p>
              </table:table-cell>
              <table:table-cell office:value-type="float" office:value="119.063730929265">
                <text:p>119.063730929265</text:p>
              </table:table-cell>
              <table:table-cell office:value-type="float" office:value="113.196542185339">
                <text:p>113.196542185339</text:p>
              </table:table-cell>
              <table:table-cell office:value-type="float" office:value="118.363906142167">
                <text:p>118.363906142167</text:p>
              </table:table-cell>
              <table:table-cell office:value-type="float" office:value="82.5684357541899">
                <text:p>82.5684357541899</text:p>
              </table:table-cell>
              <table:table-cell office:value-type="float" office:value="118.865743944637">
                <text:p>118.865743944637</text:p>
              </table:table-cell>
              <table:table-cell office:value-type="float" office:value="103.063070539419">
                <text:p>103.063070539419</text:p>
              </table:table-cell>
              <table:table-cell office:value-type="float" office:value="108.694413407821">
                <text:p>108.694413407821</text:p>
              </table:table-cell>
              <table:table-cell office:value-type="float" office:value="115.050484094053">
                <text:p>115.050484094053</text:p>
              </table:table-cell>
              <table:table-cell office:value-type="float" office:value="117.164241164241">
                <text:p>117.164241164241</text:p>
              </table:table-cell>
              <table:table-cell office:value-type="float" office:value="106.61139833449">
                <text:p>106.611398334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4.527151854444">
                <text:p>114.527151854444</text:p>
              </table:table-cell>
              <table:table-cell office:value-type="float" office:value="83.6425591098748">
                <text:p>83.6425591098748</text:p>
              </table:table-cell>
              <table:table-cell office:value-type="float" office:value="73.2118466898955">
                <text:p>73.2118466898955</text:p>
              </table:table-cell>
              <table:table-cell office:value-type="float" office:value="114.307654836465">
                <text:p>114.307654836465</text:p>
              </table:table-cell>
              <table:table-cell office:value-type="float" office:value="108.61547536433">
                <text:p>108.61547536433</text:p>
              </table:table-cell>
              <table:table-cell office:value-type="float" office:value="112.497441217151">
                <text:p>112.497441217151</text:p>
              </table:table-cell>
              <table:table-cell office:value-type="float" office:value="79.5476223776224">
                <text:p>79.5476223776224</text:p>
              </table:table-cell>
              <table:table-cell office:value-type="float" office:value="115.280125086866">
                <text:p>115.280125086866</text:p>
              </table:table-cell>
              <table:table-cell office:value-type="float" office:value="97.6630041724618">
                <text:p>97.6630041724618</text:p>
              </table:table-cell>
              <table:table-cell office:value-type="float" office:value="105.128422515636">
                <text:p>105.128422515636</text:p>
              </table:table-cell>
              <table:table-cell office:value-type="float" office:value="110.590821256039">
                <text:p>110.590821256039</text:p>
              </table:table-cell>
              <table:table-cell office:value-type="float" office:value="110.626759581882">
                <text:p>110.626759581882</text:p>
              </table:table-cell>
              <table:table-cell office:value-type="float" office:value="102.155684979138">
                <text:p>102.1556849791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9.053379790941">
                <text:p>109.053379790941</text:p>
              </table:table-cell>
              <table:table-cell office:value-type="float" office:value="80.1664355062413">
                <text:p>80.1664355062413</text:p>
              </table:table-cell>
              <table:table-cell office:value-type="float" office:value="71.1268479776848">
                <text:p>71.1268479776848</text:p>
              </table:table-cell>
              <table:table-cell office:value-type="float" office:value="108.749479528105">
                <text:p>108.749479528105</text:p>
              </table:table-cell>
              <table:table-cell office:value-type="float" office:value="104.798476454294">
                <text:p>104.798476454294</text:p>
              </table:table-cell>
              <table:table-cell office:value-type="float" office:value="106.217391304348">
                <text:p>106.217391304348</text:p>
              </table:table-cell>
              <table:table-cell office:value-type="float" office:value="76.1020979020979">
                <text:p>76.1020979020979</text:p>
              </table:table-cell>
              <table:table-cell office:value-type="float" office:value="110.404152249135">
                <text:p>110.404152249135</text:p>
              </table:table-cell>
              <table:table-cell office:value-type="float" office:value="91.627600554785">
                <text:p>91.627600554785</text:p>
              </table:table-cell>
              <table:table-cell office:value-type="float" office:value="101.499515905947">
                <text:p>101.499515905947</text:p>
              </table:table-cell>
              <table:table-cell office:value-type="float" office:value="106.949655172414">
                <text:p>106.949655172414</text:p>
              </table:table-cell>
              <table:table-cell office:value-type="float" office:value="105.097916666667">
                <text:p>105.097916666667</text:p>
              </table:table-cell>
              <table:table-cell office:value-type="float" office:value="97.6822060353798">
                <text:p>97.68220603537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38147632312">
                <text:p>103.38147632312</text:p>
              </table:table-cell>
              <table:table-cell office:value-type="float" office:value="78.5176960444136">
                <text:p>78.5176960444136</text:p>
              </table:table-cell>
              <table:table-cell office:value-type="float" office:value="69.4635605006954">
                <text:p>69.4635605006954</text:p>
              </table:table-cell>
              <table:table-cell office:value-type="float" office:value="103.688410825815">
                <text:p>103.688410825815</text:p>
              </table:table-cell>
              <table:table-cell office:value-type="float" office:value="101.308914996545">
                <text:p>101.308914996545</text:p>
              </table:table-cell>
              <table:table-cell office:value-type="float" office:value="100.963492063492">
                <text:p>100.963492063492</text:p>
              </table:table-cell>
              <table:table-cell office:value-type="float" office:value="74.7564730580826">
                <text:p>74.7564730580826</text:p>
              </table:table-cell>
              <table:table-cell office:value-type="float" office:value="104.674482758621">
                <text:p>104.674482758621</text:p>
              </table:table-cell>
              <table:table-cell office:value-type="float" office:value="87.5374479889043">
                <text:p>87.5374479889043</text:p>
              </table:table-cell>
              <table:table-cell office:value-type="float" office:value="97.1481843575419">
                <text:p>97.1481843575419</text:p>
              </table:table-cell>
              <table:table-cell office:value-type="float" office:value="102.624655647383">
                <text:p>102.624655647383</text:p>
              </table:table-cell>
              <table:table-cell office:value-type="float" office:value="100.29716066482">
                <text:p>100.29716066482</text:p>
              </table:table-cell>
              <table:table-cell office:value-type="float" office:value="93.7277498410497">
                <text:p>93.72774984104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.433240611961">
                <text:p>100.433240611961</text:p>
              </table:table-cell>
              <table:table-cell office:value-type="float" office:value="79.9348579348579">
                <text:p>79.9348579348579</text:p>
              </table:table-cell>
              <table:table-cell office:value-type="float" office:value="69.0520833333333">
                <text:p>69.0520833333333</text:p>
              </table:table-cell>
              <table:table-cell office:value-type="float" office:value="102.252945252945">
                <text:p>102.252945252945</text:p>
              </table:table-cell>
              <table:table-cell office:value-type="float" office:value="100.52377670572">
                <text:p>100.52377670572</text:p>
              </table:table-cell>
              <table:table-cell office:value-type="float" office:value="97.9135955831608">
                <text:p>97.9135955831608</text:p>
              </table:table-cell>
              <table:table-cell office:value-type="float" office:value="72.8287910552062">
                <text:p>72.8287910552062</text:p>
              </table:table-cell>
              <table:table-cell office:value-type="float" office:value="101.342579750347">
                <text:p>101.342579750347</text:p>
              </table:table-cell>
              <table:table-cell office:value-type="float" office:value="83.8515277777778">
                <text:p>83.8515277777778</text:p>
              </table:table-cell>
              <table:table-cell office:value-type="float" office:value="96.3202068965517">
                <text:p>96.3202068965517</text:p>
              </table:table-cell>
              <table:table-cell office:value-type="float" office:value="101.80618556701">
                <text:p>101.80618556701</text:p>
              </table:table-cell>
              <table:table-cell office:value-type="float" office:value="99.3782095766829">
                <text:p>99.3782095766829</text:p>
              </table:table-cell>
              <table:table-cell office:value-type="float" office:value="92.1658084627374">
                <text:p>92.16580846273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.7207112970711">
                <text:p>98.7207112970711</text:p>
              </table:table-cell>
              <table:table-cell office:value-type="float" office:value="85.9483356449376">
                <text:p>85.9483356449376</text:p>
              </table:table-cell>
              <table:table-cell office:value-type="float" office:value="72.2101318528799">
                <text:p>72.2101318528799</text:p>
              </table:table-cell>
              <table:table-cell office:value-type="float" office:value="101.461234396671">
                <text:p>101.461234396671</text:p>
              </table:table-cell>
              <table:table-cell office:value-type="float" office:value="101.519129834254">
                <text:p>101.519129834254</text:p>
              </table:table-cell>
              <table:table-cell office:value-type="float" office:value="101.865607734807">
                <text:p>101.865607734807</text:p>
              </table:table-cell>
              <table:table-cell office:value-type="float" office:value="76.4573931324457">
                <text:p>76.4573931324457</text:p>
              </table:table-cell>
              <table:table-cell office:value-type="float" office:value="99.778987517337">
                <text:p>99.778987517337</text:p>
              </table:table-cell>
              <table:table-cell office:value-type="float" office:value="83.9720027720028">
                <text:p>83.9720027720028</text:p>
              </table:table-cell>
              <table:table-cell office:value-type="float" office:value="97.0559474412172">
                <text:p>97.0559474412172</text:p>
              </table:table-cell>
              <table:table-cell office:value-type="float" office:value="104.86342305038">
                <text:p>104.86342305038</text:p>
              </table:table-cell>
              <table:table-cell office:value-type="float" office:value="100.48891966759">
                <text:p>100.48891966759</text:p>
              </table:table-cell>
              <table:table-cell office:value-type="float" office:value="93.7200739627875">
                <text:p>93.7200739627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1.280640668524">
                <text:p>101.280640668524</text:p>
              </table:table-cell>
              <table:table-cell office:value-type="float" office:value="92.7634854771784">
                <text:p>92.7634854771784</text:p>
              </table:table-cell>
              <table:table-cell office:value-type="float" office:value="77.3659043659044">
                <text:p>77.3659043659044</text:p>
              </table:table-cell>
              <table:table-cell office:value-type="float" office:value="102.637239944522">
                <text:p>102.637239944522</text:p>
              </table:table-cell>
              <table:table-cell office:value-type="float" office:value="104.1108815427">
                <text:p>104.1108815427</text:p>
              </table:table-cell>
              <table:table-cell office:value-type="float" office:value="108.987603305785">
                <text:p>108.987603305785</text:p>
              </table:table-cell>
              <table:table-cell office:value-type="float" office:value="83.5136078157711">
                <text:p>83.5136078157711</text:p>
              </table:table-cell>
              <table:table-cell office:value-type="float" office:value="102.439709944751">
                <text:p>102.439709944751</text:p>
              </table:table-cell>
              <table:table-cell office:value-type="float" office:value="89.1274238227147">
                <text:p>89.1274238227147</text:p>
              </table:table-cell>
              <table:table-cell office:value-type="float" office:value="102.200278551532">
                <text:p>102.200278551532</text:p>
              </table:table-cell>
              <table:table-cell office:value-type="float" office:value="111.654031702274">
                <text:p>111.654031702274</text:p>
              </table:table-cell>
              <table:table-cell office:value-type="float" office:value="105.807878369039">
                <text:p>105.807878369039</text:p>
              </table:table-cell>
              <table:table-cell office:value-type="float" office:value="98.5122446624351">
                <text:p>98.5122446624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3.538032100488">
                <text:p>103.538032100488</text:p>
              </table:table-cell>
              <table:table-cell office:value-type="float" office:value="99.7575966850829">
                <text:p>99.7575966850829</text:p>
              </table:table-cell>
              <table:table-cell office:value-type="float" office:value="81.9650242886884">
                <text:p>81.9650242886884</text:p>
              </table:table-cell>
              <table:table-cell office:value-type="float" office:value="102.395558639833">
                <text:p>102.395558639833</text:p>
              </table:table-cell>
              <table:table-cell office:value-type="float" office:value="104.979405666897">
                <text:p>104.979405666897</text:p>
              </table:table-cell>
              <table:table-cell office:value-type="float" office:value="110.196416264645">
                <text:p>110.196416264645</text:p>
              </table:table-cell>
              <table:table-cell office:value-type="float" office:value="89.7935619314206">
                <text:p>89.7935619314206</text:p>
              </table:table-cell>
              <table:table-cell office:value-type="float" office:value="105.37689133425">
                <text:p>105.37689133425</text:p>
              </table:table-cell>
              <table:table-cell office:value-type="float" office:value="91.5880721220527">
                <text:p>91.5880721220527</text:p>
              </table:table-cell>
              <table:table-cell office:value-type="float" office:value="104.836155447606">
                <text:p>104.836155447606</text:p>
              </table:table-cell>
              <table:table-cell office:value-type="float" office:value="109.298281786942">
                <text:p>109.298281786942</text:p>
              </table:table-cell>
              <table:table-cell office:value-type="float" office:value="106.383552176918">
                <text:p>106.383552176918</text:p>
              </table:table-cell>
              <table:table-cell office:value-type="float" office:value="100.86679554504">
                <text:p>100.86679554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3.231792717087">
                <text:p>103.231792717087</text:p>
              </table:table-cell>
              <table:table-cell office:value-type="float" office:value="104.202505219207">
                <text:p>104.202505219207</text:p>
              </table:table-cell>
              <table:table-cell office:value-type="float" office:value="84.472016748081">
                <text:p>84.472016748081</text:p>
              </table:table-cell>
              <table:table-cell office:value-type="float" office:value="101.849895615866">
                <text:p>101.849895615866</text:p>
              </table:table-cell>
              <table:table-cell office:value-type="float" office:value="104.446838082001">
                <text:p>104.446838082001</text:p>
              </table:table-cell>
              <table:table-cell office:value-type="float" office:value="107.23875432526">
                <text:p>107.23875432526</text:p>
              </table:table-cell>
              <table:table-cell office:value-type="float" office:value="90.7265734265734">
                <text:p>90.7265734265734</text:p>
              </table:table-cell>
              <table:table-cell office:value-type="float" office:value="105.504910096819">
                <text:p>105.504910096819</text:p>
              </table:table-cell>
              <table:table-cell office:value-type="float" office:value="92.2588765603329">
                <text:p>92.2588765603329</text:p>
              </table:table-cell>
              <table:table-cell office:value-type="float" office:value="105.058066759388">
                <text:p>105.058066759388</text:p>
              </table:table-cell>
              <table:table-cell office:value-type="float" office:value="105.906271536871">
                <text:p>105.906271536871</text:p>
              </table:table-cell>
              <table:table-cell office:value-type="float" office:value="105.426963168867">
                <text:p>105.426963168867</text:p>
              </table:table-cell>
              <table:table-cell office:value-type="float" office:value="100.875123081379">
                <text:p>100.875123081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1.671852899576">
                <text:p>101.671852899576</text:p>
              </table:table-cell>
              <table:table-cell office:value-type="float" office:value="101.561844863732">
                <text:p>101.561844863732</text:p>
              </table:table-cell>
              <table:table-cell office:value-type="float" office:value="86.7147783251231">
                <text:p>86.7147783251231</text:p>
              </table:table-cell>
              <table:table-cell office:value-type="float" office:value="100.884011220196">
                <text:p>100.884011220196</text:p>
              </table:table-cell>
              <table:table-cell office:value-type="float" office:value="104.564652143359">
                <text:p>104.564652143359</text:p>
              </table:table-cell>
              <table:table-cell office:value-type="float" office:value="104.932725998598">
                <text:p>104.932725998598</text:p>
              </table:table-cell>
              <table:table-cell office:value-type="float" office:value="87.5891684136967">
                <text:p>87.5891684136967</text:p>
              </table:table-cell>
              <table:table-cell office:value-type="float" office:value="104.719428969359">
                <text:p>104.719428969359</text:p>
              </table:table-cell>
              <table:table-cell office:value-type="float" office:value="89.9163888888889">
                <text:p>89.9163888888889</text:p>
              </table:table-cell>
              <table:table-cell office:value-type="float" office:value="105.21156848829">
                <text:p>105.21156848829</text:p>
              </table:table-cell>
              <table:table-cell office:value-type="float" office:value="101.07375">
                <text:p>101.07375</text:p>
              </table:table-cell>
              <table:table-cell office:value-type="float" office:value="105.630844382415">
                <text:p>105.630844382415</text:p>
              </table:table-cell>
              <table:table-cell office:value-type="float" office:value="99.5313116572296">
                <text:p>99.53131165722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.4985935302391">
                <text:p>98.4985935302391</text:p>
              </table:table-cell>
              <table:table-cell office:value-type="float" office:value="97.6508047585724">
                <text:p>97.6508047585724</text:p>
              </table:table-cell>
              <table:table-cell office:value-type="float" office:value="89.8055319148936">
                <text:p>89.8055319148936</text:p>
              </table:table-cell>
              <table:table-cell office:value-type="float" office:value="98.2578245614035">
                <text:p>98.2578245614035</text:p>
              </table:table-cell>
              <table:table-cell office:value-type="float" office:value="100.743876836949">
                <text:p>100.743876836949</text:p>
              </table:table-cell>
              <table:table-cell office:value-type="float" office:value="102.186843946816">
                <text:p>102.186843946816</text:p>
              </table:table-cell>
              <table:table-cell office:value-type="float" office:value="84.7259180790961">
                <text:p>84.7259180790961</text:p>
              </table:table-cell>
              <table:table-cell office:value-type="float" office:value="101.664574616457">
                <text:p>101.664574616457</text:p>
              </table:table-cell>
              <table:table-cell office:value-type="float" office:value="88.0052337752966">
                <text:p>88.0052337752966</text:p>
              </table:table-cell>
              <table:table-cell office:value-type="float" office:value="101.910028248588">
                <text:p>101.910028248588</text:p>
              </table:table-cell>
              <table:table-cell office:value-type="float" office:value="95.463347164592">
                <text:p>95.463347164592</text:p>
              </table:table-cell>
              <table:table-cell office:value-type="float" office:value="103.128061581526">
                <text:p>103.128061581526</text:p>
              </table:table-cell>
              <table:table-cell office:value-type="float" office:value="96.8468395840636">
                <text:p>96.84683958406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5.9465917076599">
                <text:p>95.9465917076599</text:p>
              </table:table-cell>
              <table:table-cell office:value-type="float" office:value="92.8703573931325">
                <text:p>92.8703573931325</text:p>
              </table:table-cell>
              <table:table-cell office:value-type="float" office:value="88.5822033898305">
                <text:p>88.5822033898305</text:p>
              </table:table-cell>
              <table:table-cell office:value-type="float" office:value="97.4646606018195">
                <text:p>97.4646606018195</text:p>
              </table:table-cell>
              <table:table-cell office:value-type="float" office:value="98.4954892435809">
                <text:p>98.4954892435809</text:p>
              </table:table-cell>
              <table:table-cell office:value-type="float" office:value="101.733564013841">
                <text:p>101.733564013841</text:p>
              </table:table-cell>
              <table:table-cell office:value-type="float" office:value="84.1562853107345">
                <text:p>84.1562853107345</text:p>
              </table:table-cell>
              <table:table-cell office:value-type="float" office:value="98.3997202797203">
                <text:p>98.3997202797203</text:p>
              </table:table-cell>
              <table:table-cell office:value-type="float" office:value="85.9354341736695">
                <text:p>85.9354341736695</text:p>
              </table:table-cell>
              <table:table-cell office:value-type="float" office:value="100.973244382022">
                <text:p>100.973244382022</text:p>
              </table:table-cell>
              <table:table-cell office:value-type="float" office:value="93.5860995850623">
                <text:p>93.5860995850623</text:p>
              </table:table-cell>
              <table:table-cell office:value-type="float" office:value="102.099790648988">
                <text:p>102.099790648988</text:p>
              </table:table-cell>
              <table:table-cell office:value-type="float" office:value="95.0412344096049">
                <text:p>95.0412344096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.734593837535">
                <text:p>97.734593837535</text:p>
              </table:table-cell>
              <table:table-cell office:value-type="float" office:value="91.7737174982431">
                <text:p>91.7737174982431</text:p>
              </table:table-cell>
              <table:table-cell office:value-type="float" office:value="88.1147140864714">
                <text:p>88.1147140864714</text:p>
              </table:table-cell>
              <table:table-cell office:value-type="float" office:value="96.7041666666667">
                <text:p>96.7041666666667</text:p>
              </table:table-cell>
              <table:table-cell office:value-type="float" office:value="98.2182070882557">
                <text:p>98.2182070882557</text:p>
              </table:table-cell>
              <table:table-cell office:value-type="float" office:value="102.498961937716">
                <text:p>102.498961937716</text:p>
              </table:table-cell>
              <table:table-cell office:value-type="float" office:value="84.810393258427">
                <text:p>84.810393258427</text:p>
              </table:table-cell>
              <table:table-cell office:value-type="float" office:value="98.4956854558107">
                <text:p>98.4956854558107</text:p>
              </table:table-cell>
              <table:table-cell office:value-type="float" office:value="85.8830650804759">
                <text:p>85.8830650804759</text:p>
              </table:table-cell>
              <table:table-cell office:value-type="float" office:value="100.408468595625">
                <text:p>100.408468595625</text:p>
              </table:table-cell>
              <table:table-cell office:value-type="float" office:value="94.3162983425414">
                <text:p>94.3162983425414</text:p>
              </table:table-cell>
              <table:table-cell office:value-type="float" office:value="100.35235131397">
                <text:p>100.35235131397</text:p>
              </table:table-cell>
              <table:table-cell office:value-type="float" office:value="94.9570017431726">
                <text:p>94.95700174317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.0304561403509">
                <text:p>99.0304561403509</text:p>
              </table:table-cell>
              <table:table-cell office:value-type="float" office:value="94.5238095238095">
                <text:p>94.5238095238095</text:p>
              </table:table-cell>
              <table:table-cell office:value-type="float" office:value="89.3201388888889">
                <text:p>89.3201388888889</text:p>
              </table:table-cell>
              <table:table-cell office:value-type="float" office:value="98.1118881118881">
                <text:p>98.1118881118881</text:p>
              </table:table-cell>
              <table:table-cell office:value-type="float" office:value="99.3697496522949">
                <text:p>99.3697496522949</text:p>
              </table:table-cell>
              <table:table-cell office:value-type="float" office:value="105.327310632384">
                <text:p>105.327310632384</text:p>
              </table:table-cell>
              <table:table-cell office:value-type="float" office:value="88.4094604064471">
                <text:p>88.4094604064471</text:p>
              </table:table-cell>
              <table:table-cell office:value-type="float" office:value="97.9030662020906">
                <text:p>97.9030662020906</text:p>
              </table:table-cell>
              <table:table-cell office:value-type="float" office:value="89.3011997177135">
                <text:p>89.3011997177135</text:p>
              </table:table-cell>
              <table:table-cell office:value-type="float" office:value="100.036262203626">
                <text:p>100.036262203626</text:p>
              </table:table-cell>
              <table:table-cell office:value-type="float" office:value="96.7375606375606">
                <text:p>96.7375606375606</text:p>
              </table:table-cell>
              <table:table-cell office:value-type="float" office:value="101.559598059598">
                <text:p>101.559598059598</text:p>
              </table:table-cell>
              <table:table-cell office:value-type="float" office:value="96.648927263213">
                <text:p>96.6489272632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.771558988764">
                <text:p>101.771558988764</text:p>
              </table:table-cell>
              <table:table-cell office:value-type="float" office:value="94.2389083275018">
                <text:p>94.2389083275018</text:p>
              </table:table-cell>
              <table:table-cell office:value-type="float" office:value="91.5525400139179">
                <text:p>91.5525400139179</text:p>
              </table:table-cell>
              <table:table-cell office:value-type="float" office:value="100.670699300699">
                <text:p>100.670699300699</text:p>
              </table:table-cell>
              <table:table-cell office:value-type="float" office:value="101.290174216028">
                <text:p>101.290174216028</text:p>
              </table:table-cell>
              <table:table-cell office:value-type="float" office:value="110.152671755725">
                <text:p>110.152671755725</text:p>
              </table:table-cell>
              <table:table-cell office:value-type="float" office:value="91.9804332634521">
                <text:p>91.9804332634521</text:p>
              </table:table-cell>
              <table:table-cell office:value-type="float" office:value="98.7506944444445">
                <text:p>98.7506944444445</text:p>
              </table:table-cell>
              <table:table-cell office:value-type="float" office:value="89.3129304286718">
                <text:p>89.3129304286718</text:p>
              </table:table-cell>
              <table:table-cell office:value-type="float" office:value="101.94791086351">
                <text:p>101.94791086351</text:p>
              </table:table-cell>
              <table:table-cell office:value-type="float" office:value="101.153803596127">
                <text:p>101.153803596127</text:p>
              </table:table-cell>
              <table:table-cell office:value-type="float" office:value="105.274375">
                <text:p>105.274375</text:p>
              </table:table-cell>
              <table:table-cell office:value-type="float" office:value="99.022170578666">
                <text:p>99.0221705786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6.926675977654">
                <text:p>106.926675977654</text:p>
              </table:table-cell>
              <table:table-cell office:value-type="float" office:value="97.6708507670851">
                <text:p>97.6708507670851</text:p>
              </table:table-cell>
              <table:table-cell office:value-type="float" office:value="94.1921745152355">
                <text:p>94.1921745152355</text:p>
              </table:table-cell>
              <table:table-cell office:value-type="float" office:value="103.832638888889">
                <text:p>103.832638888889</text:p>
              </table:table-cell>
              <table:table-cell office:value-type="float" office:value="104.850590687978">
                <text:p>104.850590687978</text:p>
              </table:table-cell>
              <table:table-cell office:value-type="float" office:value="118.734906315059">
                <text:p>118.734906315059</text:p>
              </table:table-cell>
              <table:table-cell office:value-type="float" office:value="98.5631136044881">
                <text:p>98.5631136044881</text:p>
              </table:table-cell>
              <table:table-cell office:value-type="float" office:value="102.078581363004">
                <text:p>102.078581363004</text:p>
              </table:table-cell>
              <table:table-cell office:value-type="float" office:value="93.2089012517385">
                <text:p>93.2089012517385</text:p>
              </table:table-cell>
              <table:table-cell office:value-type="float" office:value="105.916317991632">
                <text:p>105.916317991632</text:p>
              </table:table-cell>
              <table:table-cell office:value-type="float" office:value="105.154753643303">
                <text:p>105.154753643303</text:p>
              </table:table-cell>
              <table:table-cell office:value-type="float" office:value="110.359667359667">
                <text:p>110.359667359667</text:p>
              </table:table-cell>
              <table:table-cell office:value-type="float" office:value="103.462255072464">
                <text:p>103.4622550724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3.153468815697">
                <text:p>113.153468815697</text:p>
              </table:table-cell>
              <table:table-cell office:value-type="float" office:value="103.045296167247">
                <text:p>103.045296167247</text:p>
              </table:table-cell>
              <table:table-cell office:value-type="float" office:value="97.2902777777778">
                <text:p>97.2902777777778</text:p>
              </table:table-cell>
              <table:table-cell office:value-type="float" office:value="112.305710306407">
                <text:p>112.305710306407</text:p>
              </table:table-cell>
              <table:table-cell office:value-type="float" office:value="111.664122137405">
                <text:p>111.664122137405</text:p>
              </table:table-cell>
              <table:table-cell office:value-type="float" office:value="131.142956280361">
                <text:p>131.142956280361</text:p>
              </table:table-cell>
              <table:table-cell office:value-type="float" office:value="106.965734265734">
                <text:p>106.965734265734</text:p>
              </table:table-cell>
              <table:table-cell office:value-type="float" office:value="106.172638888889">
                <text:p>106.172638888889</text:p>
              </table:table-cell>
              <table:table-cell office:value-type="float" office:value="100.167569444444">
                <text:p>100.167569444444</text:p>
              </table:table-cell>
              <table:table-cell office:value-type="float" office:value="109.313194444444">
                <text:p>109.313194444444</text:p>
              </table:table-cell>
              <table:table-cell office:value-type="float" office:value="114.024171270718">
                <text:p>114.024171270718</text:p>
              </table:table-cell>
              <table:table-cell office:value-type="float" office:value="118.842946490618">
                <text:p>118.842946490618</text:p>
              </table:table-cell>
              <table:table-cell office:value-type="float" office:value="110.344665932665">
                <text:p>110.344665932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8.571658502449">
                <text:p>118.571658502449</text:p>
              </table:table-cell>
              <table:table-cell office:value-type="float" office:value="109.021642310369">
                <text:p>109.021642310369</text:p>
              </table:table-cell>
              <table:table-cell office:value-type="float" office:value="98.1550245959241">
                <text:p>98.1550245959241</text:p>
              </table:table-cell>
              <table:table-cell office:value-type="float" office:value="120.772866065233">
                <text:p>120.772866065233</text:p>
              </table:table-cell>
              <table:table-cell office:value-type="float" office:value="118.459433310297">
                <text:p>118.459433310297</text:p>
              </table:table-cell>
              <table:table-cell office:value-type="float" office:value="142.443905817175">
                <text:p>142.443905817175</text:p>
              </table:table-cell>
              <table:table-cell office:value-type="float" office:value="116.731932773109">
                <text:p>116.731932773109</text:p>
              </table:table-cell>
              <table:table-cell office:value-type="float" office:value="112.189882189882">
                <text:p>112.189882189882</text:p>
              </table:table-cell>
              <table:table-cell office:value-type="float" office:value="109.026162387231">
                <text:p>109.026162387231</text:p>
              </table:table-cell>
              <table:table-cell office:value-type="float" office:value="112.369667590028">
                <text:p>112.369667590028</text:p>
              </table:table-cell>
              <table:table-cell office:value-type="float" office:value="120.187190082645">
                <text:p>120.187190082645</text:p>
              </table:table-cell>
              <table:table-cell office:value-type="float" office:value="126.151977793199">
                <text:p>126.151977793199</text:p>
              </table:table-cell>
              <table:table-cell office:value-type="float" office:value="117.032982049797">
                <text:p>117.0329820497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.471309192201">
                <text:p>124.471309192201</text:p>
              </table:table-cell>
              <table:table-cell office:value-type="float" office:value="111.74826147427">
                <text:p>111.74826147427</text:p>
              </table:table-cell>
              <table:table-cell office:value-type="float" office:value="94.3452949438202">
                <text:p>94.3452949438202</text:p>
              </table:table-cell>
              <table:table-cell office:value-type="float" office:value="128.138386648122">
                <text:p>128.138386648122</text:p>
              </table:table-cell>
              <table:table-cell office:value-type="float" office:value="124.358896551724">
                <text:p>124.358896551724</text:p>
              </table:table-cell>
              <table:table-cell office:value-type="float" office:value="151.34682320442">
                <text:p>151.34682320442</text:p>
              </table:table-cell>
              <table:table-cell office:value-type="float" office:value="119.154184100418">
                <text:p>119.154184100418</text:p>
              </table:table-cell>
              <table:table-cell office:value-type="float" office:value="118.851037344398">
                <text:p>118.851037344398</text:p>
              </table:table-cell>
              <table:table-cell office:value-type="float" office:value="117.719625520111">
                <text:p>117.719625520111</text:p>
              </table:table-cell>
              <table:table-cell office:value-type="float" office:value="115.931910426872">
                <text:p>115.931910426872</text:p>
              </table:table-cell>
              <table:table-cell office:value-type="float" office:value="126.652443220922">
                <text:p>126.652443220922</text:p>
              </table:table-cell>
              <table:table-cell office:value-type="float" office:value="132.995847750865">
                <text:p>132.995847750865</text:p>
              </table:table-cell>
              <table:table-cell office:value-type="float" office:value="122.193207197824">
                <text:p>122.1932071978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7.065507649513">
                <text:p>127.065507649513</text:p>
              </table:table-cell>
              <table:table-cell office:value-type="float" office:value="107.460709318498">
                <text:p>107.460709318498</text:p>
              </table:table-cell>
              <table:table-cell office:value-type="float" office:value="89.4202231520223">
                <text:p>89.4202231520223</text:p>
              </table:table-cell>
              <table:table-cell office:value-type="float" office:value="130.911165048544">
                <text:p>130.911165048544</text:p>
              </table:table-cell>
              <table:table-cell office:value-type="float" office:value="125.801171605789">
                <text:p>125.801171605789</text:p>
              </table:table-cell>
              <table:table-cell office:value-type="float" office:value="154.892561983471">
                <text:p>154.892561983471</text:p>
              </table:table-cell>
              <table:table-cell office:value-type="float" office:value="114.908856345886">
                <text:p>114.908856345886</text:p>
              </table:table-cell>
              <table:table-cell office:value-type="float" office:value="122.784022038567">
                <text:p>122.784022038567</text:p>
              </table:table-cell>
              <table:table-cell office:value-type="float" office:value="123.159695290859">
                <text:p>123.159695290859</text:p>
              </table:table-cell>
              <table:table-cell office:value-type="float" office:value="118.191856452726">
                <text:p>118.191856452726</text:p>
              </table:table-cell>
              <table:table-cell office:value-type="float" office:value="129.974604267034">
                <text:p>129.974604267034</text:p>
              </table:table-cell>
              <table:table-cell office:value-type="float" office:value="134.669646569647">
                <text:p>134.669646569647</text:p>
              </table:table-cell>
              <table:table-cell office:value-type="float" office:value="123.314391229083">
                <text:p>123.3143912290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7.659052924791">
                <text:p>127.659052924791</text:p>
              </table:table-cell>
              <table:table-cell office:value-type="float" office:value="100.721448467967">
                <text:p>100.721448467967</text:p>
              </table:table-cell>
              <table:table-cell office:value-type="float" office:value="84.9635854341737">
                <text:p>84.9635854341737</text:p>
              </table:table-cell>
              <table:table-cell office:value-type="float" office:value="129.427974947808">
                <text:p>129.427974947808</text:p>
              </table:table-cell>
              <table:table-cell office:value-type="float" office:value="124.444674965422">
                <text:p>124.444674965422</text:p>
              </table:table-cell>
              <table:table-cell office:value-type="float" office:value="151.489273356401">
                <text:p>151.489273356401</text:p>
              </table:table-cell>
              <table:table-cell office:value-type="float" office:value="106.046811492642">
                <text:p>106.046811492642</text:p>
              </table:table-cell>
              <table:table-cell office:value-type="float" office:value="123.594444444444">
                <text:p>123.594444444444</text:p>
              </table:table-cell>
              <table:table-cell office:value-type="float" office:value="124.334492350487">
                <text:p>124.334492350487</text:p>
              </table:table-cell>
              <table:table-cell office:value-type="float" office:value="117.875900277008">
                <text:p>117.875900277008</text:p>
              </table:table-cell>
              <table:table-cell office:value-type="float" office:value="129.470303867403">
                <text:p>129.470303867403</text:p>
              </table:table-cell>
              <table:table-cell office:value-type="float" office:value="130.899860917942">
                <text:p>130.899860917942</text:p>
              </table:table-cell>
              <table:table-cell office:value-type="float" office:value="120.960261831663">
                <text:p>120.9602618316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5.660055671538">
                <text:p>125.660055671538</text:p>
              </table:table-cell>
              <table:table-cell office:value-type="float" office:value="95.652185981957">
                <text:p>95.652185981957</text:p>
              </table:table-cell>
              <table:table-cell office:value-type="float" office:value="83.157719054242">
                <text:p>83.157719054242</text:p>
              </table:table-cell>
              <table:table-cell office:value-type="float" office:value="127.19688365651">
                <text:p>127.19688365651</text:p>
              </table:table-cell>
              <table:table-cell office:value-type="float" office:value="123.189517241379">
                <text:p>123.189517241379</text:p>
              </table:table-cell>
              <table:table-cell office:value-type="float" office:value="146.583539944904">
                <text:p>146.583539944904</text:p>
              </table:table-cell>
              <table:table-cell office:value-type="float" office:value="100.684136967156">
                <text:p>100.684136967156</text:p>
              </table:table-cell>
              <table:table-cell office:value-type="float" office:value="123.330338631652">
                <text:p>123.330338631652</text:p>
              </table:table-cell>
              <table:table-cell office:value-type="float" office:value="124.0123183391">
                <text:p>124.0123183391</text:p>
              </table:table-cell>
              <table:table-cell office:value-type="float" office:value="116.49331010453">
                <text:p>116.49331010453</text:p>
              </table:table-cell>
              <table:table-cell office:value-type="float" office:value="128.943457300275">
                <text:p>128.943457300275</text:p>
              </table:table-cell>
              <table:table-cell office:value-type="float" office:value="127.173180873181">
                <text:p>127.173180873181</text:p>
              </table:table-cell>
              <table:table-cell office:value-type="float" office:value="118.554201559342">
                <text:p>118.554201559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0.535cm" svg:height="9.006cm" xlink:href=".." xlink:type="simple" chart:class="chart:line" chart:style-name="ch1">
        <chart:title svg:x="11.374cm" svg:y="0.316cm" chart:style-name="ch2">
          <text:p>Variação das médias por hora - PM2.5</text:p>
        </chart:title>
        <chart:subtitle svg:x="11.281cm" svg:y="1.275cm" chart:style-name="ch3">
          <text:p>comparação das estações com a média geral</text:p>
        </chart:subtitle>
        <chart:legend chart:legend-position="end" svg:x="25.957cm" svg:y="1.216cm" style:legend-expansion="high" chart:style-name="ch4"/>
        <chart:plot-area chart:style-name="ch5" table:cell-range-address="'Variação por hora - PM2.5'.A1:'Variação por hora - PM2.5'.N25" chart:data-source-has-labels="both" svg:x="0.61cm" svg:y="2.138cm" svg:width="24.737cm" svg:height="5.707cm">
          <chartooo:coordinate-region svg:x="1.231cm" svg:y="2.337cm" svg:width="23.744cm" svg:height="4.861cm"/>
          <chart:axis chart:dimension="x" chart:name="primary-x" chart:style-name="ch6" chartooo:axis-type="auto">
            <chartooo:date-scale/>
            <chart:title svg:x="11.677cm" svg:y="8.025cm" chart:style-name="ch7">
              <text:p>Hora da medição</text:p>
            </chart:title>
            <chart:categories table:cell-range-address="'Variação por hora - PM2.5'.A2:'Variação por hora - PM2.5'.A25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Variação por hora - PM2.5'.B2:'Variação por hora - PM2.5'.B25" chart:label-cell-address="'Variação por hora - PM2.5'.B1:'Variação por hora - PM2.5'.B1" chart:class="chart:line">
            <chart:data-point chart:repeated="24"/>
          </chart:series>
          <chart:series chart:style-name="ch11" chart:values-cell-range-address="'Variação por hora - PM2.5'.C2:'Variação por hora - PM2.5'.C25" chart:label-cell-address="'Variação por hora - PM2.5'.C1:'Variação por hora - PM2.5'.C1" chart:class="chart:line">
            <chart:data-point chart:repeated="24"/>
          </chart:series>
          <chart:series chart:style-name="ch12" chart:values-cell-range-address="'Variação por hora - PM2.5'.D2:'Variação por hora - PM2.5'.D25" chart:label-cell-address="'Variação por hora - PM2.5'.D1:'Variação por hora - PM2.5'.D1" chart:class="chart:line">
            <chart:data-point chart:repeated="24"/>
          </chart:series>
          <chart:series chart:style-name="ch13" chart:values-cell-range-address="'Variação por hora - PM2.5'.E2:'Variação por hora - PM2.5'.E25" chart:label-cell-address="'Variação por hora - PM2.5'.E1:'Variação por hora - PM2.5'.E1" chart:class="chart:line">
            <chart:data-point chart:repeated="24"/>
          </chart:series>
          <chart:series chart:style-name="ch14" chart:values-cell-range-address="'Variação por hora - PM2.5'.F2:'Variação por hora - PM2.5'.F25" chart:label-cell-address="'Variação por hora - PM2.5'.F1:'Variação por hora - PM2.5'.F1" chart:class="chart:line">
            <chart:data-point chart:repeated="24"/>
          </chart:series>
          <chart:series chart:style-name="ch15" chart:values-cell-range-address="'Variação por hora - PM2.5'.G2:'Variação por hora - PM2.5'.G25" chart:label-cell-address="'Variação por hora - PM2.5'.G1:'Variação por hora - PM2.5'.G1" chart:class="chart:line">
            <chart:data-point chart:repeated="24"/>
          </chart:series>
          <chart:series chart:style-name="ch16" chart:values-cell-range-address="'Variação por hora - PM2.5'.H2:'Variação por hora - PM2.5'.H25" chart:label-cell-address="'Variação por hora - PM2.5'.H1:'Variação por hora - PM2.5'.H1" chart:class="chart:line">
            <chart:data-point chart:repeated="24"/>
          </chart:series>
          <chart:series chart:style-name="ch17" chart:values-cell-range-address="'Variação por hora - PM2.5'.I2:'Variação por hora - PM2.5'.I25" chart:label-cell-address="'Variação por hora - PM2.5'.I1:'Variação por hora - PM2.5'.I1" chart:class="chart:line">
            <chart:data-point chart:repeated="24"/>
          </chart:series>
          <chart:series chart:style-name="ch18" chart:values-cell-range-address="'Variação por hora - PM2.5'.J2:'Variação por hora - PM2.5'.J25" chart:label-cell-address="'Variação por hora - PM2.5'.J1:'Variação por hora - PM2.5'.J1" chart:class="chart:line">
            <chart:data-point chart:repeated="24"/>
          </chart:series>
          <chart:series chart:style-name="ch19" chart:values-cell-range-address="'Variação por hora - PM2.5'.K2:'Variação por hora - PM2.5'.K25" chart:label-cell-address="'Variação por hora - PM2.5'.K1:'Variação por hora - PM2.5'.K1" chart:class="chart:line">
            <chart:data-point chart:repeated="24"/>
          </chart:series>
          <chart:series chart:style-name="ch20" chart:values-cell-range-address="'Variação por hora - PM2.5'.L2:'Variação por hora - PM2.5'.L25" chart:label-cell-address="'Variação por hora - PM2.5'.L1:'Variação por hora - PM2.5'.L1" chart:class="chart:line">
            <chart:data-point chart:repeated="24"/>
          </chart:series>
          <chart:series chart:style-name="ch21" chart:values-cell-range-address="'Variação por hora - PM2.5'.M2:'Variação por hora - PM2.5'.M25" chart:label-cell-address="'Variação por hora - PM2.5'.M1:'Variação por hora - PM2.5'.M1" chart:class="chart:line">
            <chart:data-point chart:repeated="24"/>
          </chart:series>
          <chart:series chart:style-name="ch22" chart:values-cell-range-address="'Variação por hora - PM2.5'.N2:'Variação por hora - PM2.5'.N25" chart:label-cell-address="'Variação por hora - PM2.5'.N1:'Variação por hora - PM2.5'.N1" chart:class="chart:line">
            <chart:data-point chart:repeated="2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Variação por hora - PM2.5'.B1:'Variação por hora - PM2.5'.B1</svg:desc>
                </draw:g>
              </table:table-cell>
              <table:table-cell office:value-type="string">
                <text:p>Changping</text:p>
                <draw:g>
                  <svg:desc>'Variação por hora - PM2.5'.C1:'Variação por hora - PM2.5'.C1</svg:desc>
                </draw:g>
              </table:table-cell>
              <table:table-cell office:value-type="string">
                <text:p>Dingling</text:p>
                <draw:g>
                  <svg:desc>'Variação por hora - PM2.5'.D1:'Variação por hora - PM2.5'.D1</svg:desc>
                </draw:g>
              </table:table-cell>
              <table:table-cell office:value-type="string">
                <text:p>Dongsi</text:p>
                <draw:g>
                  <svg:desc>'Variação por hora - PM2.5'.E1:'Variação por hora - PM2.5'.E1</svg:desc>
                </draw:g>
              </table:table-cell>
              <table:table-cell office:value-type="string">
                <text:p>Guanyuan</text:p>
                <draw:g>
                  <svg:desc>'Variação por hora - PM2.5'.F1:'Variação por hora - PM2.5'.F1</svg:desc>
                </draw:g>
              </table:table-cell>
              <table:table-cell office:value-type="string">
                <text:p>Gucheng</text:p>
                <draw:g>
                  <svg:desc>'Variação por hora - PM2.5'.G1:'Variação por hora - PM2.5'.G1</svg:desc>
                </draw:g>
              </table:table-cell>
              <table:table-cell office:value-type="string">
                <text:p>Huairou</text:p>
                <draw:g>
                  <svg:desc>'Variação por hora - PM2.5'.H1:'Variação por hora - PM2.5'.H1</svg:desc>
                </draw:g>
              </table:table-cell>
              <table:table-cell office:value-type="string">
                <text:p>Nongzhanguan</text:p>
                <draw:g>
                  <svg:desc>'Variação por hora - PM2.5'.I1:'Variação por hora - PM2.5'.I1</svg:desc>
                </draw:g>
              </table:table-cell>
              <table:table-cell office:value-type="string">
                <text:p>Shunyi</text:p>
                <draw:g>
                  <svg:desc>'Variação por hora - PM2.5'.J1:'Variação por hora - PM2.5'.J1</svg:desc>
                </draw:g>
              </table:table-cell>
              <table:table-cell office:value-type="string">
                <text:p>Tiantan</text:p>
                <draw:g>
                  <svg:desc>'Variação por hora - PM2.5'.K1:'Variação por hora - PM2.5'.K1</svg:desc>
                </draw:g>
              </table:table-cell>
              <table:table-cell office:value-type="string">
                <text:p>Wanliu</text:p>
                <draw:g>
                  <svg:desc>'Variação por hora - PM2.5'.L1:'Variação por hora - PM2.5'.L1</svg:desc>
                </draw:g>
              </table:table-cell>
              <table:table-cell office:value-type="string">
                <text:p>Wanshouxigong</text:p>
                <draw:g>
                  <svg:desc>'Variação por hora - PM2.5'.M1:'Variação por hora - PM2.5'.M1</svg:desc>
                </draw:g>
              </table:table-cell>
              <table:table-cell office:value-type="string">
                <text:p>Geral</text:p>
                <draw:g>
                  <svg:desc>'Variação por hora - PM2.5'.N1:'Variação por hora - PM2.5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ção por hora - PM2.5'.A2:'Variação por hora - PM2.5'.A25</svg:desc>
                </draw:g>
              </table:table-cell>
              <table:table-cell office:value-type="float" office:value="92.3013986013986">
                <text:p>92.3013986013986</text:p>
                <draw:g>
                  <svg:desc>'Variação por hora - PM2.5'.B2:'Variação por hora - PM2.5'.B25</svg:desc>
                </draw:g>
              </table:table-cell>
              <table:table-cell office:value-type="float" office:value="72.5069832402235">
                <text:p>72.5069832402235</text:p>
                <draw:g>
                  <svg:desc>'Variação por hora - PM2.5'.C2:'Variação por hora - PM2.5'.C25</svg:desc>
                </draw:g>
              </table:table-cell>
              <table:table-cell office:value-type="float" office:value="66.300069637883">
                <text:p>66.300069637883</text:p>
                <draw:g>
                  <svg:desc>'Variação por hora - PM2.5'.D2:'Variação por hora - PM2.5'.D25</svg:desc>
                </draw:g>
              </table:table-cell>
              <table:table-cell office:value-type="float" office:value="97.1011805555556">
                <text:p>97.1011805555556</text:p>
                <draw:g>
                  <svg:desc>'Variação por hora - PM2.5'.E2:'Variação por hora - PM2.5'.E25</svg:desc>
                </draw:g>
              </table:table-cell>
              <table:table-cell office:value-type="float" office:value="91.1719833564494">
                <text:p>91.1719833564494</text:p>
                <draw:g>
                  <svg:desc>'Variação por hora - PM2.5'.F2:'Variação por hora - PM2.5'.F25</svg:desc>
                </draw:g>
              </table:table-cell>
              <table:table-cell office:value-type="float" office:value="93.7525987525988">
                <text:p>93.7525987525988</text:p>
                <draw:g>
                  <svg:desc>'Variação por hora - PM2.5'.G2:'Variação por hora - PM2.5'.G25</svg:desc>
                </draw:g>
              </table:table-cell>
              <table:table-cell office:value-type="float" office:value="74.3706787963611">
                <text:p>74.3706787963611</text:p>
                <draw:g>
                  <svg:desc>'Variação por hora - PM2.5'.H2:'Variação por hora - PM2.5'.H25</svg:desc>
                </draw:g>
              </table:table-cell>
              <table:table-cell office:value-type="float" office:value="94.1371191135734">
                <text:p>94.1371191135734</text:p>
                <draw:g>
                  <svg:desc>'Variação por hora - PM2.5'.I2:'Variação por hora - PM2.5'.I25</svg:desc>
                </draw:g>
              </table:table-cell>
              <table:table-cell office:value-type="float" office:value="93.925087596356">
                <text:p>93.925087596356</text:p>
                <draw:g>
                  <svg:desc>'Variação por hora - PM2.5'.J2:'Variação por hora - PM2.5'.J25</svg:desc>
                </draw:g>
              </table:table-cell>
              <table:table-cell office:value-type="float" office:value="88.9654934437543">
                <text:p>88.9654934437543</text:p>
                <draw:g>
                  <svg:desc>'Variação por hora - PM2.5'.K2:'Variação por hora - PM2.5'.K25</svg:desc>
                </draw:g>
              </table:table-cell>
              <table:table-cell office:value-type="float" office:value="92.1918844566713">
                <text:p>92.1918844566713</text:p>
                <draw:g>
                  <svg:desc>'Variação por hora - PM2.5'.L2:'Variação por hora - PM2.5'.L25</svg:desc>
                </draw:g>
              </table:table-cell>
              <table:table-cell office:value-type="float" office:value="94.1114206128134">
                <text:p>94.1114206128134</text:p>
                <draw:g>
                  <svg:desc>'Variação por hora - PM2.5'.M2:'Variação por hora - PM2.5'.M25</svg:desc>
                </draw:g>
              </table:table-cell>
              <table:table-cell office:value-type="float" office:value="87.58842544317">
                <text:p>87.58842544317</text:p>
                <draw:g>
                  <svg:desc>'Variação por hora - PM2.5'.N2:'Variação por hora - PM2.5'.N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2.0692792162351">
                <text:p>92.0692792162351</text:p>
              </table:table-cell>
              <table:table-cell office:value-type="float" office:value="71.6240418118467">
                <text:p>71.6240418118467</text:p>
              </table:table-cell>
              <table:table-cell office:value-type="float" office:value="66.1653203342618">
                <text:p>66.1653203342618</text:p>
              </table:table-cell>
              <table:table-cell office:value-type="float" office:value="96.6136300417246">
                <text:p>96.6136300417246</text:p>
              </table:table-cell>
              <table:table-cell office:value-type="float" office:value="90.4275694444445">
                <text:p>90.4275694444445</text:p>
              </table:table-cell>
              <table:table-cell office:value-type="float" office:value="89.4228155339806">
                <text:p>89.4228155339806</text:p>
              </table:table-cell>
              <table:table-cell office:value-type="float" office:value="73.085553997195">
                <text:p>73.085553997195</text:p>
              </table:table-cell>
              <table:table-cell office:value-type="float" office:value="95.3400138696255">
                <text:p>95.3400138696255</text:p>
              </table:table-cell>
              <table:table-cell office:value-type="float" office:value="90.9863445378151">
                <text:p>90.9863445378151</text:p>
              </table:table-cell>
              <table:table-cell office:value-type="float" office:value="88.6193079584775">
                <text:p>88.6193079584775</text:p>
              </table:table-cell>
              <table:table-cell office:value-type="float" office:value="90.8040661612681">
                <text:p>90.8040661612681</text:p>
              </table:table-cell>
              <table:table-cell office:value-type="float" office:value="93.3568055555556">
                <text:p>93.3568055555556</text:p>
              </table:table-cell>
              <table:table-cell office:value-type="float" office:value="86.5597553906794">
                <text:p>86.55975539067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1.6871238628412">
                <text:p>91.6871238628412</text:p>
              </table:table-cell>
              <table:table-cell office:value-type="float" office:value="69.9541782729805">
                <text:p>69.9541782729805</text:p>
              </table:table-cell>
              <table:table-cell office:value-type="float" office:value="64.4663414634146">
                <text:p>64.4663414634146</text:p>
              </table:table-cell>
              <table:table-cell office:value-type="float" office:value="95.0459290187891">
                <text:p>95.0459290187891</text:p>
              </table:table-cell>
              <table:table-cell office:value-type="float" office:value="88.2576976421637">
                <text:p>88.2576976421637</text:p>
              </table:table-cell>
              <table:table-cell office:value-type="float" office:value="84.4119889119889">
                <text:p>84.4119889119889</text:p>
              </table:table-cell>
              <table:table-cell office:value-type="float" office:value="69.6605446927374">
                <text:p>69.6605446927374</text:p>
              </table:table-cell>
              <table:table-cell office:value-type="float" office:value="94.1590972222222">
                <text:p>94.1590972222222</text:p>
              </table:table-cell>
              <table:table-cell office:value-type="float" office:value="87.0082984658298">
                <text:p>87.0082984658298</text:p>
              </table:table-cell>
              <table:table-cell office:value-type="float" office:value="88.2153039832285">
                <text:p>88.2153039832285</text:p>
              </table:table-cell>
              <table:table-cell office:value-type="float" office:value="88.5950276243094">
                <text:p>88.5950276243094</text:p>
              </table:table-cell>
              <table:table-cell office:value-type="float" office:value="92.6178348369188">
                <text:p>92.6178348369188</text:p>
              </table:table-cell>
              <table:table-cell office:value-type="float" office:value="84.5162511595547">
                <text:p>84.51625115955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8.7366127898805">
                <text:p>88.7366127898805</text:p>
              </table:table-cell>
              <table:table-cell office:value-type="float" office:value="67.9403068340307">
                <text:p>67.9403068340307</text:p>
              </table:table-cell>
              <table:table-cell office:value-type="float" office:value="61.6490566037736">
                <text:p>61.6490566037736</text:p>
              </table:table-cell>
              <table:table-cell office:value-type="float" office:value="92.6244769874477">
                <text:p>92.6244769874477</text:p>
              </table:table-cell>
              <table:table-cell office:value-type="float" office:value="86.5963117606124">
                <text:p>86.5963117606124</text:p>
              </table:table-cell>
              <table:table-cell office:value-type="float" office:value="81.1107863604732">
                <text:p>81.1107863604732</text:p>
              </table:table-cell>
              <table:table-cell office:value-type="float" office:value="67.2460028050491">
                <text:p>67.2460028050491</text:p>
              </table:table-cell>
              <table:table-cell office:value-type="float" office:value="92.575139275766">
                <text:p>92.575139275766</text:p>
              </table:table-cell>
              <table:table-cell office:value-type="float" office:value="82.8467040673212">
                <text:p>82.8467040673212</text:p>
              </table:table-cell>
              <table:table-cell office:value-type="float" office:value="86.8859819569743">
                <text:p>86.8859819569743</text:p>
              </table:table-cell>
              <table:table-cell office:value-type="float" office:value="85.8313969571231">
                <text:p>85.8313969571231</text:p>
              </table:table-cell>
              <table:table-cell office:value-type="float" office:value="89.9918353105374">
                <text:p>89.9918353105374</text:p>
              </table:table-cell>
              <table:table-cell office:value-type="float" office:value="82.0146651941409">
                <text:p>82.01466519414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5.3361344537815">
                <text:p>85.3361344537815</text:p>
              </table:table-cell>
              <table:table-cell office:value-type="float" office:value="65.4954766875435">
                <text:p>65.4954766875435</text:p>
              </table:table-cell>
              <table:table-cell office:value-type="float" office:value="60.193928820656">
                <text:p>60.193928820656</text:p>
              </table:table-cell>
              <table:table-cell office:value-type="float" office:value="89.1694560669456">
                <text:p>89.1694560669456</text:p>
              </table:table-cell>
              <table:table-cell office:value-type="float" office:value="84.1851078636047">
                <text:p>84.1851078636047</text:p>
              </table:table-cell>
              <table:table-cell office:value-type="float" office:value="78.622746185853">
                <text:p>78.622746185853</text:p>
              </table:table-cell>
              <table:table-cell office:value-type="float" office:value="64.6989473684211">
                <text:p>64.6989473684211</text:p>
              </table:table-cell>
              <table:table-cell office:value-type="float" office:value="90.1576388888889">
                <text:p>90.1576388888889</text:p>
              </table:table-cell>
              <table:table-cell office:value-type="float" office:value="79.0958712386284">
                <text:p>79.0958712386284</text:p>
              </table:table-cell>
              <table:table-cell office:value-type="float" office:value="84.4439058171745">
                <text:p>84.4439058171745</text:p>
              </table:table-cell>
              <table:table-cell office:value-type="float" office:value="83.8226363008972">
                <text:p>83.8226363008972</text:p>
              </table:table-cell>
              <table:table-cell office:value-type="float" office:value="86.1839721254355">
                <text:p>86.1839721254355</text:p>
              </table:table-cell>
              <table:table-cell office:value-type="float" office:value="79.2997678871932">
                <text:p>79.29976788719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.7290909090909">
                <text:p>81.7290909090909</text:p>
              </table:table-cell>
              <table:table-cell office:value-type="float" office:value="63.7452264808362">
                <text:p>63.7452264808362</text:p>
              </table:table-cell>
              <table:table-cell office:value-type="float" office:value="58.5394150417827">
                <text:p>58.5394150417827</text:p>
              </table:table-cell>
              <table:table-cell office:value-type="float" office:value="85.1706824512535">
                <text:p>85.1706824512535</text:p>
              </table:table-cell>
              <table:table-cell office:value-type="float" office:value="81.0718446601942">
                <text:p>81.0718446601942</text:p>
              </table:table-cell>
              <table:table-cell office:value-type="float" office:value="75.4885734072022">
                <text:p>75.4885734072022</text:p>
              </table:table-cell>
              <table:table-cell office:value-type="float" office:value="63.0604912280702">
                <text:p>63.0604912280702</text:p>
              </table:table-cell>
              <table:table-cell office:value-type="float" office:value="86.2350901525659">
                <text:p>86.2350901525659</text:p>
              </table:table-cell>
              <table:table-cell office:value-type="float" office:value="75.9982505248425">
                <text:p>75.9982505248425</text:p>
              </table:table-cell>
              <table:table-cell office:value-type="float" office:value="81.7232005590496">
                <text:p>81.7232005590496</text:p>
              </table:table-cell>
              <table:table-cell office:value-type="float" office:value="81.0173553719008">
                <text:p>81.0173553719008</text:p>
              </table:table-cell>
              <table:table-cell office:value-type="float" office:value="82.7815588030619">
                <text:p>82.7815588030619</text:p>
              </table:table-cell>
              <table:table-cell office:value-type="float" office:value="76.3953651603921">
                <text:p>76.39536516039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7756813417191">
                <text:p>79.7756813417191</text:p>
              </table:table-cell>
              <table:table-cell office:value-type="float" office:value="63.0668058455115">
                <text:p>63.0668058455115</text:p>
              </table:table-cell>
              <table:table-cell office:value-type="float" office:value="57.4512534818942">
                <text:p>57.4512534818942</text:p>
              </table:table-cell>
              <table:table-cell office:value-type="float" office:value="82.2990264255911">
                <text:p>82.2990264255911</text:p>
              </table:table-cell>
              <table:table-cell office:value-type="float" office:value="79.4336099585062">
                <text:p>79.4336099585062</text:p>
              </table:table-cell>
              <table:table-cell office:value-type="float" office:value="73.6105482303956">
                <text:p>73.6105482303956</text:p>
              </table:table-cell>
              <table:table-cell office:value-type="float" office:value="60.900350877193">
                <text:p>60.900350877193</text:p>
              </table:table-cell>
              <table:table-cell office:value-type="float" office:value="83.5567944250871">
                <text:p>83.5567944250871</text:p>
              </table:table-cell>
              <table:table-cell office:value-type="float" office:value="72.1521008403361">
                <text:p>72.1521008403361</text:p>
              </table:table-cell>
              <table:table-cell office:value-type="float" office:value="79.1868965517241">
                <text:p>79.1868965517241</text:p>
              </table:table-cell>
              <table:table-cell office:value-type="float" office:value="79.2964236588721">
                <text:p>79.2964236588721</text:p>
              </table:table-cell>
              <table:table-cell office:value-type="float" office:value="79.9289198606272">
                <text:p>79.9289198606272</text:p>
              </table:table-cell>
              <table:table-cell office:value-type="float" office:value="74.2409596662031">
                <text:p>74.24095966620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7.5519271198318">
                <text:p>77.5519271198318</text:p>
              </table:table-cell>
              <table:table-cell office:value-type="float" office:value="64.2164116828929">
                <text:p>64.2164116828929</text:p>
              </table:table-cell>
              <table:table-cell office:value-type="float" office:value="57.6224930362117">
                <text:p>57.6224930362117</text:p>
              </table:table-cell>
              <table:table-cell office:value-type="float" office:value="80.3023676880223">
                <text:p>80.3023676880223</text:p>
              </table:table-cell>
              <table:table-cell office:value-type="float" office:value="78.2383922383922">
                <text:p>78.2383922383922</text:p>
              </table:table-cell>
              <table:table-cell office:value-type="float" office:value="73.2133425990271">
                <text:p>73.2133425990271</text:p>
              </table:table-cell>
              <table:table-cell office:value-type="float" office:value="61.118930330753">
                <text:p>61.118930330753</text:p>
              </table:table-cell>
              <table:table-cell office:value-type="float" office:value="81.1917424772568">
                <text:p>81.1917424772568</text:p>
              </table:table-cell>
              <table:table-cell office:value-type="float" office:value="70.5877707896576">
                <text:p>70.5877707896576</text:p>
              </table:table-cell>
              <table:table-cell office:value-type="float" office:value="77.7306306306306">
                <text:p>77.7306306306306</text:p>
              </table:table-cell>
              <table:table-cell office:value-type="float" office:value="78.6343685300207">
                <text:p>78.6343685300207</text:p>
              </table:table-cell>
              <table:table-cell office:value-type="float" office:value="78.6945795691452">
                <text:p>78.6945795691452</text:p>
              </table:table-cell>
              <table:table-cell office:value-type="float" office:value="73.2722418896176">
                <text:p>73.27224188961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.7422969187675">
                <text:p>77.7422969187675</text:p>
              </table:table-cell>
              <table:table-cell office:value-type="float" office:value="67.3770833333333">
                <text:p>67.3770833333333</text:p>
              </table:table-cell>
              <table:table-cell office:value-type="float" office:value="60.1489213639527">
                <text:p>60.1489213639527</text:p>
              </table:table-cell>
              <table:table-cell office:value-type="float" office:value="79.9070236439499">
                <text:p>79.9070236439499</text:p>
              </table:table-cell>
              <table:table-cell office:value-type="float" office:value="78.3928077455048">
                <text:p>78.3928077455048</text:p>
              </table:table-cell>
              <table:table-cell office:value-type="float" office:value="75.9958448753463">
                <text:p>75.9958448753463</text:p>
              </table:table-cell>
              <table:table-cell office:value-type="float" office:value="63.560701754386">
                <text:p>63.560701754386</text:p>
              </table:table-cell>
              <table:table-cell office:value-type="float" office:value="80.3955586398335">
                <text:p>80.3955586398335</text:p>
              </table:table-cell>
              <table:table-cell office:value-type="float" office:value="71.4930167597765">
                <text:p>71.4930167597765</text:p>
              </table:table-cell>
              <table:table-cell office:value-type="float" office:value="79.1199442119944">
                <text:p>79.1199442119944</text:p>
              </table:table-cell>
              <table:table-cell office:value-type="float" office:value="80.4989648033126">
                <text:p>80.4989648033126</text:p>
              </table:table-cell>
              <table:table-cell office:value-type="float" office:value="79.5915395284327">
                <text:p>79.5915395284327</text:p>
              </table:table-cell>
              <table:table-cell office:value-type="float" office:value="74.5333391284191">
                <text:p>74.53333912841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8.5316455696203">
                <text:p>78.5316455696203</text:p>
              </table:table-cell>
              <table:table-cell office:value-type="float" office:value="71.7966689798751">
                <text:p>71.7966689798751</text:p>
              </table:table-cell>
              <table:table-cell office:value-type="float" office:value="63.8355400696864">
                <text:p>63.8355400696864</text:p>
              </table:table-cell>
              <table:table-cell office:value-type="float" office:value="79.5582693649686">
                <text:p>79.5582693649686</text:p>
              </table:table-cell>
              <table:table-cell office:value-type="float" office:value="78.9692628650904">
                <text:p>78.9692628650904</text:p>
              </table:table-cell>
              <table:table-cell office:value-type="float" office:value="78.0951388888889">
                <text:p>78.0951388888889</text:p>
              </table:table-cell>
              <table:table-cell office:value-type="float" office:value="66.7940761636107">
                <text:p>66.7940761636107</text:p>
              </table:table-cell>
              <table:table-cell office:value-type="float" office:value="81.1255172413793">
                <text:p>81.1255172413793</text:p>
              </table:table-cell>
              <table:table-cell office:value-type="float" office:value="72.3934081346424">
                <text:p>72.3934081346424</text:p>
              </table:table-cell>
              <table:table-cell office:value-type="float" office:value="79.8261474269819">
                <text:p>79.8261474269819</text:p>
              </table:table-cell>
              <table:table-cell office:value-type="float" office:value="81.400826446281">
                <text:p>81.400826446281</text:p>
              </table:table-cell>
              <table:table-cell office:value-type="float" office:value="80.1513888888889">
                <text:p>80.1513888888889</text:p>
              </table:table-cell>
              <table:table-cell office:value-type="float" office:value="76.0597574421169">
                <text:p>76.0597574421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.2133802816901">
                <text:p>79.2133802816901</text:p>
              </table:table-cell>
              <table:table-cell office:value-type="float" office:value="75.8794674141556">
                <text:p>75.8794674141556</text:p>
              </table:table-cell>
              <table:table-cell office:value-type="float" office:value="66.6755244755245">
                <text:p>66.6755244755245</text:p>
              </table:table-cell>
              <table:table-cell office:value-type="float" office:value="79.6668767507003">
                <text:p>79.6668767507003</text:p>
              </table:table-cell>
              <table:table-cell office:value-type="float" office:value="78.6346423562412">
                <text:p>78.6346423562412</text:p>
              </table:table-cell>
              <table:table-cell office:value-type="float" office:value="79.375348189415">
                <text:p>79.375348189415</text:p>
              </table:table-cell>
              <table:table-cell office:value-type="float" office:value="68.3059649122807">
                <text:p>68.3059649122807</text:p>
              </table:table-cell>
              <table:table-cell office:value-type="float" office:value="80.1695621959694">
                <text:p>80.1695621959694</text:p>
              </table:table-cell>
              <table:table-cell office:value-type="float" office:value="74.4973370707779">
                <text:p>74.4973370707779</text:p>
              </table:table-cell>
              <table:table-cell office:value-type="float" office:value="80.3917597765363">
                <text:p>80.3917597765363</text:p>
              </table:table-cell>
              <table:table-cell office:value-type="float" office:value="81.8225918225918">
                <text:p>81.8225918225918</text:p>
              </table:table-cell>
              <table:table-cell office:value-type="float" office:value="80.7511546536039">
                <text:p>80.7511546536039</text:p>
              </table:table-cell>
              <table:table-cell office:value-type="float" office:value="77.1227945460902">
                <text:p>77.12279454609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9.6621621621622">
                <text:p>79.6621621621622</text:p>
              </table:table-cell>
              <table:table-cell office:value-type="float" office:value="75.9211673699015">
                <text:p>75.9211673699015</text:p>
              </table:table-cell>
              <table:table-cell office:value-type="float" office:value="67.812067748765">
                <text:p>67.812067748765</text:p>
              </table:table-cell>
              <table:table-cell office:value-type="float" office:value="80.4370106761566">
                <text:p>80.4370106761566</text:p>
              </table:table-cell>
              <table:table-cell office:value-type="float" office:value="79.3910574875798">
                <text:p>79.3910574875798</text:p>
              </table:table-cell>
              <table:table-cell office:value-type="float" office:value="79.4395448079659">
                <text:p>79.4395448079659</text:p>
              </table:table-cell>
              <table:table-cell office:value-type="float" office:value="67.2599016853933">
                <text:p>67.2599016853933</text:p>
              </table:table-cell>
              <table:table-cell office:value-type="float" office:value="80.6941508104299">
                <text:p>80.6941508104299</text:p>
              </table:table-cell>
              <table:table-cell office:value-type="float" office:value="74.7185080928923">
                <text:p>74.7185080928923</text:p>
              </table:table-cell>
              <table:table-cell office:value-type="float" office:value="81.385275196569">
                <text:p>81.385275196569</text:p>
              </table:table-cell>
              <table:table-cell office:value-type="float" office:value="80.9205344585091">
                <text:p>80.9205344585091</text:p>
              </table:table-cell>
              <table:table-cell office:value-type="float" office:value="80.7420718816068">
                <text:p>80.7420718816068</text:p>
              </table:table-cell>
              <table:table-cell office:value-type="float" office:value="77.3516824798161">
                <text:p>77.35168247981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9.0155917788802">
                <text:p>79.0155917788802</text:p>
              </table:table-cell>
              <table:table-cell office:value-type="float" office:value="75.0141043723554">
                <text:p>75.0141043723554</text:p>
              </table:table-cell>
              <table:table-cell office:value-type="float" office:value="69.4950608446672">
                <text:p>69.4950608446672</text:p>
              </table:table-cell>
              <table:table-cell office:value-type="float" office:value="80.3063920454546">
                <text:p>80.3063920454546</text:p>
              </table:table-cell>
              <table:table-cell office:value-type="float" office:value="78.8979591836735">
                <text:p>78.8979591836735</text:p>
              </table:table-cell>
              <table:table-cell office:value-type="float" office:value="78.9096085409253">
                <text:p>78.9096085409253</text:p>
              </table:table-cell>
              <table:table-cell office:value-type="float" office:value="66.1020684736091">
                <text:p>66.1020684736091</text:p>
              </table:table-cell>
              <table:table-cell office:value-type="float" office:value="80.2379603399433">
                <text:p>80.2379603399433</text:p>
              </table:table-cell>
              <table:table-cell office:value-type="float" office:value="74.8277817150957">
                <text:p>74.8277817150957</text:p>
              </table:table-cell>
              <table:table-cell office:value-type="float" office:value="80.0149041873669">
                <text:p>80.0149041873669</text:p>
              </table:table-cell>
              <table:table-cell office:value-type="float" office:value="78.5748086290884">
                <text:p>78.5748086290884</text:p>
              </table:table-cell>
              <table:table-cell office:value-type="float" office:value="80.7514204545454">
                <text:p>80.7514204545454</text:p>
              </table:table-cell>
              <table:table-cell office:value-type="float" office:value="76.8583210342996">
                <text:p>76.85832103429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7.9978828510939">
                <text:p>77.9978828510939</text:p>
              </table:table-cell>
              <table:table-cell office:value-type="float" office:value="72.2192362093352">
                <text:p>72.2192362093352</text:p>
              </table:table-cell>
              <table:table-cell office:value-type="float" office:value="69.6759061833689">
                <text:p>69.6759061833689</text:p>
              </table:table-cell>
              <table:table-cell office:value-type="float" office:value="80.5680056377731">
                <text:p>80.5680056377731</text:p>
              </table:table-cell>
              <table:table-cell office:value-type="float" office:value="79.0727272727273">
                <text:p>79.0727272727273</text:p>
              </table:table-cell>
              <table:table-cell office:value-type="float" office:value="78.8186274509804">
                <text:p>78.8186274509804</text:p>
              </table:table-cell>
              <table:table-cell office:value-type="float" office:value="65.8722659042173">
                <text:p>65.8722659042173</text:p>
              </table:table-cell>
              <table:table-cell office:value-type="float" office:value="79.3819591261452">
                <text:p>79.3819591261452</text:p>
              </table:table-cell>
              <table:table-cell office:value-type="float" office:value="73.0175761871014">
                <text:p>73.0175761871014</text:p>
              </table:table-cell>
              <table:table-cell office:value-type="float" office:value="79.065308988764">
                <text:p>79.065308988764</text:p>
              </table:table-cell>
              <table:table-cell office:value-type="float" office:value="78.3047850208044">
                <text:p>78.3047850208044</text:p>
              </table:table-cell>
              <table:table-cell office:value-type="float" office:value="80.3275862068966">
                <text:p>80.3275862068966</text:p>
              </table:table-cell>
              <table:table-cell office:value-type="float" office:value="76.2200751570665">
                <text:p>76.22007515706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.1264124293785">
                <text:p>77.1264124293785</text:p>
              </table:table-cell>
              <table:table-cell office:value-type="float" office:value="69.9914651493599">
                <text:p>69.9914651493599</text:p>
              </table:table-cell>
              <table:table-cell office:value-type="float" office:value="68.8758765778401">
                <text:p>68.8758765778401</text:p>
              </table:table-cell>
              <table:table-cell office:value-type="float" office:value="79.2445690259285">
                <text:p>79.2445690259285</text:p>
              </table:table-cell>
              <table:table-cell office:value-type="float" office:value="78.3424178895877">
                <text:p>78.3424178895877</text:p>
              </table:table-cell>
              <table:table-cell office:value-type="float" office:value="78.7119831814997">
                <text:p>78.7119831814997</text:p>
              </table:table-cell>
              <table:table-cell office:value-type="float" office:value="65.7386363636364">
                <text:p>65.7386363636364</text:p>
              </table:table-cell>
              <table:table-cell office:value-type="float" office:value="78.8997897687456">
                <text:p>78.8997897687456</text:p>
              </table:table-cell>
              <table:table-cell office:value-type="float" office:value="71.8044967880086">
                <text:p>71.8044967880086</text:p>
              </table:table-cell>
              <table:table-cell office:value-type="float" office:value="78.935231316726">
                <text:p>78.935231316726</text:p>
              </table:table-cell>
              <table:table-cell office:value-type="float" office:value="77.5835065835066">
                <text:p>77.5835065835066</text:p>
              </table:table-cell>
              <table:table-cell office:value-type="float" office:value="78.4175977653631">
                <text:p>78.4175977653631</text:p>
              </table:table-cell>
              <table:table-cell office:value-type="float" office:value="75.3268285529943">
                <text:p>75.32682855299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6.4641589779986">
                <text:p>76.4641589779986</text:p>
              </table:table-cell>
              <table:table-cell office:value-type="float" office:value="69.4573041637262">
                <text:p>69.4573041637262</text:p>
              </table:table-cell>
              <table:table-cell office:value-type="float" office:value="69.2929321203639">
                <text:p>69.2929321203639</text:p>
              </table:table-cell>
              <table:table-cell office:value-type="float" office:value="78.1625441696113">
                <text:p>78.1625441696113</text:p>
              </table:table-cell>
              <table:table-cell office:value-type="float" office:value="77.024595924104">
                <text:p>77.024595924104</text:p>
              </table:table-cell>
              <table:table-cell office:value-type="float" office:value="78.0478873239437">
                <text:p>78.0478873239437</text:p>
              </table:table-cell>
              <table:table-cell office:value-type="float" office:value="66.7990056818182">
                <text:p>66.7990056818182</text:p>
              </table:table-cell>
              <table:table-cell office:value-type="float" office:value="77.5214940098661">
                <text:p>77.5214940098661</text:p>
              </table:table-cell>
              <table:table-cell office:value-type="float" office:value="71.5293696275072">
                <text:p>71.5293696275072</text:p>
              </table:table-cell>
              <table:table-cell office:value-type="float" office:value="76.523842917251">
                <text:p>76.523842917251</text:p>
              </table:table-cell>
              <table:table-cell office:value-type="float" office:value="76.4412011173184">
                <text:p>76.4412011173184</text:p>
              </table:table-cell>
              <table:table-cell office:value-type="float" office:value="76.9145658263305">
                <text:p>76.9145658263305</text:p>
              </table:table-cell>
              <table:table-cell office:value-type="float" office:value="74.5238162378099">
                <text:p>74.52381623780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5.8879971590909">
                <text:p>75.8879971590909</text:p>
              </table:table-cell>
              <table:table-cell office:value-type="float" office:value="68.1662200282087">
                <text:p>68.1662200282087</text:p>
              </table:table-cell>
              <table:table-cell office:value-type="float" office:value="69.0887186629526">
                <text:p>69.0887186629526</text:p>
              </table:table-cell>
              <table:table-cell office:value-type="float" office:value="78.0988676574664">
                <text:p>78.0988676574664</text:p>
              </table:table-cell>
              <table:table-cell office:value-type="float" office:value="76.0037868162693">
                <text:p>76.0037868162693</text:p>
              </table:table-cell>
              <table:table-cell office:value-type="float" office:value="78.1356087262491">
                <text:p>78.1356087262491</text:p>
              </table:table-cell>
              <table:table-cell office:value-type="float" office:value="67.3516560958421">
                <text:p>67.3516560958421</text:p>
              </table:table-cell>
              <table:table-cell office:value-type="float" office:value="76.6444210526316">
                <text:p>76.6444210526316</text:p>
              </table:table-cell>
              <table:table-cell office:value-type="float" office:value="70.5876332622601">
                <text:p>70.5876332622601</text:p>
              </table:table-cell>
              <table:table-cell office:value-type="float" office:value="75.8620448179272">
                <text:p>75.8620448179272</text:p>
              </table:table-cell>
              <table:table-cell office:value-type="float" office:value="75.7328910614525">
                <text:p>75.7328910614525</text:p>
              </table:table-cell>
              <table:table-cell office:value-type="float" office:value="77.6286216596343">
                <text:p>77.6286216596343</text:p>
              </table:table-cell>
              <table:table-cell office:value-type="float" office:value="74.099249486954">
                <text:p>74.0992494869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6.3624823695346">
                <text:p>76.3624823695346</text:p>
              </table:table-cell>
              <table:table-cell office:value-type="float" office:value="69.2883263009845">
                <text:p>69.2883263009845</text:p>
              </table:table-cell>
              <table:table-cell office:value-type="float" office:value="69.9680555555556">
                <text:p>69.9680555555556</text:p>
              </table:table-cell>
              <table:table-cell office:value-type="float" office:value="78.8024458420685">
                <text:p>78.8024458420685</text:p>
              </table:table-cell>
              <table:table-cell office:value-type="float" office:value="77.1135248773651">
                <text:p>77.1135248773651</text:p>
              </table:table-cell>
              <table:table-cell office:value-type="float" office:value="80.4887719298246">
                <text:p>80.4887719298246</text:p>
              </table:table-cell>
              <table:table-cell office:value-type="float" office:value="69.3102961918195">
                <text:p>69.3102961918195</text:p>
              </table:table-cell>
              <table:table-cell office:value-type="float" office:value="76.9705882352941">
                <text:p>76.9705882352941</text:p>
              </table:table-cell>
              <table:table-cell office:value-type="float" office:value="72.8062015503876">
                <text:p>72.8062015503876</text:p>
              </table:table-cell>
              <table:table-cell office:value-type="float" office:value="76.8374211632796">
                <text:p>76.8374211632796</text:p>
              </table:table-cell>
              <table:table-cell office:value-type="float" office:value="77.3900907187718">
                <text:p>77.3900907187718</text:p>
              </table:table-cell>
              <table:table-cell office:value-type="float" office:value="79.025">
                <text:p>79.025</text:p>
              </table:table-cell>
              <table:table-cell office:value-type="float" office:value="75.3672079439252">
                <text:p>75.36720794392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8.2258292166549">
                <text:p>78.2258292166549</text:p>
              </table:table-cell>
              <table:table-cell office:value-type="float" office:value="72.0517482517483">
                <text:p>72.0517482517483</text:p>
              </table:table-cell>
              <table:table-cell office:value-type="float" office:value="71.2856145251397">
                <text:p>71.2856145251397</text:p>
              </table:table-cell>
              <table:table-cell office:value-type="float" office:value="81.5614035087719">
                <text:p>81.5614035087719</text:p>
              </table:table-cell>
              <table:table-cell office:value-type="float" office:value="80.213986013986">
                <text:p>80.213986013986</text:p>
              </table:table-cell>
              <table:table-cell office:value-type="float" office:value="85.3384508025122">
                <text:p>85.3384508025122</text:p>
              </table:table-cell>
              <table:table-cell office:value-type="float" office:value="72.5154494382023">
                <text:p>72.5154494382023</text:p>
              </table:table-cell>
              <table:table-cell office:value-type="float" office:value="78.5306406685237">
                <text:p>78.5306406685237</text:p>
              </table:table-cell>
              <table:table-cell office:value-type="float" office:value="75.1082220660576">
                <text:p>75.1082220660576</text:p>
              </table:table-cell>
              <table:table-cell office:value-type="float" office:value="78.2277158774373">
                <text:p>78.2277158774373</text:p>
              </table:table-cell>
              <table:table-cell office:value-type="float" office:value="80.6449375866852">
                <text:p>80.6449375866852</text:p>
              </table:table-cell>
              <table:table-cell office:value-type="float" office:value="82.5101469559132">
                <text:p>82.5101469559132</text:p>
              </table:table-cell>
              <table:table-cell office:value-type="float" office:value="78.0220901089934">
                <text:p>78.02209010899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2.3720815752461">
                <text:p>82.3720815752461</text:p>
              </table:table-cell>
              <table:table-cell office:value-type="float" office:value="75.7827610371409">
                <text:p>75.7827610371409</text:p>
              </table:table-cell>
              <table:table-cell office:value-type="float" office:value="71.3918252290345">
                <text:p>71.3918252290345</text:p>
              </table:table-cell>
              <table:table-cell office:value-type="float" office:value="87.2094773519164">
                <text:p>87.2094773519164</text:p>
              </table:table-cell>
              <table:table-cell office:value-type="float" office:value="85.1569049271339">
                <text:p>85.1569049271339</text:p>
              </table:table-cell>
              <table:table-cell office:value-type="float" office:value="93.2276580958999">
                <text:p>93.2276580958999</text:p>
              </table:table-cell>
              <table:table-cell office:value-type="float" office:value="78.4054035087719">
                <text:p>78.4054035087719</text:p>
              </table:table-cell>
              <table:table-cell office:value-type="float" office:value="82.5846421125782">
                <text:p>82.5846421125782</text:p>
              </table:table-cell>
              <table:table-cell office:value-type="float" office:value="80.1334733893557">
                <text:p>80.1334733893557</text:p>
              </table:table-cell>
              <table:table-cell office:value-type="float" office:value="81.1114186851211">
                <text:p>81.1114186851211</text:p>
              </table:table-cell>
              <table:table-cell office:value-type="float" office:value="84.9465196416265">
                <text:p>84.9465196416265</text:p>
              </table:table-cell>
              <table:table-cell office:value-type="float" office:value="87.4011896431071">
                <text:p>87.4011896431071</text:p>
              </table:table-cell>
              <table:table-cell office:value-type="float" office:value="82.4970174418605">
                <text:p>82.49701744186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6.2769607843137">
                <text:p>86.2769607843137</text:p>
              </table:table-cell>
              <table:table-cell office:value-type="float" office:value="78.1078431372549">
                <text:p>78.1078431372549</text:p>
              </table:table-cell>
              <table:table-cell office:value-type="float" office:value="70.0566784452297">
                <text:p>70.0566784452297</text:p>
              </table:table-cell>
              <table:table-cell office:value-type="float" office:value="93.4724738675958">
                <text:p>93.4724738675958</text:p>
              </table:table-cell>
              <table:table-cell office:value-type="float" office:value="89.3494452149792">
                <text:p>89.3494452149792</text:p>
              </table:table-cell>
              <table:table-cell office:value-type="float" office:value="99.1723922114047">
                <text:p>99.1723922114047</text:p>
              </table:table-cell>
              <table:table-cell office:value-type="float" office:value="81.8560924369748">
                <text:p>81.8560924369748</text:p>
              </table:table-cell>
              <table:table-cell office:value-type="float" office:value="87.5560941828255">
                <text:p>87.5560941828255</text:p>
              </table:table-cell>
              <table:table-cell office:value-type="float" office:value="86.6552207428171">
                <text:p>86.6552207428171</text:p>
              </table:table-cell>
              <table:table-cell office:value-type="float" office:value="84.4912403644008">
                <text:p>84.4912403644008</text:p>
              </table:table-cell>
              <table:table-cell office:value-type="float" office:value="88.7031680440771">
                <text:p>88.7031680440771</text:p>
              </table:table-cell>
              <table:table-cell office:value-type="float" office:value="92.5824634655532">
                <text:p>92.5824634655532</text:p>
              </table:table-cell>
              <table:table-cell office:value-type="float" office:value="86.5555490959828">
                <text:p>86.55554909598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9.2503843466108">
                <text:p>89.2503843466108</text:p>
              </table:table-cell>
              <table:table-cell office:value-type="float" office:value="78.0618016759776">
                <text:p>78.0618016759776</text:p>
              </table:table-cell>
              <table:table-cell office:value-type="float" office:value="69.1718684394682">
                <text:p>69.1718684394682</text:p>
              </table:table-cell>
              <table:table-cell office:value-type="float" office:value="97.4589012517385">
                <text:p>97.4589012517385</text:p>
              </table:table-cell>
              <table:table-cell office:value-type="float" office:value="91.0426989619377">
                <text:p>91.0426989619377</text:p>
              </table:table-cell>
              <table:table-cell office:value-type="float" office:value="101.478655578656">
                <text:p>101.478655578656</text:p>
              </table:table-cell>
              <table:table-cell office:value-type="float" office:value="81.156162464986">
                <text:p>81.156162464986</text:p>
              </table:table-cell>
              <table:table-cell office:value-type="float" office:value="90.9239640883978">
                <text:p>90.9239640883978</text:p>
              </table:table-cell>
              <table:table-cell office:value-type="float" office:value="92.2722067039106">
                <text:p>92.2722067039106</text:p>
              </table:table-cell>
              <table:table-cell office:value-type="float" office:value="86.8749136143746">
                <text:p>86.8749136143746</text:p>
              </table:table-cell>
              <table:table-cell office:value-type="float" office:value="91.6766896551724">
                <text:p>91.6766896551724</text:p>
              </table:table-cell>
              <table:table-cell office:value-type="float" office:value="95.7270383275261">
                <text:p>95.7270383275261</text:p>
              </table:table-cell>
              <table:table-cell office:value-type="float" office:value="88.7805597404103">
                <text:p>88.78055974041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0.8698390482855">
                <text:p>90.8698390482855</text:p>
              </table:table-cell>
              <table:table-cell office:value-type="float" office:value="75.3942577030812">
                <text:p>75.3942577030812</text:p>
              </table:table-cell>
              <table:table-cell office:value-type="float" office:value="67.6898245614035">
                <text:p>67.6898245614035</text:p>
              </table:table-cell>
              <table:table-cell office:value-type="float" office:value="97.680642907058">
                <text:p>97.680642907058</text:p>
              </table:table-cell>
              <table:table-cell office:value-type="float" office:value="91.3">
                <text:p>91.3</text:p>
              </table:table-cell>
              <table:table-cell office:value-type="float" office:value="99.9951287404315">
                <text:p>99.9951287404315</text:p>
              </table:table-cell>
              <table:table-cell office:value-type="float" office:value="78.9219409282701">
                <text:p>78.9219409282701</text:p>
              </table:table-cell>
              <table:table-cell office:value-type="float" office:value="92.9081419624217">
                <text:p>92.9081419624217</text:p>
              </table:table-cell>
              <table:table-cell office:value-type="float" office:value="95.6301754385965">
                <text:p>95.6301754385965</text:p>
              </table:table-cell>
              <table:table-cell office:value-type="float" office:value="88.042273042273">
                <text:p>88.042273042273</text:p>
              </table:table-cell>
              <table:table-cell office:value-type="float" office:value="92.6440912232205">
                <text:p>92.6440912232205</text:p>
              </table:table-cell>
              <table:table-cell office:value-type="float" office:value="95.3121508379888">
                <text:p>95.3121508379888</text:p>
              </table:table-cell>
              <table:table-cell office:value-type="float" office:value="88.8879390555943">
                <text:p>88.88793905559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1.8704895104895">
                <text:p>91.8704895104895</text:p>
              </table:table-cell>
              <table:table-cell office:value-type="float" office:value="73.5162952646239">
                <text:p>73.5162952646239</text:p>
              </table:table-cell>
              <table:table-cell office:value-type="float" office:value="67.2619413407821">
                <text:p>67.2619413407821</text:p>
              </table:table-cell>
              <table:table-cell office:value-type="float" office:value="97.4685416666667">
                <text:p>97.4685416666667</text:p>
              </table:table-cell>
              <table:table-cell office:value-type="float" office:value="91.6461911357341">
                <text:p>91.6461911357341</text:p>
              </table:table-cell>
              <table:table-cell office:value-type="float" office:value="97.0727335640138">
                <text:p>97.0727335640138</text:p>
              </table:table-cell>
              <table:table-cell office:value-type="float" office:value="76.6233030090973">
                <text:p>76.6233030090973</text:p>
              </table:table-cell>
              <table:table-cell office:value-type="float" office:value="93.5842214532872">
                <text:p>93.5842214532872</text:p>
              </table:table-cell>
              <table:table-cell office:value-type="float" office:value="97.0106071179344">
                <text:p>97.0106071179344</text:p>
              </table:table-cell>
              <table:table-cell office:value-type="float" office:value="89.117864619679">
                <text:p>89.117864619679</text:p>
              </table:table-cell>
              <table:table-cell office:value-type="float" office:value="93.0885674931129">
                <text:p>93.0885674931129</text:p>
              </table:table-cell>
              <table:table-cell office:value-type="float" office:value="94.7545581071677">
                <text:p>94.7545581071677</text:p>
              </table:table-cell>
              <table:table-cell office:value-type="float" office:value="88.6067512749189">
                <text:p>88.6067512749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